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4H47M57.003S" calcext:value-type="time">
            <text:p>14:47:57.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14476" calcext:value-type="float">
            <text:p>1.61E-10</text:p>
          </table:table-cell>
          <table:table-cell table:formula="of:=[.C4]*10^9" office:value-type="float" office:value="0.1614476" calcext:value-type="float">
            <text:p>0.1614476</text:p>
          </table:table-cell>
          <table:table-cell table:formula="of:=[.$N$1]*[.D4]" office:value-type="float" office:value="0.134368175571213" calcext:value-type="float">
            <text:p>0.134368175571213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4H47M57.411S" calcext:value-type="time">
            <text:p>14:47:57.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23443" calcext:value-type="float">
            <text:p>6.23E-11</text:p>
          </table:table-cell>
          <table:table-cell table:formula="of:=[.C5]*10^9" office:value-type="float" office:value="0.0623443" calcext:value-type="float">
            <text:p>0.0623443</text:p>
          </table:table-cell>
          <table:table-cell table:formula="of:=[.$N$1]*[.D5]" office:value-type="float" office:value="0.051887360656116" calcext:value-type="float">
            <text:p>0.051887360656116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424063793537106" calcext:value-type="float">
            <text:p>0.042406379353711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55291126309711" calcext:value-type="float">
            <text:p>0.155291126309711</text:p>
          </table:table-cell>
          <table:table-cell/>
          <table:table-cell table:formula="of:=(MAX([.E4:.E8])-MIN([.E4:.E8]))/2" office:value-type="float" office:value="0.186586821748366" calcext:value-type="float">
            <text:p>0.186586821748366</text:p>
          </table:table-cell>
          <table:table-cell table:number-columns-repeated="2"/>
        </table:table-row>
        <table:table-row table:style-name="ro1">
          <table:table-cell office:value-type="time" office:time-value="PT14H47M57.779S" calcext:value-type="time">
            <text:p>14:47:57.7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2368614" calcext:value-type="float">
            <text:p>-2.37E-10</text:p>
          </table:table-cell>
          <table:table-cell table:formula="of:=[.C6]*10^9" office:value-type="float" office:value="-0.2368614" calcext:value-type="float">
            <text:p>-0.2368614</text:p>
          </table:table-cell>
          <table:table-cell table:formula="of:=[.$N$1]*[.D6]" office:value-type="float" office:value="-0.197132903686665" calcext:value-type="float">
            <text:p>-0.197132903686665</text:p>
          </table:table-cell>
          <table:table-cell table:number-columns-repeated="9"/>
        </table:table-row>
        <table:table-row table:style-name="ro1">
          <table:table-cell office:value-type="time" office:time-value="PT14H47M58.147S" calcext:value-type="time">
            <text:p>14:47:58.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631401" calcext:value-type="float">
            <text:p>5.63E-11</text:p>
          </table:table-cell>
          <table:table-cell table:formula="of:=[.C7]*10^9" office:value-type="float" office:value="0.05631401" calcext:value-type="float">
            <text:p>0.05631401</text:p>
          </table:table-cell>
          <table:table-cell table:formula="of:=[.$N$1]*[.D7]" office:value-type="float" office:value="0.0468685244178237" calcext:value-type="float">
            <text:p>0.046868524417824</text:p>
          </table:table-cell>
          <table:table-cell table:number-columns-repeated="9"/>
        </table:table-row>
        <table:table-row table:style-name="ro1">
          <table:table-cell office:value-type="time" office:time-value="PT14H47M58.514S" calcext:value-type="time">
            <text:p>14:47:58.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5185" calcext:value-type="float">
            <text:p>2.12E-10</text:p>
          </table:table-cell>
          <table:table-cell table:formula="of:=[.C8]*10^9" office:value-type="float" office:value="0.2115185" calcext:value-type="float">
            <text:p>0.2115185</text:p>
          </table:table-cell>
          <table:table-cell table:formula="of:=[.$N$1]*[.D8]" office:value-type="float" office:value="0.176040739810066" calcext:value-type="float">
            <text:p>0.176040739810066</text:p>
          </table:table-cell>
          <table:table-cell table:number-columns-repeated="9"/>
        </table:table-row>
        <table:table-row table:style-name="ro1">
          <table:table-cell office:value-type="time" office:time-value="PT14H47M58.89S" calcext:value-type="time">
            <text:p>14:47:58.89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9594582" calcext:value-type="float">
            <text:p>-9.59E-11</text:p>
          </table:table-cell>
          <table:table-cell table:formula="of:=[.C9]*10^9" office:value-type="float" office:value="-0.09594582" calcext:value-type="float">
            <text:p>-0.09594582</text:p>
          </table:table-cell>
          <table:table-cell table:formula="of:=[.$N$1]*[.D9]" office:value-type="float" office:value="-0.0798529354854701" calcext:value-type="float">
            <text:p>-0.07985293548547</text:p>
          </table:table-cell>
          <table:table-cell table:number-columns-repeated="9"/>
        </table:table-row>
        <table:table-row table:style-name="ro1">
          <table:table-cell office:value-type="time" office:time-value="PT14H47M59.273S" calcext:value-type="time">
            <text:p>14:47:59.2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576391" calcext:value-type="float">
            <text:p>-5.76E-11</text:p>
          </table:table-cell>
          <table:table-cell table:formula="of:=[.C10]*10^9" office:value-type="float" office:value="-0.0576391" calcext:value-type="float">
            <text:p>-0.0576391</text:p>
          </table:table-cell>
          <table:table-cell table:formula="of:=[.$N$1]*[.D10]" office:value-type="float" office:value="-0.0479713585619526" calcext:value-type="float">
            <text:p>-0.047971358561953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715321983893493" calcext:value-type="float">
            <text:p>-0.071532198389349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940931029685311" calcext:value-type="float">
            <text:p>0.094093102968531</text:p>
          </table:table-cell>
          <table:table-cell/>
          <table:table-cell table:formula="of:=(MAX([.E9:.E13])-MIN([.E9:.E13]))/2" office:value-type="float" office:value="0.113054124051513" calcext:value-type="float">
            <text:p>0.113054124051513</text:p>
          </table:table-cell>
          <table:table-cell table:number-columns-repeated="2"/>
        </table:table-row>
        <table:table-row table:style-name="ro1">
          <table:table-cell office:value-type="time" office:time-value="PT14H47M59.657S" calcext:value-type="time">
            <text:p>14:47:59.66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225399" calcext:value-type="float">
            <text:p>2.23E-11</text:p>
          </table:table-cell>
          <table:table-cell table:formula="of:=[.C11]*10^9" office:value-type="float" office:value="0.02225399" calcext:value-type="float">
            <text:p>0.02225399</text:p>
          </table:table-cell>
          <table:table-cell table:formula="of:=[.$N$1]*[.D11]" office:value-type="float" office:value="0.0185213532779677" calcext:value-type="float">
            <text:p>0.018521353277968</text:p>
          </table:table-cell>
          <table:table-cell table:number-columns-repeated="9"/>
        </table:table-row>
        <table:table-row table:style-name="ro1">
          <table:table-cell office:value-type="time" office:time-value="PT14H48M00.041S" calcext:value-type="time">
            <text:p>14:48:00.0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494222" calcext:value-type="float">
            <text:p>-2.49E-10</text:p>
          </table:table-cell>
          <table:table-cell table:formula="of:=[.C12]*10^9" office:value-type="float" office:value="-0.2494222" calcext:value-type="float">
            <text:p>-0.2494222</text:p>
          </table:table-cell>
          <table:table-cell table:formula="of:=[.$N$1]*[.D12]" office:value-type="float" office:value="-0.207586894825059" calcext:value-type="float">
            <text:p>-0.207586894825059</text:p>
          </table:table-cell>
          <table:table-cell table:number-columns-repeated="9"/>
        </table:table-row>
        <table:table-row table:style-name="ro1">
          <table:table-cell office:value-type="time" office:time-value="PT14H48M00.425S" calcext:value-type="time">
            <text:p>14:48:00.4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4898783" calcext:value-type="float">
            <text:p>-4.90E-11</text:p>
          </table:table-cell>
          <table:table-cell table:formula="of:=[.C13]*10^9" office:value-type="float" office:value="-0.04898783" calcext:value-type="float">
            <text:p>-0.04898783</text:p>
          </table:table-cell>
          <table:table-cell table:formula="of:=[.$N$1]*[.D13]" office:value-type="float" office:value="-0.0407711563522327" calcext:value-type="float">
            <text:p>-0.040771156352233</text:p>
          </table:table-cell>
          <table:table-cell table:number-columns-repeated="9"/>
        </table:table-row>
        <table:table-row table:style-name="ro1">
          <table:table-cell office:value-type="time" office:time-value="PT14H48M00.809S" calcext:value-type="time">
            <text:p>14:48:00.8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5647456" calcext:value-type="float">
            <text:p>-5.65E-11</text:p>
          </table:table-cell>
          <table:table-cell table:formula="of:=[.C14]*10^9" office:value-type="float" office:value="-0.05647456" calcext:value-type="float">
            <text:p>-0.05647456</text:p>
          </table:table-cell>
          <table:table-cell table:formula="of:=[.$N$1]*[.D14]" office:value-type="float" office:value="-0.0470021455468337" calcext:value-type="float">
            <text:p>-0.047002145546834</text:p>
          </table:table-cell>
          <table:table-cell table:number-columns-repeated="9"/>
        </table:table-row>
        <table:table-row table:style-name="ro1">
          <table:table-cell office:value-type="time" office:time-value="PT14H48M01.193S" calcext:value-type="time">
            <text:p>14:48:01.1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941758" calcext:value-type="float">
            <text:p>-2.94E-10</text:p>
          </table:table-cell>
          <table:table-cell table:formula="of:=[.C15]*10^9" office:value-type="float" office:value="-0.2941758" calcext:value-type="float">
            <text:p>-0.2941758</text:p>
          </table:table-cell>
          <table:table-cell table:formula="of:=[.$N$1]*[.D15]" office:value-type="float" office:value="-0.24483402381455" calcext:value-type="float">
            <text:p>-0.2448340238145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17785784306087" calcext:value-type="float">
            <text:p>-0.117785784306087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982886202815457" calcext:value-type="float">
            <text:p>0.098288620281546</text:p>
          </table:table-cell>
          <table:table-cell/>
          <table:table-cell table:formula="of:=(MAX([.E14:.E18])-MIN([.E14:.E18]))/2" office:value-type="float" office:value="0.118092447918182" calcext:value-type="float">
            <text:p>0.118092447918182</text:p>
          </table:table-cell>
          <table:table-cell table:number-columns-repeated="2"/>
        </table:table-row>
        <table:table-row table:style-name="ro1">
          <table:table-cell office:value-type="time" office:time-value="PT14H48M01.577S" calcext:value-type="time">
            <text:p>14:48:01.5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103922" calcext:value-type="float">
            <text:p>-1.04E-11</text:p>
          </table:table-cell>
          <table:table-cell table:formula="of:=[.C16]*10^9" office:value-type="float" office:value="-0.0103922" calcext:value-type="float">
            <text:p>-0.0103922</text:p>
          </table:table-cell>
          <table:table-cell table:formula="of:=[.$N$1]*[.D16]" office:value-type="float" office:value="-0.00864912797818709" calcext:value-type="float">
            <text:p>-0.008649127978187</text:p>
          </table:table-cell>
          <table:table-cell table:number-columns-repeated="9"/>
        </table:table-row>
        <table:table-row table:style-name="ro1">
          <table:table-cell office:value-type="time" office:time-value="PT14H48M01.96S" calcext:value-type="time">
            <text:p>14:48:01.9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500461" calcext:value-type="float">
            <text:p>-2.50E-10</text:p>
          </table:table-cell>
          <table:table-cell table:formula="of:=[.C17]*10^9" office:value-type="float" office:value="-0.2500461" calcext:value-type="float">
            <text:p>-0.2500461</text:p>
          </table:table-cell>
          <table:table-cell table:formula="of:=[.$N$1]*[.D17]" office:value-type="float" office:value="-0.208106148779524" calcext:value-type="float">
            <text:p>-0.208106148779524</text:p>
          </table:table-cell>
          <table:table-cell table:number-columns-repeated="9"/>
        </table:table-row>
        <table:table-row table:style-name="ro1">
          <table:table-cell office:value-type="time" office:time-value="PT14H48M02.344S" calcext:value-type="time">
            <text:p>14:48:02.3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9652801" calcext:value-type="float">
            <text:p>-9.65E-11</text:p>
          </table:table-cell>
          <table:table-cell table:formula="of:=[.C18]*10^9" office:value-type="float" office:value="-0.09652801" calcext:value-type="float">
            <text:p>-0.09652801</text:p>
          </table:table-cell>
          <table:table-cell table:formula="of:=[.$N$1]*[.D18]" office:value-type="float" office:value="-0.0803374754113396" calcext:value-type="float">
            <text:p>-0.08033747541134</text:p>
          </table:table-cell>
          <table:table-cell table:number-columns-repeated="9"/>
        </table:table-row>
        <table:table-row table:style-name="ro1">
          <table:table-cell office:value-type="time" office:time-value="PT14H48M02.729S" calcext:value-type="time">
            <text:p>14:48:02.7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04362016" calcext:value-type="float">
            <text:p>-4.36E-12</text:p>
          </table:table-cell>
          <table:table-cell table:formula="of:=[.C19]*10^9" office:value-type="float" office:value="-0.004362016" calcext:value-type="float">
            <text:p>-0.004362016</text:p>
          </table:table-cell>
          <table:table-cell table:formula="of:=[.$N$1]*[.D19]" office:value-type="float" office:value="-0.00363037996063391" calcext:value-type="float">
            <text:p>-0.003630379960634</text:p>
          </table:table-cell>
          <table:table-cell table:number-columns-repeated="9"/>
        </table:table-row>
        <table:table-row table:style-name="ro1">
          <table:table-cell office:value-type="time" office:time-value="PT14H48M03.111S" calcext:value-type="time">
            <text:p>14:48:03.1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3031184" calcext:value-type="float">
            <text:p>-3.03E-10</text:p>
          </table:table-cell>
          <table:table-cell table:formula="of:=[.C20]*10^9" office:value-type="float" office:value="-0.3031184" calcext:value-type="float">
            <text:p>-0.3031184</text:p>
          </table:table-cell>
          <table:table-cell table:formula="of:=[.$N$1]*[.D20]" office:value-type="float" office:value="-0.252276691570919" calcext:value-type="float">
            <text:p>-0.252276691570919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41332558085666" calcext:value-type="float">
            <text:p>-0.141332558085666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6701805869859" calcext:value-type="float">
            <text:p>0.106701805869859</text:p>
          </table:table-cell>
          <table:table-cell/>
          <table:table-cell table:formula="of:=(MAX([.E19:.E23])-MIN([.E19:.E23]))/2" office:value-type="float" office:value="0.128199710744827" calcext:value-type="float">
            <text:p>0.128199710744827</text:p>
          </table:table-cell>
          <table:table-cell table:number-columns-repeated="2"/>
        </table:table-row>
        <table:table-row table:style-name="ro1">
          <table:table-cell office:value-type="time" office:time-value="PT14H48M03.494S" calcext:value-type="time">
            <text:p>14:48:03.49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0287419" calcext:value-type="float">
            <text:p>2.87E-12</text:p>
          </table:table-cell>
          <table:table-cell table:formula="of:=[.C21]*10^9" office:value-type="float" office:value="0.00287419" calcext:value-type="float">
            <text:p>0.00287419</text:p>
          </table:table-cell>
          <table:table-cell table:formula="of:=[.$N$1]*[.D21]" office:value-type="float" office:value="0.00239210534281726" calcext:value-type="float">
            <text:p>0.002392105342817</text:p>
          </table:table-cell>
          <table:table-cell table:number-columns-repeated="9"/>
        </table:table-row>
        <table:table-row table:style-name="ro1">
          <table:table-cell office:value-type="time" office:time-value="PT14H48M03.871S" calcext:value-type="time">
            <text:p>14:48:03.8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3051978" calcext:value-type="float">
            <text:p>-3.05E-10</text:p>
          </table:table-cell>
          <table:table-cell table:formula="of:=[.C22]*10^9" office:value-type="float" office:value="-0.3051978" calcext:value-type="float">
            <text:p>-0.3051978</text:p>
          </table:table-cell>
          <table:table-cell table:formula="of:=[.$N$1]*[.D22]" office:value-type="float" office:value="-0.254007316146836" calcext:value-type="float">
            <text:p>-0.254007316146836</text:p>
          </table:table-cell>
          <table:table-cell table:number-columns-repeated="9"/>
        </table:table-row>
        <table:table-row table:style-name="ro1">
          <table:table-cell office:value-type="time" office:time-value="PT14H48M04.247S" calcext:value-type="time">
            <text:p>14:48:04.2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392736" calcext:value-type="float">
            <text:p>-2.39E-10</text:p>
          </table:table-cell>
          <table:table-cell table:formula="of:=[.C23]*10^9" office:value-type="float" office:value="-0.2392736" calcext:value-type="float">
            <text:p>-0.2392736</text:p>
          </table:table-cell>
          <table:table-cell table:formula="of:=[.$N$1]*[.D23]" office:value-type="float" office:value="-0.199140508092757" calcext:value-type="float">
            <text:p>-0.199140508092757</text:p>
          </table:table-cell>
          <table:table-cell table:number-columns-repeated="9"/>
        </table:table-row>
        <table:table-row table:style-name="ro1">
          <table:table-cell office:value-type="time" office:time-value="PT14H48M04.631S" calcext:value-type="time">
            <text:p>14:48:04.6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3139419" calcext:value-type="float">
            <text:p>-3.14E-11</text:p>
          </table:table-cell>
          <table:table-cell table:formula="of:=[.C24]*10^9" office:value-type="float" office:value="-0.03139419" calcext:value-type="float">
            <text:p>-0.03139419</text:p>
          </table:table-cell>
          <table:table-cell table:formula="of:=[.$N$1]*[.D24]" office:value-type="float" office:value="-0.0261284778085027" calcext:value-type="float">
            <text:p>-0.026128477808503</text:p>
          </table:table-cell>
          <table:table-cell table:number-columns-repeated="9"/>
        </table:table-row>
        <table:table-row table:style-name="ro1">
          <table:table-cell office:value-type="time" office:time-value="PT14H48M05.006S" calcext:value-type="time">
            <text:p>14:48:05.0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73047" calcext:value-type="float">
            <text:p>-2.73E-10</text:p>
          </table:table-cell>
          <table:table-cell table:formula="of:=[.C25]*10^9" office:value-type="float" office:value="-0.273047" calcext:value-type="float">
            <text:p>-0.273047</text:p>
          </table:table-cell>
          <table:table-cell table:formula="of:=[.$N$1]*[.D25]" office:value-type="float" office:value="-0.227249133682959" calcext:value-type="float">
            <text:p>-0.227249133682959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21926068820284" calcext:value-type="float">
            <text:p>-0.121926068820284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09466633753744" calcext:value-type="float">
            <text:p>0.109466633753744</text:p>
          </table:table-cell>
          <table:table-cell/>
          <table:table-cell table:formula="of:=(MAX([.E24:.E28])-MIN([.E24:.E28]))/2" office:value-type="float" office:value="0.131523351356693" calcext:value-type="float">
            <text:p>0.131523351356693</text:p>
          </table:table-cell>
          <table:table-cell table:number-columns-repeated="2"/>
        </table:table-row>
        <table:table-row table:style-name="ro1">
          <table:table-cell office:value-type="time" office:time-value="PT14H48M05.374S" calcext:value-type="time">
            <text:p>14:48:05.37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04819492" calcext:value-type="float">
            <text:p>-4.82E-12</text:p>
          </table:table-cell>
          <table:table-cell table:formula="of:=[.C26]*10^9" office:value-type="float" office:value="-0.004819492" calcext:value-type="float">
            <text:p>-0.004819492</text:p>
          </table:table-cell>
          <table:table-cell table:formula="of:=[.$N$1]*[.D26]" office:value-type="float" office:value="-0.00401112402550459" calcext:value-type="float">
            <text:p>-0.004011124025505</text:p>
          </table:table-cell>
          <table:table-cell table:number-columns-repeated="9"/>
        </table:table-row>
        <table:table-row table:style-name="ro1">
          <table:table-cell office:value-type="time" office:time-value="PT14H48M05.75S" calcext:value-type="time">
            <text:p>14:48:05.7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02351" calcext:value-type="float">
            <text:p>-1.02E-10</text:p>
          </table:table-cell>
          <table:table-cell table:formula="of:=[.C27]*10^9" office:value-type="float" office:value="-0.102351" calcext:value-type="float">
            <text:p>-0.102351</text:p>
          </table:table-cell>
          <table:table-cell table:formula="of:=[.$N$1]*[.D27]" office:value-type="float" office:value="-0.0851837818455598" calcext:value-type="float">
            <text:p>-0.08518378184556</text:p>
          </table:table-cell>
          <table:table-cell table:number-columns-repeated="9"/>
        </table:table-row>
        <table:table-row table:style-name="ro1">
          <table:table-cell office:value-type="time" office:time-value="PT14H48M06.133S" calcext:value-type="time">
            <text:p>14:48:06.1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208784" calcext:value-type="float">
            <text:p>-3.21E-10</text:p>
          </table:table-cell>
          <table:table-cell table:formula="of:=[.C28]*10^9" office:value-type="float" office:value="-0.3208784" calcext:value-type="float">
            <text:p>-0.3208784</text:p>
          </table:table-cell>
          <table:table-cell table:formula="of:=[.$N$1]*[.D28]" office:value-type="float" office:value="-0.267057826738891" calcext:value-type="float">
            <text:p>-0.267057826738891</text:p>
          </table:table-cell>
          <table:table-cell table:number-columns-repeated="9"/>
        </table:table-row>
        <table:table-row table:style-name="ro1">
          <table:table-cell office:value-type="time" office:time-value="PT14H48M06.518S" calcext:value-type="time">
            <text:p>14:48:06.5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916919" calcext:value-type="float">
            <text:p>-1.92E-10</text:p>
          </table:table-cell>
          <table:table-cell table:formula="of:=[.C29]*10^9" office:value-type="float" office:value="-0.1916919" calcext:value-type="float">
            <text:p>-0.1916919</text:p>
          </table:table-cell>
          <table:table-cell table:formula="of:=[.$N$1]*[.D29]" office:value-type="float" office:value="-0.159539633136568" calcext:value-type="float">
            <text:p>-0.159539633136568</text:p>
          </table:table-cell>
          <table:table-cell table:number-columns-repeated="9"/>
        </table:table-row>
        <table:table-row table:style-name="ro1">
          <table:table-cell office:value-type="time" office:time-value="PT14H48M06.902S" calcext:value-type="time">
            <text:p>14:48:06.9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7976633" calcext:value-type="float">
            <text:p>-7.98E-11</text:p>
          </table:table-cell>
          <table:table-cell table:formula="of:=[.C30]*10^9" office:value-type="float" office:value="-0.07976633" calcext:value-type="float">
            <text:p>-0.07976633</text:p>
          </table:table-cell>
          <table:table-cell table:formula="of:=[.$N$1]*[.D30]" office:value-type="float" office:value="-0.0663872131522011" calcext:value-type="float">
            <text:p>-0.066387213152201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52900118666966" calcext:value-type="float">
            <text:p>-0.152900118666966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0901967434877822" calcext:value-type="float">
            <text:p>0.090196743487782</text:p>
          </table:table-cell>
          <table:table-cell/>
          <table:table-cell table:formula="of:=(MAX([.E29:.E33])-MIN([.E29:.E33]))/2" office:value-type="float" office:value="0.108366098939717" calcext:value-type="float">
            <text:p>0.108366098939717</text:p>
          </table:table-cell>
          <table:table-cell table:number-columns-repeated="2"/>
        </table:table-row>
        <table:table-row table:style-name="ro1">
          <table:table-cell office:value-type="time" office:time-value="PT14H48M07.286S" calcext:value-type="time">
            <text:p>14:48:07.2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401769" calcext:value-type="float">
            <text:p>-3.40E-10</text:p>
          </table:table-cell>
          <table:table-cell table:formula="of:=[.C31]*10^9" office:value-type="float" office:value="-0.3401769" calcext:value-type="float">
            <text:p>-0.3401769</text:p>
          </table:table-cell>
          <table:table-cell table:formula="of:=[.$N$1]*[.D31]" office:value-type="float" office:value="-0.283119411031634" calcext:value-type="float">
            <text:p>-0.283119411031634</text:p>
          </table:table-cell>
          <table:table-cell table:number-columns-repeated="9"/>
        </table:table-row>
        <table:table-row table:style-name="ro1">
          <table:table-cell office:value-type="time" office:time-value="PT14H48M07.669S" calcext:value-type="time">
            <text:p>14:48:07.6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9203614" calcext:value-type="float">
            <text:p>-9.20E-11</text:p>
          </table:table-cell>
          <table:table-cell table:formula="of:=[.C32]*10^9" office:value-type="float" office:value="-0.09203614" calcext:value-type="float">
            <text:p>-0.09203614</text:p>
          </table:table-cell>
          <table:table-cell table:formula="of:=[.$N$1]*[.D32]" office:value-type="float" office:value="-0.0765990217161278" calcext:value-type="float">
            <text:p>-0.076599021716128</text:p>
          </table:table-cell>
          <table:table-cell table:number-columns-repeated="9"/>
        </table:table-row>
        <table:table-row table:style-name="ro1">
          <table:table-cell office:value-type="time" office:time-value="PT14H48M08.052S" calcext:value-type="time">
            <text:p>14:48:08.0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149003" calcext:value-type="float">
            <text:p>-2.15E-10</text:p>
          </table:table-cell>
          <table:table-cell table:formula="of:=[.C33]*10^9" office:value-type="float" office:value="-0.2149003" calcext:value-type="float">
            <text:p>-0.2149003</text:p>
          </table:table-cell>
          <table:table-cell table:formula="of:=[.$N$1]*[.D33]" office:value-type="float" office:value="-0.178855314298301" calcext:value-type="float">
            <text:p>-0.178855314298301</text:p>
          </table:table-cell>
          <table:table-cell table:number-columns-repeated="9"/>
        </table:table-row>
        <table:table-row table:style-name="ro1">
          <table:table-cell office:value-type="time" office:time-value="PT14H48M08.436S" calcext:value-type="time">
            <text:p>14:48:08.4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017873" calcext:value-type="float">
            <text:p>-3.02E-10</text:p>
          </table:table-cell>
          <table:table-cell table:formula="of:=[.C34]*10^9" office:value-type="float" office:value="-0.3017873" calcext:value-type="float">
            <text:p>-0.3017873</text:p>
          </table:table-cell>
          <table:table-cell table:formula="of:=[.$N$1]*[.D34]" office:value-type="float" office:value="-0.251168855477333" calcext:value-type="float">
            <text:p>-0.251168855477333</text:p>
          </table:table-cell>
          <table:table-cell table:number-columns-repeated="9"/>
        </table:table-row>
        <table:table-row table:style-name="ro1">
          <table:table-cell office:value-type="time" office:time-value="PT14H48M08.82S" calcext:value-type="time">
            <text:p>14:48:08.8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5572576" calcext:value-type="float">
            <text:p>-5.57E-11</text:p>
          </table:table-cell>
          <table:table-cell table:formula="of:=[.C35]*10^9" office:value-type="float" office:value="-0.05572576" calcext:value-type="float">
            <text:p>-0.05572576</text:p>
          </table:table-cell>
          <table:table-cell table:formula="of:=[.$N$1]*[.D35]" office:value-type="float" office:value="-0.0463789409289408" calcext:value-type="float">
            <text:p>-0.046378940928941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65112896771581" calcext:value-type="float">
            <text:p>-0.165112896771581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08994752840682" calcext:value-type="float">
            <text:p>0.108994752840682</text:p>
          </table:table-cell>
          <table:table-cell/>
          <table:table-cell table:formula="of:=(MAX([.E34:.E38])-MIN([.E34:.E38]))/2" office:value-type="float" office:value="0.130952784558329" calcext:value-type="float">
            <text:p>0.130952784558329</text:p>
          </table:table-cell>
          <table:table-cell table:number-columns-repeated="2"/>
        </table:table-row>
        <table:table-row table:style-name="ro1">
          <table:table-cell office:value-type="time" office:time-value="PT14H48M09.196S" calcext:value-type="time">
            <text:p>14:48:09.2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330232" calcext:value-type="float">
            <text:p>-3.33E-10</text:p>
          </table:table-cell>
          <table:table-cell table:formula="of:=[.C36]*10^9" office:value-type="float" office:value="-0.3330232" calcext:value-type="float">
            <text:p>-0.3330232</text:p>
          </table:table-cell>
          <table:table-cell table:formula="of:=[.$N$1]*[.D36]" office:value-type="float" office:value="-0.277165593089567" calcext:value-type="float">
            <text:p>-0.277165593089567</text:p>
          </table:table-cell>
          <table:table-cell table:number-columns-repeated="9"/>
        </table:table-row>
        <table:table-row table:style-name="ro1">
          <table:table-cell office:value-type="time" office:time-value="PT14H48M09.573S" calcext:value-type="time">
            <text:p>14:48:09.5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830701" calcext:value-type="float">
            <text:p>-2.83E-10</text:p>
          </table:table-cell>
          <table:table-cell table:formula="of:=[.C37]*10^9" office:value-type="float" office:value="-0.2830701" calcext:value-type="float">
            <text:p>-0.2830701</text:p>
          </table:table-cell>
          <table:table-cell table:formula="of:=[.$N$1]*[.D37]" office:value-type="float" office:value="-0.235591070389159" calcext:value-type="float">
            <text:p>-0.235591070389159</text:p>
          </table:table-cell>
          <table:table-cell table:number-columns-repeated="9"/>
        </table:table-row>
        <table:table-row table:style-name="ro1">
          <table:table-cell office:value-type="time" office:time-value="PT14H48M09.956S" calcext:value-type="time">
            <text:p>14:48:09.9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183354" calcext:value-type="float">
            <text:p>-1.83E-11</text:p>
          </table:table-cell>
          <table:table-cell table:formula="of:=[.C38]*10^9" office:value-type="float" office:value="-0.0183354" calcext:value-type="float">
            <text:p>-0.0183354</text:p>
          </table:table-cell>
          <table:table-cell table:formula="of:=[.$N$1]*[.D38]" office:value-type="float" office:value="-0.0152600239729077" calcext:value-type="float">
            <text:p>-0.015260023972908</text:p>
          </table:table-cell>
          <table:table-cell table:number-columns-repeated="9"/>
        </table:table-row>
        <table:table-row table:style-name="ro1">
          <table:table-cell office:value-type="time" office:time-value="PT14H48M10.34S" calcext:value-type="time">
            <text:p>14:48:10.3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063624" calcext:value-type="float">
            <text:p>-3.06E-10</text:p>
          </table:table-cell>
          <table:table-cell table:formula="of:=[.C39]*10^9" office:value-type="float" office:value="-0.3063624" calcext:value-type="float">
            <text:p>-0.3063624</text:p>
          </table:table-cell>
          <table:table-cell table:formula="of:=[.$N$1]*[.D39]" office:value-type="float" office:value="-0.254976579098222" calcext:value-type="float">
            <text:p>-0.254976579098222</text:p>
          </table:table-cell>
          <table:table-cell table:number-columns-repeated="9"/>
        </table:table-row>
        <table:table-row table:style-name="ro1">
          <table:table-cell office:value-type="time" office:time-value="PT14H48M10.723S" calcext:value-type="time">
            <text:p>14:48:10.7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7639724" calcext:value-type="float">
            <text:p>-7.64E-11</text:p>
          </table:table-cell>
          <table:table-cell table:formula="of:=[.C40]*10^9" office:value-type="float" office:value="-0.07639724" calcext:value-type="float">
            <text:p>-0.07639724</text:p>
          </table:table-cell>
          <table:table-cell table:formula="of:=[.$N$1]*[.D40]" office:value-type="float" office:value="-0.0635832168299565" calcext:value-type="float">
            <text:p>-0.063583216829957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63471937757515" calcext:value-type="float">
            <text:p>-0.163471937757515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849548768069082" calcext:value-type="float">
            <text:p>0.084954876806908</text:p>
          </table:table-cell>
          <table:table-cell/>
          <table:table-cell table:formula="of:=(MAX([.E39:.E43])-MIN([.E39:.E43]))/2" office:value-type="float" office:value="0.102066093662131" calcext:value-type="float">
            <text:p>0.102066093662131</text:p>
          </table:table-cell>
          <table:table-cell table:number-columns-repeated="2"/>
        </table:table-row>
        <table:table-row table:style-name="ro1">
          <table:table-cell office:value-type="time" office:time-value="PT14H48M11.099S" calcext:value-type="time">
            <text:p>14:48:11.1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577107" calcext:value-type="float">
            <text:p>-1.58E-10</text:p>
          </table:table-cell>
          <table:table-cell table:formula="of:=[.C41]*10^9" office:value-type="float" office:value="-0.1577107" calcext:value-type="float">
            <text:p>-0.1577107</text:p>
          </table:table-cell>
          <table:table-cell table:formula="of:=[.$N$1]*[.D41]" office:value-type="float" office:value="-0.131258061606731" calcext:value-type="float">
            <text:p>-0.131258061606731</text:p>
          </table:table-cell>
          <table:table-cell table:number-columns-repeated="9"/>
        </table:table-row>
        <table:table-row table:style-name="ro1">
          <table:table-cell office:value-type="time" office:time-value="PT14H48M11.476S" calcext:value-type="time">
            <text:p>14:48:11.4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216685" calcext:value-type="float">
            <text:p>-3.22E-10</text:p>
          </table:table-cell>
          <table:table-cell table:formula="of:=[.C42]*10^9" office:value-type="float" office:value="-0.3216685" calcext:value-type="float">
            <text:p>-0.3216685</text:p>
          </table:table-cell>
          <table:table-cell table:formula="of:=[.$N$1]*[.D42]" office:value-type="float" office:value="-0.267715404154219" calcext:value-type="float">
            <text:p>-0.267715404154219</text:p>
          </table:table-cell>
          <table:table-cell table:number-columns-repeated="9"/>
        </table:table-row>
        <table:table-row table:style-name="ro1">
          <table:table-cell office:value-type="time" office:time-value="PT14H48M11.859S" calcext:value-type="time">
            <text:p>14:48:11.8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199446" calcext:value-type="float">
            <text:p>-1.20E-10</text:p>
          </table:table-cell>
          <table:table-cell table:formula="of:=[.C43]*10^9" office:value-type="float" office:value="-0.1199446" calcext:value-type="float">
            <text:p>-0.1199446</text:p>
          </table:table-cell>
          <table:table-cell table:formula="of:=[.$N$1]*[.D43]" office:value-type="float" office:value="-0.0998264270984449" calcext:value-type="float">
            <text:p>-0.099826427098445</text:p>
          </table:table-cell>
          <table:table-cell table:number-columns-repeated="9"/>
        </table:table-row>
        <table:table-row table:style-name="ro1">
          <table:table-cell office:value-type="time" office:time-value="PT14H48M12.243S" calcext:value-type="time">
            <text:p>14:48:12.2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115846" calcext:value-type="float">
            <text:p>-1.12E-10</text:p>
          </table:table-cell>
          <table:table-cell table:formula="of:=[.C44]*10^9" office:value-type="float" office:value="-0.1115846" calcext:value-type="float">
            <text:p>-0.1115846</text:p>
          </table:table-cell>
          <table:table-cell table:formula="of:=[.$N$1]*[.D44]" office:value-type="float" office:value="-0.0928686404991065" calcext:value-type="float">
            <text:p>-0.092868640499107</text:p>
          </table:table-cell>
          <table:table-cell table:number-columns-repeated="9"/>
        </table:table-row>
        <table:table-row table:style-name="ro1">
          <table:table-cell office:value-type="time" office:time-value="PT14H48M12.626S" calcext:value-type="time">
            <text:p>14:48:12.6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468319" calcext:value-type="float">
            <text:p>-3.47E-10</text:p>
          </table:table-cell>
          <table:table-cell table:formula="of:=[.C45]*10^9" office:value-type="float" office:value="-0.3468319" calcext:value-type="float">
            <text:p>-0.3468319</text:p>
          </table:table-cell>
          <table:table-cell table:formula="of:=[.$N$1]*[.D45]" office:value-type="float" office:value="-0.288658175364002" calcext:value-type="float">
            <text:p>-0.288658175364002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200372918528231" calcext:value-type="float">
            <text:p>-0.200372918528231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814878549347715" calcext:value-type="float">
            <text:p>0.081487854934772</text:p>
          </table:table-cell>
          <table:table-cell/>
          <table:table-cell table:formula="of:=(MAX([.E44:.E48])-MIN([.E44:.E48]))/2" office:value-type="float" office:value="0.097894767432448" calcext:value-type="float">
            <text:p>0.097894767432448</text:p>
          </table:table-cell>
          <table:table-cell table:number-columns-repeated="2"/>
        </table:table-row>
        <table:table-row table:style-name="ro1">
          <table:table-cell office:value-type="time" office:time-value="PT14H48M13.002S" calcext:value-type="time">
            <text:p>14:48:13.0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529691" calcext:value-type="float">
            <text:p>-1.53E-10</text:p>
          </table:table-cell>
          <table:table-cell table:formula="of:=[.C46]*10^9" office:value-type="float" office:value="-0.1529691" calcext:value-type="float">
            <text:p>-0.1529691</text:p>
          </table:table-cell>
          <table:table-cell table:formula="of:=[.$N$1]*[.D46]" office:value-type="float" office:value="-0.127311764843642" calcext:value-type="float">
            <text:p>-0.127311764843642</text:p>
          </table:table-cell>
          <table:table-cell table:number-columns-repeated="9"/>
        </table:table-row>
        <table:table-row table:style-name="ro1">
          <table:table-cell office:value-type="time" office:time-value="PT14H48M13.379S" calcext:value-type="time">
            <text:p>14:48:13.3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044909" calcext:value-type="float">
            <text:p>-3.04E-10</text:p>
          </table:table-cell>
          <table:table-cell table:formula="of:=[.C47]*10^9" office:value-type="float" office:value="-0.3044909" calcext:value-type="float">
            <text:p>-0.3044909</text:p>
          </table:table-cell>
          <table:table-cell table:formula="of:=[.$N$1]*[.D47]" office:value-type="float" office:value="-0.253418983689052" calcext:value-type="float">
            <text:p>-0.253418983689052</text:p>
          </table:table-cell>
          <table:table-cell table:number-columns-repeated="9"/>
        </table:table-row>
        <table:table-row table:style-name="ro1">
          <table:table-cell office:value-type="time" office:time-value="PT14H48M13.763S" calcext:value-type="time">
            <text:p>14:48:13.7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878954" calcext:value-type="float">
            <text:p>-2.88E-10</text:p>
          </table:table-cell>
          <table:table-cell table:formula="of:=[.C48]*10^9" office:value-type="float" office:value="-0.2878954" calcext:value-type="float">
            <text:p>-0.2878954</text:p>
          </table:table-cell>
          <table:table-cell table:formula="of:=[.$N$1]*[.D48]" office:value-type="float" office:value="-0.239607028245354" calcext:value-type="float">
            <text:p>-0.239607028245354</text:p>
          </table:table-cell>
          <table:table-cell table:number-columns-repeated="9"/>
        </table:table-row>
        <table:table-row table:style-name="ro1">
          <table:table-cell office:value-type="time" office:time-value="PT14H48M14.147S" calcext:value-type="time">
            <text:p>14:48:14.1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026006" calcext:value-type="float">
            <text:p>-1.03E-10</text:p>
          </table:table-cell>
          <table:table-cell table:formula="of:=[.C49]*10^9" office:value-type="float" office:value="-0.1026006" calcext:value-type="float">
            <text:p>-0.1026006</text:p>
          </table:table-cell>
          <table:table-cell table:formula="of:=[.$N$1]*[.D49]" office:value-type="float" office:value="-0.0853915167181908" calcext:value-type="float">
            <text:p>-0.085391516718191</text:p>
          </table:table-cell>
          <table:table-cell table:number-columns-repeated="9"/>
        </table:table-row>
        <table:table-row table:style-name="ro1">
          <table:table-cell office:value-type="time" office:time-value="PT14H48M14.53S" calcext:value-type="time">
            <text:p>14:48:14.5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914608" calcext:value-type="float">
            <text:p>-3.91E-10</text:p>
          </table:table-cell>
          <table:table-cell table:formula="of:=[.C50]*10^9" office:value-type="float" office:value="-0.3914608" calcext:value-type="float">
            <text:p>-0.3914608</text:p>
          </table:table-cell>
          <table:table-cell table:formula="of:=[.$N$1]*[.D50]" office:value-type="float" office:value="-0.325801520144291" calcext:value-type="float">
            <text:p>-0.325801520144291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96350419021" calcext:value-type="float">
            <text:p>-0.196350419021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00053214400321" calcext:value-type="float">
            <text:p>0.100053214400321</text:p>
          </table:table-cell>
          <table:table-cell/>
          <table:table-cell table:formula="of:=(MAX([.E49:.E53])-MIN([.E49:.E53]))/2" office:value-type="float" office:value="0.12020500171305" calcext:value-type="float">
            <text:p>0.12020500171305</text:p>
          </table:table-cell>
          <table:table-cell table:number-columns-repeated="2"/>
        </table:table-row>
        <table:table-row table:style-name="ro1">
          <table:table-cell office:value-type="time" office:time-value="PT14H48M14.914S" calcext:value-type="time">
            <text:p>14:48:14.9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683166" calcext:value-type="float">
            <text:p>-1.68E-10</text:p>
          </table:table-cell>
          <table:table-cell table:formula="of:=[.C51]*10^9" office:value-type="float" office:value="-0.1683166" calcext:value-type="float">
            <text:p>-0.1683166</text:p>
          </table:table-cell>
          <table:table-cell table:formula="of:=[.$N$1]*[.D51]" office:value-type="float" office:value="-0.140085045924186" calcext:value-type="float">
            <text:p>-0.140085045924186</text:p>
          </table:table-cell>
          <table:table-cell table:number-columns-repeated="9"/>
        </table:table-row>
        <table:table-row table:style-name="ro1">
          <table:table-cell office:value-type="time" office:time-value="PT14H48M15.298S" calcext:value-type="time">
            <text:p>14:48:15.3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354171" calcext:value-type="float">
            <text:p>-1.35E-10</text:p>
          </table:table-cell>
          <table:table-cell table:formula="of:=[.C52]*10^9" office:value-type="float" office:value="-0.1354171" calcext:value-type="float">
            <text:p>-0.1354171</text:p>
          </table:table-cell>
          <table:table-cell table:formula="of:=[.$N$1]*[.D52]" office:value-type="float" office:value="-0.112703742069529" calcext:value-type="float">
            <text:p>-0.112703742069529</text:p>
          </table:table-cell>
          <table:table-cell table:number-columns-repeated="9"/>
        </table:table-row>
        <table:table-row table:style-name="ro1">
          <table:table-cell office:value-type="time" office:time-value="PT14H48M15.682S" calcext:value-type="time">
            <text:p>14:48:15.6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81811" calcext:value-type="float">
            <text:p>-3.82E-10</text:p>
          </table:table-cell>
          <table:table-cell table:formula="of:=[.C53]*10^9" office:value-type="float" office:value="-0.381811" calcext:value-type="float">
            <text:p>-0.381811</text:p>
          </table:table-cell>
          <table:table-cell table:formula="of:=[.$N$1]*[.D53]" office:value-type="float" office:value="-0.317770270248801" calcext:value-type="float">
            <text:p>-0.317770270248801</text:p>
          </table:table-cell>
          <table:table-cell table:number-columns-repeated="9"/>
        </table:table-row>
        <table:table-row table:style-name="ro1">
          <table:table-cell office:value-type="time" office:time-value="PT14H48M16.067S" calcext:value-type="time">
            <text:p>14:48:16.07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470813" calcext:value-type="float">
            <text:p>-3.47E-10</text:p>
          </table:table-cell>
          <table:table-cell table:formula="of:=[.C54]*10^9" office:value-type="float" office:value="-0.3470813" calcext:value-type="float">
            <text:p>-0.3470813</text:p>
          </table:table-cell>
          <table:table-cell table:formula="of:=[.$N$1]*[.D54]" office:value-type="float" office:value="-0.288865743782409" calcext:value-type="float">
            <text:p>-0.288865743782409</text:p>
          </table:table-cell>
          <table:table-cell table:number-columns-repeated="9"/>
        </table:table-row>
        <table:table-row table:style-name="ro1">
          <table:table-cell office:value-type="time" office:time-value="PT14H48M16.45S" calcext:value-type="time">
            <text:p>14:48:16.4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239792" calcext:value-type="float">
            <text:p>-1.24E-10</text:p>
          </table:table-cell>
          <table:table-cell table:formula="of:=[.C55]*10^9" office:value-type="float" office:value="-0.1239792" calcext:value-type="float">
            <text:p>-0.1239792</text:p>
          </table:table-cell>
          <table:table-cell table:formula="of:=[.$N$1]*[.D55]" office:value-type="float" office:value="-0.103184308176638" calcext:value-type="float">
            <text:p>-0.103184308176638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19252584499727" calcext:value-type="float">
            <text:p>-0.219252584499727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15136064021918" calcext:value-type="float">
            <text:p>0.115136064021918</text:p>
          </table:table-cell>
          <table:table-cell/>
          <table:table-cell table:formula="of:=(MAX([.E54:.E58])-MIN([.E54:.E58]))/2" office:value-type="float" office:value="0.138326511136115" calcext:value-type="float">
            <text:p>0.138326511136115</text:p>
          </table:table-cell>
          <table:table-cell table:number-columns-repeated="2"/>
        </table:table-row>
        <table:table-row table:style-name="ro1">
          <table:table-cell office:value-type="time" office:time-value="PT14H48M16.833S" calcext:value-type="time">
            <text:p>14:48:16.8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045622" calcext:value-type="float">
            <text:p>-4.05E-10</text:p>
          </table:table-cell>
          <table:table-cell table:formula="of:=[.C56]*10^9" office:value-type="float" office:value="-0.4045622" calcext:value-type="float">
            <text:p>-0.4045622</text:p>
          </table:table-cell>
          <table:table-cell table:formula="of:=[.$N$1]*[.D56]" office:value-type="float" office:value="-0.336705437052493" calcext:value-type="float">
            <text:p>-0.336705437052493</text:p>
          </table:table-cell>
          <table:table-cell table:number-columns-repeated="9"/>
        </table:table-row>
        <table:table-row table:style-name="ro1">
          <table:table-cell office:value-type="time" office:time-value="PT14H48M17.217S" calcext:value-type="time">
            <text:p>14:48:17.2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7215487" calcext:value-type="float">
            <text:p>-7.22E-11</text:p>
          </table:table-cell>
          <table:table-cell table:formula="of:=[.C57]*10^9" office:value-type="float" office:value="-0.07215487" calcext:value-type="float">
            <text:p>-0.07215487</text:p>
          </table:table-cell>
          <table:table-cell table:formula="of:=[.$N$1]*[.D57]" office:value-type="float" office:value="-0.0600524147802633" calcext:value-type="float">
            <text:p>-0.060052414780263</text:p>
          </table:table-cell>
          <table:table-cell table:number-columns-repeated="9"/>
        </table:table-row>
        <table:table-row table:style-name="ro1">
          <table:table-cell office:value-type="time" office:time-value="PT14H48M17.601S" calcext:value-type="time">
            <text:p>14:48:17.6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694169" calcext:value-type="float">
            <text:p>-3.69E-10</text:p>
          </table:table-cell>
          <table:table-cell table:formula="of:=[.C58]*10^9" office:value-type="float" office:value="-0.3694169" calcext:value-type="float">
            <text:p>-0.3694169</text:p>
          </table:table-cell>
          <table:table-cell table:formula="of:=[.$N$1]*[.D58]" office:value-type="float" office:value="-0.307455018706832" calcext:value-type="float">
            <text:p>-0.307455018706832</text:p>
          </table:table-cell>
          <table:table-cell table:number-columns-repeated="9"/>
        </table:table-row>
        <table:table-row table:style-name="ro1">
          <table:table-cell office:value-type="time" office:time-value="PT14H48M17.985S" calcext:value-type="time">
            <text:p>14:48:17.9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271584" calcext:value-type="float">
            <text:p>-3.27E-10</text:p>
          </table:table-cell>
          <table:table-cell table:formula="of:=[.C59]*10^9" office:value-type="float" office:value="-0.3271584" calcext:value-type="float">
            <text:p>-0.3271584</text:p>
          </table:table-cell>
          <table:table-cell table:formula="of:=[.$N$1]*[.D59]" office:value-type="float" office:value="-0.272284489399638" calcext:value-type="float">
            <text:p>-0.272284489399638</text:p>
          </table:table-cell>
          <table:table-cell table:number-columns-repeated="9"/>
        </table:table-row>
        <table:table-row table:style-name="ro1">
          <table:table-cell office:value-type="time" office:time-value="PT14H48M18.369S" calcext:value-type="time">
            <text:p>14:48:18.3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103784" calcext:value-type="float">
            <text:p>-1.10E-10</text:p>
          </table:table-cell>
          <table:table-cell table:formula="of:=[.C60]*10^9" office:value-type="float" office:value="-0.1103784" calcext:value-type="float">
            <text:p>-0.1103784</text:p>
          </table:table-cell>
          <table:table-cell table:formula="of:=[.$N$1]*[.D60]" office:value-type="float" office:value="-0.0918647550689484" calcext:value-type="float">
            <text:p>-0.091864755068949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21648015597957" calcext:value-type="float">
            <text:p>-0.221648015597957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03095228142016" calcext:value-type="float">
            <text:p>0.103095228142016</text:p>
          </table:table-cell>
          <table:table-cell/>
          <table:table-cell table:formula="of:=(MAX([.E59:.E63])-MIN([.E59:.E63]))/2" office:value-type="float" office:value="0.123857215474359" calcext:value-type="float">
            <text:p>0.123857215474359</text:p>
          </table:table-cell>
          <table:table-cell table:number-columns-repeated="2"/>
        </table:table-row>
        <table:table-row table:style-name="ro1">
          <table:table-cell office:value-type="time" office:time-value="PT14H48M18.752S" calcext:value-type="time">
            <text:p>14:48:18.7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030654" calcext:value-type="float">
            <text:p>-4.03E-10</text:p>
          </table:table-cell>
          <table:table-cell table:formula="of:=[.C61]*10^9" office:value-type="float" office:value="-0.4030654" calcext:value-type="float">
            <text:p>-0.4030654</text:p>
          </table:table-cell>
          <table:table-cell table:formula="of:=[.$N$1]*[.D61]" office:value-type="float" office:value="-0.335459693633607" calcext:value-type="float">
            <text:p>-0.335459693633607</text:p>
          </table:table-cell>
          <table:table-cell table:number-columns-repeated="9"/>
        </table:table-row>
        <table:table-row table:style-name="ro1">
          <table:table-cell office:value-type="time" office:time-value="PT14H48M19.136S" calcext:value-type="time">
            <text:p>14:48:19.1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054287" calcext:value-type="float">
            <text:p>-1.05E-10</text:p>
          </table:table-cell>
          <table:table-cell table:formula="of:=[.C62]*10^9" office:value-type="float" office:value="-0.1054287" calcext:value-type="float">
            <text:p>-0.1054287</text:p>
          </table:table-cell>
          <table:table-cell table:formula="of:=[.$N$1]*[.D62]" office:value-type="float" office:value="-0.087745262684888" calcext:value-type="float">
            <text:p>-0.087745262684888</text:p>
          </table:table-cell>
          <table:table-cell table:number-columns-repeated="9"/>
        </table:table-row>
        <table:table-row table:style-name="ro1">
          <table:table-cell office:value-type="time" office:time-value="PT14H48M19.519S" calcext:value-type="time">
            <text:p>14:48:19.5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855545" calcext:value-type="float">
            <text:p>-3.86E-10</text:p>
          </table:table-cell>
          <table:table-cell table:formula="of:=[.C63]*10^9" office:value-type="float" office:value="-0.3855545" calcext:value-type="float">
            <text:p>-0.3855545</text:p>
          </table:table-cell>
          <table:table-cell table:formula="of:=[.$N$1]*[.D63]" office:value-type="float" office:value="-0.320885877202703" calcext:value-type="float">
            <text:p>-0.320885877202703</text:p>
          </table:table-cell>
          <table:table-cell table:number-columns-repeated="9"/>
        </table:table-row>
        <table:table-row table:style-name="ro1">
          <table:table-cell office:value-type="time" office:time-value="PT14H48M19.904S" calcext:value-type="time">
            <text:p>14:48:19.9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561904" calcext:value-type="float">
            <text:p>-3.56E-10</text:p>
          </table:table-cell>
          <table:table-cell table:formula="of:=[.C64]*10^9" office:value-type="float" office:value="-0.3561904" calcext:value-type="float">
            <text:p>-0.3561904</text:p>
          </table:table-cell>
          <table:table-cell table:formula="of:=[.$N$1]*[.D64]" office:value-type="float" office:value="-0.296446984680977" calcext:value-type="float">
            <text:p>-0.296446984680977</text:p>
          </table:table-cell>
          <table:table-cell table:number-columns-repeated="9"/>
        </table:table-row>
        <table:table-row table:style-name="ro1">
          <table:table-cell office:value-type="time" office:time-value="PT14H48M20.288S" calcext:value-type="time">
            <text:p>14:48:20.2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215852" calcext:value-type="float">
            <text:p>-3.22E-10</text:p>
          </table:table-cell>
          <table:table-cell table:formula="of:=[.C65]*10^9" office:value-type="float" office:value="-0.3215852" calcext:value-type="float">
            <text:p>-0.3215852</text:p>
          </table:table-cell>
          <table:table-cell table:formula="of:=[.$N$1]*[.D65]" office:value-type="float" office:value="-0.267646075969563" calcext:value-type="float">
            <text:p>-0.267646075969563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86401172592796" calcext:value-type="float">
            <text:p>-0.286401172592796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875207172414873" calcext:value-type="float">
            <text:p>0.087520717241487</text:p>
          </table:table-cell>
          <table:table-cell/>
          <table:table-cell table:formula="of:=(MAX([.E64:.E68])-MIN([.E64:.E68]))/2" office:value-type="float" office:value="0.105129492248405" calcext:value-type="float">
            <text:p>0.105129492248405</text:p>
          </table:table-cell>
          <table:table-cell table:number-columns-repeated="2"/>
        </table:table-row>
        <table:table-row table:style-name="ro1">
          <table:table-cell office:value-type="time" office:time-value="PT14H48M20.672S" calcext:value-type="time">
            <text:p>14:48:20.6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587155" calcext:value-type="float">
            <text:p>-4.59E-10</text:p>
          </table:table-cell>
          <table:table-cell table:formula="of:=[.C66]*10^9" office:value-type="float" office:value="-0.4587155" calcext:value-type="float">
            <text:p>-0.4587155</text:p>
          </table:table-cell>
          <table:table-cell table:formula="of:=[.$N$1]*[.D66]" office:value-type="float" office:value="-0.381775664929281" calcext:value-type="float">
            <text:p>-0.381775664929281</text:p>
          </table:table-cell>
          <table:table-cell table:number-columns-repeated="9"/>
        </table:table-row>
        <table:table-row table:style-name="ro1">
          <table:table-cell office:value-type="time" office:time-value="PT14H48M21.055S" calcext:value-type="time">
            <text:p>14:48:21.0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060827" calcext:value-type="float">
            <text:p>-2.06E-10</text:p>
          </table:table-cell>
          <table:table-cell table:formula="of:=[.C67]*10^9" office:value-type="float" office:value="-0.2060827" calcext:value-type="float">
            <text:p>-0.2060827</text:p>
          </table:table-cell>
          <table:table-cell table:formula="of:=[.$N$1]*[.D67]" office:value-type="float" office:value="-0.171516680432472" calcext:value-type="float">
            <text:p>-0.171516680432472</text:p>
          </table:table-cell>
          <table:table-cell table:number-columns-repeated="9"/>
        </table:table-row>
        <table:table-row table:style-name="ro1">
          <table:table-cell office:value-type="time" office:time-value="PT14H48M21.43S" calcext:value-type="time">
            <text:p>14:48:21.4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780264" calcext:value-type="float">
            <text:p>-3.78E-10</text:p>
          </table:table-cell>
          <table:table-cell table:formula="of:=[.C68]*10^9" office:value-type="float" office:value="-0.3780264" calcext:value-type="float">
            <text:p>-0.3780264</text:p>
          </table:table-cell>
          <table:table-cell table:formula="of:=[.$N$1]*[.D68]" office:value-type="float" office:value="-0.314620456951689" calcext:value-type="float">
            <text:p>-0.314620456951689</text:p>
          </table:table-cell>
          <table:table-cell table:number-columns-repeated="9"/>
        </table:table-row>
        <table:table-row table:style-name="ro1">
          <table:table-cell office:value-type="time" office:time-value="PT14H48M21.807S" calcext:value-type="time">
            <text:p>14:48:21.8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582997" calcext:value-type="float">
            <text:p>-4.58E-10</text:p>
          </table:table-cell>
          <table:table-cell table:formula="of:=[.C69]*10^9" office:value-type="float" office:value="-0.4582997" calcext:value-type="float">
            <text:p>-0.4582997</text:p>
          </table:table-cell>
          <table:table-cell table:formula="of:=[.$N$1]*[.D69]" office:value-type="float" office:value="-0.381429606595788" calcext:value-type="float">
            <text:p>-0.381429606595788</text:p>
          </table:table-cell>
          <table:table-cell table:number-columns-repeated="9"/>
        </table:table-row>
        <table:table-row table:style-name="ro1">
          <table:table-cell office:value-type="time" office:time-value="PT14H48M22.191S" calcext:value-type="time">
            <text:p>14:48:22.1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487683" calcext:value-type="float">
            <text:p>-1.49E-10</text:p>
          </table:table-cell>
          <table:table-cell table:formula="of:=[.C70]*10^9" office:value-type="float" office:value="-0.1487683" calcext:value-type="float">
            <text:p>-0.1487683</text:p>
          </table:table-cell>
          <table:table-cell table:formula="of:=[.$N$1]*[.D70]" office:value-type="float" office:value="-0.123815560304587" calcext:value-type="float">
            <text:p>-0.123815560304587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21170275327173" calcext:value-type="float">
            <text:p>-0.221170275327173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07214280462109" calcext:value-type="float">
            <text:p>0.107214280462109</text:p>
          </table:table-cell>
          <table:table-cell/>
          <table:table-cell table:formula="of:=(MAX([.E69:.E73])-MIN([.E69:.E73]))/2" office:value-type="float" office:value="0.1288070231456" calcext:value-type="float">
            <text:p>0.1288070231456</text:p>
          </table:table-cell>
          <table:table-cell table:number-columns-repeated="2"/>
        </table:table-row>
        <table:table-row table:style-name="ro1">
          <table:table-cell office:value-type="time" office:time-value="PT14H48M22.575S" calcext:value-type="time">
            <text:p>14:48:22.5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830405" calcext:value-type="float">
            <text:p>-1.83E-10</text:p>
          </table:table-cell>
          <table:table-cell table:formula="of:=[.C71]*10^9" office:value-type="float" office:value="-0.1830405" calcext:value-type="float">
            <text:p>-0.1830405</text:p>
          </table:table-cell>
          <table:table-cell table:formula="of:=[.$N$1]*[.D71]" office:value-type="float" office:value="-0.152339322731602" calcext:value-type="float">
            <text:p>-0.152339322731602</text:p>
          </table:table-cell>
          <table:table-cell table:number-columns-repeated="9"/>
        </table:table-row>
        <table:table-row table:style-name="ro1">
          <table:table-cell office:value-type="time" office:time-value="PT14H48M22.95S" calcext:value-type="time">
            <text:p>14:48:22.9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429221" calcext:value-type="float">
            <text:p>-3.43E-10</text:p>
          </table:table-cell>
          <table:table-cell table:formula="of:=[.C72]*10^9" office:value-type="float" office:value="-0.3429221" calcext:value-type="float">
            <text:p>-0.3429221</text:p>
          </table:table-cell>
          <table:table-cell table:formula="of:=[.$N$1]*[.D72]" office:value-type="float" office:value="-0.285404161722125" calcext:value-type="float">
            <text:p>-0.285404161722125</text:p>
          </table:table-cell>
          <table:table-cell table:number-columns-repeated="9"/>
        </table:table-row>
        <table:table-row table:style-name="ro1">
          <table:table-cell office:value-type="time" office:time-value="PT14H48M23.327S" calcext:value-type="time">
            <text:p>14:48:23.3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956847" calcext:value-type="float">
            <text:p>-1.96E-10</text:p>
          </table:table-cell>
          <table:table-cell table:formula="of:=[.C73]*10^9" office:value-type="float" office:value="-0.1956847" calcext:value-type="float">
            <text:p>-0.1956847</text:p>
          </table:table-cell>
          <table:table-cell table:formula="of:=[.$N$1]*[.D73]" office:value-type="float" office:value="-0.162862725281764" calcext:value-type="float">
            <text:p>-0.162862725281764</text:p>
          </table:table-cell>
          <table:table-cell table:number-columns-repeated="9"/>
        </table:table-row>
        <table:table-row table:style-name="ro1">
          <table:table-cell office:value-type="time" office:time-value="PT14H48M23.711S" calcext:value-type="time">
            <text:p>14:48:23.7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481861" calcext:value-type="float">
            <text:p>-1.48E-10</text:p>
          </table:table-cell>
          <table:table-cell table:formula="of:=[.C74]*10^9" office:value-type="float" office:value="-0.1481861" calcext:value-type="float">
            <text:p>-0.1481861</text:p>
          </table:table-cell>
          <table:table-cell table:formula="of:=[.$N$1]*[.D74]" office:value-type="float" office:value="-0.123331012056006" calcext:value-type="float">
            <text:p>-0.123331012056006</text:p>
          </table:table-cell>
          <table:table-cell table:number-columns-repeated="9"/>
        </table:table-row>
        <table:table-row table:style-name="ro1">
          <table:table-cell office:value-type="time" office:time-value="PT14H48M24.095S" calcext:value-type="time">
            <text:p>14:48:24.1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448238" calcext:value-type="float">
            <text:p>-4.45E-10</text:p>
          </table:table-cell>
          <table:table-cell table:formula="of:=[.C75]*10^9" office:value-type="float" office:value="-0.4448238" calcext:value-type="float">
            <text:p>-0.4448238</text:p>
          </table:table-cell>
          <table:table-cell table:formula="of:=[.$N$1]*[.D75]" office:value-type="float" office:value="-0.370214004151527" calcext:value-type="float">
            <text:p>-0.370214004151527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40285429084211" calcext:value-type="float">
            <text:p>-0.240285429084211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02751466694018" calcext:value-type="float">
            <text:p>0.102751466694018</text:p>
          </table:table-cell>
          <table:table-cell/>
          <table:table-cell table:formula="of:=(MAX([.E74:.E78])-MIN([.E74:.E78]))/2" office:value-type="float" office:value="0.12344149604776" calcext:value-type="float">
            <text:p>0.12344149604776</text:p>
          </table:table-cell>
          <table:table-cell table:number-columns-repeated="2"/>
        </table:table-row>
        <table:table-row table:style-name="ro1">
          <table:table-cell office:value-type="time" office:time-value="PT14H48M24.478S" calcext:value-type="time">
            <text:p>14:48:24.4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630647" calcext:value-type="float">
            <text:p>-2.63E-10</text:p>
          </table:table-cell>
          <table:table-cell table:formula="of:=[.C76]*10^9" office:value-type="float" office:value="-0.2630647" calcext:value-type="float">
            <text:p>-0.2630647</text:p>
          </table:table-cell>
          <table:table-cell table:formula="of:=[.$N$1]*[.D76]" office:value-type="float" office:value="-0.218941153638632" calcext:value-type="float">
            <text:p>-0.218941153638632</text:p>
          </table:table-cell>
          <table:table-cell table:number-columns-repeated="9"/>
        </table:table-row>
        <table:table-row table:style-name="ro1">
          <table:table-cell office:value-type="time" office:time-value="PT14H48M24.861S" calcext:value-type="time">
            <text:p>14:48:24.8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88198" calcext:value-type="float">
            <text:p>-1.88E-10</text:p>
          </table:table-cell>
          <table:table-cell table:formula="of:=[.C77]*10^9" office:value-type="float" office:value="-0.188198" calcext:value-type="float">
            <text:p>-0.188198</text:p>
          </table:table-cell>
          <table:table-cell table:formula="of:=[.$N$1]*[.D77]" office:value-type="float" office:value="-0.156631761055297" calcext:value-type="float">
            <text:p>-0.156631761055297</text:p>
          </table:table-cell>
          <table:table-cell table:number-columns-repeated="9"/>
        </table:table-row>
        <table:table-row table:style-name="ro1">
          <table:table-cell office:value-type="time" office:time-value="PT14H48M25.245S" calcext:value-type="time">
            <text:p>14:48:25.2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9928" calcext:value-type="float">
            <text:p>-3.99E-10</text:p>
          </table:table-cell>
          <table:table-cell table:formula="of:=[.C78]*10^9" office:value-type="float" office:value="-0.39928" calcext:value-type="float">
            <text:p>-0.39928</text:p>
          </table:table-cell>
          <table:table-cell table:formula="of:=[.$N$1]*[.D78]" office:value-type="float" office:value="-0.332309214519595" calcext:value-type="float">
            <text:p>-0.332309214519595</text:p>
          </table:table-cell>
          <table:table-cell table:number-columns-repeated="9"/>
        </table:table-row>
        <table:table-row table:style-name="ro1">
          <table:table-cell office:value-type="time" office:time-value="PT14H48M25.629S" calcext:value-type="time">
            <text:p>14:48:25.6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744493" calcext:value-type="float">
            <text:p>-3.74E-10</text:p>
          </table:table-cell>
          <table:table-cell table:formula="of:=[.C79]*10^9" office:value-type="float" office:value="-0.3744493" calcext:value-type="float">
            <text:p>-0.3744493</text:p>
          </table:table-cell>
          <table:table-cell table:formula="of:=[.$N$1]*[.D79]" office:value-type="float" office:value="-0.311643339912874" calcext:value-type="float">
            <text:p>-0.311643339912874</text:p>
          </table:table-cell>
          <table:table-cell table:number-columns-repeated="9"/>
        </table:table-row>
        <table:table-row table:style-name="ro1">
          <table:table-cell office:value-type="time" office:time-value="PT14H48M26.013S" calcext:value-type="time">
            <text:p>14:48:26.0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655716" calcext:value-type="float">
            <text:p>-1.66E-10</text:p>
          </table:table-cell>
          <table:table-cell table:formula="of:=[.C80]*10^9" office:value-type="float" office:value="-0.1655716" calcext:value-type="float">
            <text:p>-0.1655716</text:p>
          </table:table-cell>
          <table:table-cell table:formula="of:=[.$N$1]*[.D80]" office:value-type="float" office:value="-0.13780046168792" calcext:value-type="float">
            <text:p>-0.13780046168792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31735208206439" calcext:value-type="float">
            <text:p>-0.231735208206439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04594171133621" calcext:value-type="float">
            <text:p>0.104594171133621</text:p>
          </table:table-cell>
          <table:table-cell/>
          <table:table-cell table:formula="of:=(MAX([.E79:.E83])-MIN([.E79:.E83]))/2" office:value-type="float" office:value="0.12565708500782" calcext:value-type="float">
            <text:p>0.12565708500782</text:p>
          </table:table-cell>
          <table:table-cell table:number-columns-repeated="2"/>
        </table:table-row>
        <table:table-row table:style-name="ro1">
          <table:table-cell office:value-type="time" office:time-value="PT14H48M26.397S" calcext:value-type="time">
            <text:p>14:48:26.4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98335" calcext:value-type="float">
            <text:p>-2.98E-10</text:p>
          </table:table-cell>
          <table:table-cell table:formula="of:=[.C81]*10^9" office:value-type="float" office:value="-0.298335" calcext:value-type="float">
            <text:p>-0.298335</text:p>
          </table:table-cell>
          <table:table-cell table:formula="of:=[.$N$1]*[.D81]" office:value-type="float" office:value="-0.248295605874833" calcext:value-type="float">
            <text:p>-0.248295605874833</text:p>
          </table:table-cell>
          <table:table-cell table:number-columns-repeated="9"/>
        </table:table-row>
        <table:table-row table:style-name="ro1">
          <table:table-cell office:value-type="time" office:time-value="PT14H48M26.78S" calcext:value-type="time">
            <text:p>14:48:26.7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278959" calcext:value-type="float">
            <text:p>-4.28E-10</text:p>
          </table:table-cell>
          <table:table-cell table:formula="of:=[.C82]*10^9" office:value-type="float" office:value="-0.4278959" calcext:value-type="float">
            <text:p>-0.4278959</text:p>
          </table:table-cell>
          <table:table-cell table:formula="of:=[.$N$1]*[.D82]" office:value-type="float" office:value="-0.356125401786104" calcext:value-type="float">
            <text:p>-0.356125401786104</text:p>
          </table:table-cell>
          <table:table-cell table:number-columns-repeated="9"/>
        </table:table-row>
        <table:table-row table:style-name="ro1">
          <table:table-cell office:value-type="time" office:time-value="PT14H48M27.156S" calcext:value-type="time">
            <text:p>14:48:27.1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25934" calcext:value-type="float">
            <text:p>-1.26E-10</text:p>
          </table:table-cell>
          <table:table-cell table:formula="of:=[.C83]*10^9" office:value-type="float" office:value="-0.125934" calcext:value-type="float">
            <text:p>-0.125934</text:p>
          </table:table-cell>
          <table:table-cell table:formula="of:=[.$N$1]*[.D83]" office:value-type="float" office:value="-0.104811231770464" calcext:value-type="float">
            <text:p>-0.104811231770464</text:p>
          </table:table-cell>
          <table:table-cell table:number-columns-repeated="9"/>
        </table:table-row>
        <table:table-row table:style-name="ro1">
          <table:table-cell office:value-type="time" office:time-value="PT14H48M27.532S" calcext:value-type="time">
            <text:p>14:48:27.5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698141" calcext:value-type="float">
            <text:p>-1.70E-10</text:p>
          </table:table-cell>
          <table:table-cell table:formula="of:=[.C84]*10^9" office:value-type="float" office:value="-0.1698141" calcext:value-type="float">
            <text:p>-0.1698141</text:p>
          </table:table-cell>
          <table:table-cell table:formula="of:=[.$N$1]*[.D84]" office:value-type="float" office:value="-0.141331371932859" calcext:value-type="float">
            <text:p>-0.141331371932859</text:p>
          </table:table-cell>
          <table:table-cell table:number-columns-repeated="9"/>
        </table:table-row>
        <table:table-row table:style-name="ro1">
          <table:table-cell office:value-type="time" office:time-value="PT14H48M27.916S" calcext:value-type="time">
            <text:p>14:48:27.9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75062" calcext:value-type="float">
            <text:p>-4.75E-10</text:p>
          </table:table-cell>
          <table:table-cell table:formula="of:=[.C85]*10^9" office:value-type="float" office:value="-0.475062" calcext:value-type="float">
            <text:p>-0.475062</text:p>
          </table:table-cell>
          <table:table-cell table:formula="of:=[.$N$1]*[.D85]" office:value-type="float" office:value="-0.395380384863024" calcext:value-type="float">
            <text:p>-0.395380384863024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48420313380102" calcext:value-type="float">
            <text:p>-0.248420313380102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07174387940929" calcext:value-type="float">
            <text:p>0.107174387940929</text:p>
          </table:table-cell>
          <table:table-cell/>
          <table:table-cell table:formula="of:=(MAX([.E84:.E88])-MIN([.E84:.E88]))/2" office:value-type="float" office:value="0.12875533910878" calcext:value-type="float">
            <text:p>0.12875533910878</text:p>
          </table:table-cell>
          <table:table-cell table:number-columns-repeated="2"/>
        </table:table-row>
        <table:table-row table:style-name="ro1">
          <table:table-cell office:value-type="time" office:time-value="PT14H48M28.3S" calcext:value-type="time">
            <text:p>14:48:28.3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792213" calcext:value-type="float">
            <text:p>-4.79E-10</text:p>
          </table:table-cell>
          <table:table-cell table:formula="of:=[.C86]*10^9" office:value-type="float" office:value="-0.4792213" calcext:value-type="float">
            <text:p>-0.4792213</text:p>
          </table:table-cell>
          <table:table-cell table:formula="of:=[.$N$1]*[.D86]" office:value-type="float" office:value="-0.398842050150419" calcext:value-type="float">
            <text:p>-0.398842050150419</text:p>
          </table:table-cell>
          <table:table-cell table:number-columns-repeated="9"/>
        </table:table-row>
        <table:table-row table:style-name="ro1">
          <table:table-cell office:value-type="time" office:time-value="PT14H48M28.683S" calcext:value-type="time">
            <text:p>14:48:28.6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753459" calcext:value-type="float">
            <text:p>-1.75E-10</text:p>
          </table:table-cell>
          <table:table-cell table:formula="of:=[.C87]*10^9" office:value-type="float" office:value="-0.1753459" calcext:value-type="float">
            <text:p>-0.1753459</text:p>
          </table:table-cell>
          <table:table-cell table:formula="of:=[.$N$1]*[.D87]" office:value-type="float" office:value="-0.145935329338388" calcext:value-type="float">
            <text:p>-0.145935329338388</text:p>
          </table:table-cell>
          <table:table-cell table:number-columns-repeated="9"/>
        </table:table-row>
        <table:table-row table:style-name="ro1">
          <table:table-cell office:value-type="time" office:time-value="PT14H48M29.067S" calcext:value-type="time">
            <text:p>14:48:29.0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929809" calcext:value-type="float">
            <text:p>-1.93E-10</text:p>
          </table:table-cell>
          <table:table-cell table:formula="of:=[.C88]*10^9" office:value-type="float" office:value="-0.1929809" calcext:value-type="float">
            <text:p>-0.1929809</text:p>
          </table:table-cell>
          <table:table-cell table:formula="of:=[.$N$1]*[.D88]" office:value-type="float" office:value="-0.16061243061582" calcext:value-type="float">
            <text:p>-0.16061243061582</text:p>
          </table:table-cell>
          <table:table-cell table:number-columns-repeated="9"/>
        </table:table-row>
        <table:table-row table:style-name="ro1">
          <table:table-cell office:value-type="time" office:time-value="PT14H48M29.451S" calcext:value-type="time">
            <text:p>14:48:29.4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7057" calcext:value-type="float">
            <text:p>-4.71E-10</text:p>
          </table:table-cell>
          <table:table-cell table:formula="of:=[.C89]*10^9" office:value-type="float" office:value="-0.47057" calcext:value-type="float">
            <text:p>-0.47057</text:p>
          </table:table-cell>
          <table:table-cell table:formula="of:=[.$N$1]*[.D89]" office:value-type="float" office:value="-0.391641822972566" calcext:value-type="float">
            <text:p>-0.391641822972566</text:p>
          </table:table-cell>
          <table:table-cell table:number-columns-repeated="9"/>
        </table:table-row>
        <table:table-row table:style-name="ro1">
          <table:table-cell office:value-type="time" office:time-value="PT14H48M29.835S" calcext:value-type="time">
            <text:p>14:48:29.8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768432" calcext:value-type="float">
            <text:p>-1.77E-10</text:p>
          </table:table-cell>
          <table:table-cell table:formula="of:=[.C90]*10^9" office:value-type="float" office:value="-0.1768432" calcext:value-type="float">
            <text:p>-0.1768432</text:p>
          </table:table-cell>
          <table:table-cell table:formula="of:=[.$N$1]*[.D90]" office:value-type="float" office:value="-0.147181488892836" calcext:value-type="float">
            <text:p>-0.147181488892836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306589440092114" calcext:value-type="float">
            <text:p>-0.306589440092114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01752763698905" calcext:value-type="float">
            <text:p>0.101752763698905</text:p>
          </table:table-cell>
          <table:table-cell/>
          <table:table-cell table:formula="of:=(MAX([.E89:.E93])-MIN([.E89:.E93]))/2" office:value-type="float" office:value="0.122230167039865" calcext:value-type="float">
            <text:p>0.122230167039865</text:p>
          </table:table-cell>
          <table:table-cell table:number-columns-repeated="2"/>
        </table:table-row>
        <table:table-row table:style-name="ro1">
          <table:table-cell office:value-type="time" office:time-value="PT14H48M30.219S" calcext:value-type="time">
            <text:p>14:48:30.2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218763" calcext:value-type="float">
            <text:p>-3.22E-10</text:p>
          </table:table-cell>
          <table:table-cell table:formula="of:=[.C91]*10^9" office:value-type="float" office:value="-0.3218763" calcext:value-type="float">
            <text:p>-0.3218763</text:p>
          </table:table-cell>
          <table:table-cell table:formula="of:=[.$N$1]*[.D91]" office:value-type="float" office:value="-0.267888350093853" calcext:value-type="float">
            <text:p>-0.267888350093853</text:p>
          </table:table-cell>
          <table:table-cell table:number-columns-repeated="9"/>
        </table:table-row>
        <table:table-row table:style-name="ro1">
          <table:table-cell office:value-type="time" office:time-value="PT14H48M30.603S" calcext:value-type="time">
            <text:p>14:48:30.6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648717" calcext:value-type="float">
            <text:p>-4.65E-10</text:p>
          </table:table-cell>
          <table:table-cell table:formula="of:=[.C92]*10^9" office:value-type="float" office:value="-0.4648717" calcext:value-type="float">
            <text:p>-0.4648717</text:p>
          </table:table-cell>
          <table:table-cell table:formula="of:=[.$N$1]*[.D92]" office:value-type="float" office:value="-0.386899292424837" calcext:value-type="float">
            <text:p>-0.386899292424837</text:p>
          </table:table-cell>
          <table:table-cell table:number-columns-repeated="9"/>
        </table:table-row>
        <table:table-row table:style-name="ro1">
          <table:table-cell office:value-type="time" office:time-value="PT14H48M30.987S" calcext:value-type="time">
            <text:p>14:48:30.9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077232" calcext:value-type="float">
            <text:p>-4.08E-10</text:p>
          </table:table-cell>
          <table:table-cell table:formula="of:=[.C93]*10^9" office:value-type="float" office:value="-0.4077232" calcext:value-type="float">
            <text:p>-0.4077232</text:p>
          </table:table-cell>
          <table:table-cell table:formula="of:=[.$N$1]*[.D93]" office:value-type="float" office:value="-0.339336246076478" calcext:value-type="float">
            <text:p>-0.339336246076478</text:p>
          </table:table-cell>
          <table:table-cell table:number-columns-repeated="9"/>
        </table:table-row>
        <table:table-row table:style-name="ro1">
          <table:table-cell office:value-type="time" office:time-value="PT14H48M31.371S" calcext:value-type="time">
            <text:p>14:48:31.3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331477" calcext:value-type="float">
            <text:p>-3.33E-10</text:p>
          </table:table-cell>
          <table:table-cell table:formula="of:=[.C94]*10^9" office:value-type="float" office:value="-0.3331477" calcext:value-type="float">
            <text:p>-0.3331477</text:p>
          </table:table-cell>
          <table:table-cell table:formula="of:=[.$N$1]*[.D94]" office:value-type="float" office:value="-0.277269210844545" calcext:value-type="float">
            <text:p>-0.277269210844545</text:p>
          </table:table-cell>
          <table:table-cell table:number-columns-repeated="9"/>
        </table:table-row>
        <table:table-row table:style-name="ro1">
          <table:table-cell office:value-type="time" office:time-value="PT14H48M31.755S" calcext:value-type="time">
            <text:p>14:48:31.7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862016" calcext:value-type="float">
            <text:p>-1.86E-10</text:p>
          </table:table-cell>
          <table:table-cell table:formula="of:=[.C95]*10^9" office:value-type="float" office:value="-0.1862016" calcext:value-type="float">
            <text:p>-0.1862016</text:p>
          </table:table-cell>
          <table:table-cell table:formula="of:=[.$N$1]*[.D95]" office:value-type="float" office:value="-0.154970214982699" calcext:value-type="float">
            <text:p>-0.154970214982699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72893911607713" calcext:value-type="float">
            <text:p>-0.272893911607713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946905052816262" calcext:value-type="float">
            <text:p>0.094690505281626</text:p>
          </table:table-cell>
          <table:table-cell/>
          <table:table-cell table:formula="of:=(MAX([.E94:.E98])-MIN([.E94:.E98]))/2" office:value-type="float" office:value="0.11374894976101" calcext:value-type="float">
            <text:p>0.11374894976101</text:p>
          </table:table-cell>
          <table:table-cell table:number-columns-repeated="2"/>
        </table:table-row>
        <table:table-row table:style-name="ro1">
          <table:table-cell office:value-type="time" office:time-value="PT14H48M32.138S" calcext:value-type="time">
            <text:p>14:48:32.1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595475" calcext:value-type="float">
            <text:p>-4.60E-10</text:p>
          </table:table-cell>
          <table:table-cell table:formula="of:=[.C96]*10^9" office:value-type="float" office:value="-0.4595475" calcext:value-type="float">
            <text:p>-0.4595475</text:p>
          </table:table-cell>
          <table:table-cell table:formula="of:=[.$N$1]*[.D96]" office:value-type="float" office:value="-0.382468114504718" calcext:value-type="float">
            <text:p>-0.382468114504718</text:p>
          </table:table-cell>
          <table:table-cell table:number-columns-repeated="9"/>
        </table:table-row>
        <table:table-row table:style-name="ro1">
          <table:table-cell office:value-type="time" office:time-value="PT14H48M32.515S" calcext:value-type="time">
            <text:p>14:48:32.5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398446" calcext:value-type="float">
            <text:p>-3.40E-10</text:p>
          </table:table-cell>
          <table:table-cell table:formula="of:=[.C97]*10^9" office:value-type="float" office:value="-0.3398446" calcext:value-type="float">
            <text:p>-0.3398446</text:p>
          </table:table-cell>
          <table:table-cell table:formula="of:=[.$N$1]*[.D97]" office:value-type="float" office:value="-0.282842847337022" calcext:value-type="float">
            <text:p>-0.282842847337022</text:p>
          </table:table-cell>
          <table:table-cell table:number-columns-repeated="9"/>
        </table:table-row>
        <table:table-row table:style-name="ro1">
          <table:table-cell office:value-type="time" office:time-value="PT14H48M32.891S" calcext:value-type="time">
            <text:p>14:48:32.8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207118" calcext:value-type="float">
            <text:p>-3.21E-10</text:p>
          </table:table-cell>
          <table:table-cell table:formula="of:=[.C98]*10^9" office:value-type="float" office:value="-0.3207118" calcext:value-type="float">
            <text:p>-0.3207118</text:p>
          </table:table-cell>
          <table:table-cell table:formula="of:=[.$N$1]*[.D98]" office:value-type="float" office:value="-0.266919170369579" calcext:value-type="float">
            <text:p>-0.266919170369579</text:p>
          </table:table-cell>
          <table:table-cell table:number-columns-repeated="9"/>
        </table:table-row>
        <table:table-row table:style-name="ro1">
          <table:table-cell office:value-type="time" office:time-value="PT14H48M33.275S" calcext:value-type="time">
            <text:p>14:48:33.2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883646" calcext:value-type="float">
            <text:p>-1.88E-10</text:p>
          </table:table-cell>
          <table:table-cell table:formula="of:=[.C99]*10^9" office:value-type="float" office:value="-0.1883646" calcext:value-type="float">
            <text:p>-0.1883646</text:p>
          </table:table-cell>
          <table:table-cell table:formula="of:=[.$N$1]*[.D99]" office:value-type="float" office:value="-0.156770417424609" calcext:value-type="float">
            <text:p>-0.156770417424609</text:p>
          </table:table-cell>
          <table:table-cell table:number-columns-repeated="9"/>
        </table:table-row>
        <table:table-row table:style-name="ro1">
          <table:table-cell office:value-type="time" office:time-value="PT14H48M33.658S" calcext:value-type="time">
            <text:p>14:48:33.6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154477" calcext:value-type="float">
            <text:p>-5.15E-10</text:p>
          </table:table-cell>
          <table:table-cell table:formula="of:=[.C100]*10^9" office:value-type="float" office:value="-0.5154477" calcext:value-type="float">
            <text:p>-0.5154477</text:p>
          </table:table-cell>
          <table:table-cell table:formula="of:=[.$N$1]*[.D100]" office:value-type="float" office:value="-0.428992236808586" calcext:value-type="float">
            <text:p>-0.428992236808586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81714071301948" calcext:value-type="float">
            <text:p>-0.281714071301948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1329947240773" calcext:value-type="float">
            <text:p>0.11329947240773</text:p>
          </table:table-cell>
          <table:table-cell/>
          <table:table-cell table:formula="of:=(MAX([.E99:.E103])-MIN([.E99:.E103]))/2" office:value-type="float" office:value="0.136110909691988" calcext:value-type="float">
            <text:p>0.136110909691988</text:p>
          </table:table-cell>
          <table:table-cell table:number-columns-repeated="2"/>
        </table:table-row>
        <table:table-row table:style-name="ro1">
          <table:table-cell office:value-type="time" office:time-value="PT14H48M34.042S" calcext:value-type="time">
            <text:p>14:48:34.0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788163" calcext:value-type="float">
            <text:p>-3.79E-10</text:p>
          </table:table-cell>
          <table:table-cell table:formula="of:=[.C101]*10^9" office:value-type="float" office:value="-0.3788163" calcext:value-type="float">
            <text:p>-0.3788163</text:p>
          </table:table-cell>
          <table:table-cell table:formula="of:=[.$N$1]*[.D101]" office:value-type="float" office:value="-0.315277867912792" calcext:value-type="float">
            <text:p>-0.315277867912792</text:p>
          </table:table-cell>
          <table:table-cell table:number-columns-repeated="9"/>
        </table:table-row>
        <table:table-row table:style-name="ro1">
          <table:table-cell office:value-type="time" office:time-value="PT14H48M34.426S" calcext:value-type="time">
            <text:p>14:48:34.4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304975" calcext:value-type="float">
            <text:p>-2.30E-10</text:p>
          </table:table-cell>
          <table:table-cell table:formula="of:=[.C102]*10^9" office:value-type="float" office:value="-0.2304975" calcext:value-type="float">
            <text:p>-0.2304975</text:p>
          </table:table-cell>
          <table:table-cell table:formula="of:=[.$N$1]*[.D102]" office:value-type="float" office:value="-0.191836413478588" calcext:value-type="float">
            <text:p>-0.191836413478588</text:p>
          </table:table-cell>
          <table:table-cell table:number-columns-repeated="9"/>
        </table:table-row>
        <table:table-row table:style-name="ro1">
          <table:table-cell office:value-type="time" office:time-value="PT14H48M34.81S" calcext:value-type="time">
            <text:p>14:48:34.8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793156" calcext:value-type="float">
            <text:p>-3.79E-10</text:p>
          </table:table-cell>
          <table:table-cell table:formula="of:=[.C103]*10^9" office:value-type="float" office:value="-0.3793156" calcext:value-type="float">
            <text:p>-0.3793156</text:p>
          </table:table-cell>
          <table:table-cell table:formula="of:=[.$N$1]*[.D103]" office:value-type="float" office:value="-0.315693420885166" calcext:value-type="float">
            <text:p>-0.315693420885166</text:p>
          </table:table-cell>
          <table:table-cell table:number-columns-repeated="9"/>
        </table:table-row>
        <table:table-row table:style-name="ro1">
          <table:table-cell office:value-type="time" office:time-value="PT14H48M35.195S" calcext:value-type="time">
            <text:p>14:48:35.2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733565" calcext:value-type="float">
            <text:p>-4.73E-10</text:p>
          </table:table-cell>
          <table:table-cell table:formula="of:=[.C104]*10^9" office:value-type="float" office:value="-0.4733565" calcext:value-type="float">
            <text:p>-0.4733565</text:p>
          </table:table-cell>
          <table:table-cell table:formula="of:=[.$N$1]*[.D104]" office:value-type="float" office:value="-0.393960946460491" calcext:value-type="float">
            <text:p>-0.393960946460491</text:p>
          </table:table-cell>
          <table:table-cell table:number-columns-repeated="9"/>
        </table:table-row>
        <table:table-row table:style-name="ro1">
          <table:table-cell office:value-type="time" office:time-value="PT14H48M35.578S" calcext:value-type="time">
            <text:p>14:48:35.5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088992" calcext:value-type="float">
            <text:p>-3.09E-10</text:p>
          </table:table-cell>
          <table:table-cell table:formula="of:=[.C105]*10^9" office:value-type="float" office:value="-0.3088992" calcext:value-type="float">
            <text:p>-0.3088992</text:p>
          </table:table-cell>
          <table:table-cell table:formula="of:=[.$N$1]*[.D105]" office:value-type="float" office:value="-0.257087884486404" calcext:value-type="float">
            <text:p>-0.257087884486404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306679225501006" calcext:value-type="float">
            <text:p>-0.306679225501006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946525553721414" calcext:value-type="float">
            <text:p>0.094652555372141</text:p>
          </table:table-cell>
          <table:table-cell/>
          <table:table-cell table:formula="of:=(MAX([.E104:.E108])-MIN([.E104:.E108]))/2" office:value-type="float" office:value="0.113696849588627" calcext:value-type="float">
            <text:p>0.113696849588627</text:p>
          </table:table-cell>
          <table:table-cell table:number-columns-repeated="2"/>
        </table:table-row>
        <table:table-row table:style-name="ro1">
          <table:table-cell office:value-type="time" office:time-value="PT14H48M35.961S" calcext:value-type="time">
            <text:p>14:48:35.9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18216" calcext:value-type="float">
            <text:p>-3.18E-10</text:p>
          </table:table-cell>
          <table:table-cell table:formula="of:=[.C106]*10^9" office:value-type="float" office:value="-0.318216" calcext:value-type="float">
            <text:p>-0.318216</text:p>
          </table:table-cell>
          <table:table-cell table:formula="of:=[.$N$1]*[.D106]" office:value-type="float" office:value="-0.264841988097494" calcext:value-type="float">
            <text:p>-0.264841988097494</text:p>
          </table:table-cell>
          <table:table-cell table:number-columns-repeated="9"/>
        </table:table-row>
        <table:table-row table:style-name="ro1">
          <table:table-cell office:value-type="time" office:time-value="PT14H48M36.345S" calcext:value-type="time">
            <text:p>14:48:36.3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075864" calcext:value-type="float">
            <text:p>-5.08E-10</text:p>
          </table:table-cell>
          <table:table-cell table:formula="of:=[.C107]*10^9" office:value-type="float" office:value="-0.5075864" calcext:value-type="float">
            <text:p>-0.5075864</text:p>
          </table:table-cell>
          <table:table-cell table:formula="of:=[.$N$1]*[.D107]" office:value-type="float" office:value="-0.422449503818947" calcext:value-type="float">
            <text:p>-0.422449503818947</text:p>
          </table:table-cell>
          <table:table-cell table:number-columns-repeated="9"/>
        </table:table-row>
        <table:table-row table:style-name="ro1">
          <table:table-cell office:value-type="time" office:time-value="PT14H48M36.721S" calcext:value-type="time">
            <text:p>14:48:36.7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343657" calcext:value-type="float">
            <text:p>-2.34E-10</text:p>
          </table:table-cell>
          <table:table-cell table:formula="of:=[.C108]*10^9" office:value-type="float" office:value="-0.2343657" calcext:value-type="float">
            <text:p>-0.2343657</text:p>
          </table:table-cell>
          <table:table-cell table:formula="of:=[.$N$1]*[.D108]" office:value-type="float" office:value="-0.195055804641693" calcext:value-type="float">
            <text:p>-0.195055804641693</text:p>
          </table:table-cell>
          <table:table-cell table:number-columns-repeated="9"/>
        </table:table-row>
        <table:table-row table:style-name="ro1">
          <table:table-cell office:value-type="time" office:time-value="PT14H48M37.098S" calcext:value-type="time">
            <text:p>14:48:37.1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559939" calcext:value-type="float">
            <text:p>-2.56E-10</text:p>
          </table:table-cell>
          <table:table-cell table:formula="of:=[.C109]*10^9" office:value-type="float" office:value="-0.2559939" calcext:value-type="float">
            <text:p>-0.2559939</text:p>
          </table:table-cell>
          <table:table-cell table:formula="of:=[.$N$1]*[.D109]" office:value-type="float" office:value="-0.213056330972771" calcext:value-type="float">
            <text:p>-0.213056330972771</text:p>
          </table:table-cell>
          <table:table-cell table:number-columns-repeated="9"/>
        </table:table-row>
        <table:table-row table:style-name="ro1">
          <table:table-cell office:value-type="time" office:time-value="PT14H48M37.481S" calcext:value-type="time">
            <text:p>14:48:37.4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974619" calcext:value-type="float">
            <text:p>-2.97E-10</text:p>
          </table:table-cell>
          <table:table-cell table:formula="of:=[.C110]*10^9" office:value-type="float" office:value="-0.2974619" calcext:value-type="float">
            <text:p>-0.2974619</text:p>
          </table:table-cell>
          <table:table-cell table:formula="of:=[.$N$1]*[.D110]" office:value-type="float" office:value="-0.247568949956187" calcext:value-type="float">
            <text:p>-0.247568949956187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9671685691575" calcext:value-type="float">
            <text:p>-0.29671685691575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927501053588373" calcext:value-type="float">
            <text:p>0.092750105358837</text:p>
          </table:table-cell>
          <table:table-cell/>
          <table:table-cell table:formula="of:=(MAX([.E109:.E113])-MIN([.E109:.E113]))/2" office:value-type="float" office:value="0.11141239019303" calcext:value-type="float">
            <text:p>0.11141239019303</text:p>
          </table:table-cell>
          <table:table-cell table:number-columns-repeated="2"/>
        </table:table-row>
        <table:table-row table:style-name="ro1">
          <table:table-cell office:value-type="time" office:time-value="PT14H48M37.864S" calcext:value-type="time">
            <text:p>14:48:37.8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237249" calcext:value-type="float">
            <text:p>-5.24E-10</text:p>
          </table:table-cell>
          <table:table-cell table:formula="of:=[.C111]*10^9" office:value-type="float" office:value="-0.5237249" calcext:value-type="float">
            <text:p>-0.5237249</text:p>
          </table:table-cell>
          <table:table-cell table:formula="of:=[.$N$1]*[.D111]" office:value-type="float" office:value="-0.43588111135883" calcext:value-type="float">
            <text:p>-0.43588111135883</text:p>
          </table:table-cell>
          <table:table-cell table:number-columns-repeated="9"/>
        </table:table-row>
        <table:table-row table:style-name="ro1">
          <table:table-cell office:value-type="time" office:time-value="PT14H48M38.248S" calcext:value-type="time">
            <text:p>14:48:38.2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990007" calcext:value-type="float">
            <text:p>-2.99E-10</text:p>
          </table:table-cell>
          <table:table-cell table:formula="of:=[.C112]*10^9" office:value-type="float" office:value="-0.2990007" calcext:value-type="float">
            <text:p>-0.2990007</text:p>
          </table:table-cell>
          <table:table-cell table:formula="of:=[.$N$1]*[.D112]" office:value-type="float" office:value="-0.248849648762295" calcext:value-type="float">
            <text:p>-0.248849648762295</text:p>
          </table:table-cell>
          <table:table-cell table:number-columns-repeated="9"/>
        </table:table-row>
        <table:table-row table:style-name="ro1">
          <table:table-cell office:value-type="time" office:time-value="PT14H48M38.624S" calcext:value-type="time">
            <text:p>14:48:38.6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063919" calcext:value-type="float">
            <text:p>-4.06E-10</text:p>
          </table:table-cell>
          <table:table-cell table:formula="of:=[.C113]*10^9" office:value-type="float" office:value="-0.4063919" calcext:value-type="float">
            <text:p>-0.4063919</text:p>
          </table:table-cell>
          <table:table-cell table:formula="of:=[.$N$1]*[.D113]" office:value-type="float" office:value="-0.338228243528667" calcext:value-type="float">
            <text:p>-0.338228243528667</text:p>
          </table:table-cell>
          <table:table-cell table:number-columns-repeated="9"/>
        </table:table-row>
        <table:table-row table:style-name="ro1">
          <table:table-cell office:value-type="time" office:time-value="PT14H48M39.001S" calcext:value-type="time">
            <text:p>14:48:39.0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310985" calcext:value-type="float">
            <text:p>-4.31E-10</text:p>
          </table:table-cell>
          <table:table-cell table:formula="of:=[.C114]*10^9" office:value-type="float" office:value="-0.4310985" calcext:value-type="float">
            <text:p>-0.4310985</text:p>
          </table:table-cell>
          <table:table-cell table:formula="of:=[.$N$1]*[.D114]" office:value-type="float" office:value="-0.358790833288859" calcext:value-type="float">
            <text:p>-0.358790833288859</text:p>
          </table:table-cell>
          <table:table-cell table:number-columns-repeated="9"/>
        </table:table-row>
        <table:table-row table:style-name="ro1">
          <table:table-cell office:value-type="time" office:time-value="PT14H48M39.384S" calcext:value-type="time">
            <text:p>14:48:39.3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327619" calcext:value-type="float">
            <text:p>-4.33E-10</text:p>
          </table:table-cell>
          <table:table-cell table:formula="of:=[.C115]*10^9" office:value-type="float" office:value="-0.4327619" calcext:value-type="float">
            <text:p>-0.4327619</text:p>
          </table:table-cell>
          <table:table-cell table:formula="of:=[.$N$1]*[.D115]" office:value-type="float" office:value="-0.360175233077058" calcext:value-type="float">
            <text:p>-0.360175233077058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38083245253387" calcext:value-type="float">
            <text:p>-0.338083245253387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104407716344378" calcext:value-type="float">
            <text:p>0.104407716344378</text:p>
          </table:table-cell>
          <table:table-cell/>
          <table:table-cell table:formula="of:=(MAX([.E114:.E118])-MIN([.E114:.E118]))/2" office:value-type="float" office:value="0.12541481088353" calcext:value-type="float">
            <text:p>0.12541481088353</text:p>
          </table:table-cell>
          <table:table-cell table:number-columns-repeated="2"/>
        </table:table-row>
        <table:table-row table:style-name="ro1">
          <table:table-cell office:value-type="time" office:time-value="PT14H48M39.768S" calcext:value-type="time">
            <text:p>14:48:39.7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645203" calcext:value-type="float">
            <text:p>-2.65E-10</text:p>
          </table:table-cell>
          <table:table-cell table:formula="of:=[.C116]*10^9" office:value-type="float" office:value="-0.2645203" calcext:value-type="float">
            <text:p>-0.2645203</text:p>
          </table:table-cell>
          <table:table-cell table:formula="of:=[.$N$1]*[.D116]" office:value-type="float" office:value="-0.220152607487196" calcext:value-type="float">
            <text:p>-0.220152607487196</text:p>
          </table:table-cell>
          <table:table-cell table:number-columns-repeated="9"/>
        </table:table-row>
        <table:table-row table:style-name="ro1">
          <table:table-cell office:value-type="time" office:time-value="PT14H48M40.151S" calcext:value-type="time">
            <text:p>14:48:40.1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659" calcext:value-type="float">
            <text:p>-5.66E-10</text:p>
          </table:table-cell>
          <table:table-cell table:formula="of:=[.C117]*10^9" office:value-type="float" office:value="-0.5659" calcext:value-type="float">
            <text:p>-0.5659</text:p>
          </table:table-cell>
          <table:table-cell table:formula="of:=[.$N$1]*[.D117]" office:value-type="float" office:value="-0.470982229254255" calcext:value-type="float">
            <text:p>-0.470982229254255</text:p>
          </table:table-cell>
          <table:table-cell table:number-columns-repeated="9"/>
        </table:table-row>
        <table:table-row table:style-name="ro1">
          <table:table-cell office:value-type="time" office:time-value="PT14H48M40.527S" calcext:value-type="time">
            <text:p>14:48:40.5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368077" calcext:value-type="float">
            <text:p>-3.37E-10</text:p>
          </table:table-cell>
          <table:table-cell table:formula="of:=[.C118]*10^9" office:value-type="float" office:value="-0.3368077" calcext:value-type="float">
            <text:p>-0.3368077</text:p>
          </table:table-cell>
          <table:table-cell table:formula="of:=[.$N$1]*[.D118]" office:value-type="float" office:value="-0.280315323159566" calcext:value-type="float">
            <text:p>-0.280315323159566</text:p>
          </table:table-cell>
          <table:table-cell table:number-columns-repeated="9"/>
        </table:table-row>
        <table:table-row table:style-name="ro1">
          <table:table-cell office:value-type="time" office:time-value="PT14H48M40.904S" calcext:value-type="time">
            <text:p>14:48:40.9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466656" calcext:value-type="float">
            <text:p>-3.47E-10</text:p>
          </table:table-cell>
          <table:table-cell table:formula="of:=[.C119]*10^9" office:value-type="float" office:value="-0.3466656" calcext:value-type="float">
            <text:p>-0.3466656</text:p>
          </table:table-cell>
          <table:table-cell table:formula="of:=[.$N$1]*[.D119]" office:value-type="float" office:value="-0.288519768676028" calcext:value-type="float">
            <text:p>-0.288519768676028</text:p>
          </table:table-cell>
          <table:table-cell table:number-columns-repeated="9"/>
        </table:table-row>
        <table:table-row table:style-name="ro1">
          <table:table-cell office:value-type="time" office:time-value="PT14H48M41.288S" calcext:value-type="time">
            <text:p>14:48:41.2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030224" calcext:value-type="float">
            <text:p>-4.03E-10</text:p>
          </table:table-cell>
          <table:table-cell table:formula="of:=[.C120]*10^9" office:value-type="float" office:value="-0.4030224" calcext:value-type="float">
            <text:p>-0.4030224</text:p>
          </table:table-cell>
          <table:table-cell table:formula="of:=[.$N$1]*[.D120]" office:value-type="float" office:value="-0.335423905975261" calcext:value-type="float">
            <text:p>-0.335423905975261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34635279148698" calcext:value-type="float">
            <text:p>-0.334635279148698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946433407823505" calcext:value-type="float">
            <text:p>0.094643340782351</text:p>
          </table:table-cell>
          <table:table-cell/>
          <table:table-cell table:formula="of:=(MAX([.E119:.E123])-MIN([.E119:.E123]))/2" office:value-type="float" office:value="0.113679829644135" calcext:value-type="float">
            <text:p>0.113679829644135</text:p>
          </table:table-cell>
          <table:table-cell table:number-columns-repeated="2"/>
        </table:table-row>
        <table:table-row table:style-name="ro1">
          <table:table-cell office:value-type="time" office:time-value="PT14H48M41.672S" calcext:value-type="time">
            <text:p>14:48:41.6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561255" calcext:value-type="float">
            <text:p>-5.56E-10</text:p>
          </table:table-cell>
          <table:table-cell table:formula="of:=[.C121]*10^9" office:value-type="float" office:value="-0.5561255" calcext:value-type="float">
            <text:p>-0.5561255</text:p>
          </table:table-cell>
          <table:table-cell table:formula="of:=[.$N$1]*[.D121]" office:value-type="float" office:value="-0.462847195149563" calcext:value-type="float">
            <text:p>-0.462847195149563</text:p>
          </table:table-cell>
          <table:table-cell table:number-columns-repeated="9"/>
        </table:table-row>
        <table:table-row table:style-name="ro1">
          <table:table-cell office:value-type="time" office:time-value="PT14H48M42.055S" calcext:value-type="time">
            <text:p>14:48:42.0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21615" calcext:value-type="float">
            <text:p>-4.22E-10</text:p>
          </table:table-cell>
          <table:table-cell table:formula="of:=[.C122]*10^9" office:value-type="float" office:value="-0.421615" calcext:value-type="float">
            <text:p>-0.421615</text:p>
          </table:table-cell>
          <table:table-cell table:formula="of:=[.$N$1]*[.D122]" office:value-type="float" office:value="-0.350897990081345" calcext:value-type="float">
            <text:p>-0.350897990081345</text:p>
          </table:table-cell>
          <table:table-cell table:number-columns-repeated="9"/>
        </table:table-row>
        <table:table-row table:style-name="ro1">
          <table:table-cell office:value-type="time" office:time-value="PT14H48M42.439S" calcext:value-type="time">
            <text:p>14:48:42.4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829457" calcext:value-type="float">
            <text:p>-2.83E-10</text:p>
          </table:table-cell>
          <table:table-cell table:formula="of:=[.C123]*10^9" office:value-type="float" office:value="-0.2829457" calcext:value-type="float">
            <text:p>-0.2829457</text:p>
          </table:table-cell>
          <table:table-cell table:formula="of:=[.$N$1]*[.D123]" office:value-type="float" office:value="-0.235487535861293" calcext:value-type="float">
            <text:p>-0.235487535861293</text:p>
          </table:table-cell>
          <table:table-cell table:number-columns-repeated="9"/>
        </table:table-row>
        <table:table-row table:style-name="ro1">
          <table:table-cell office:value-type="time" office:time-value="PT14H48M42.823S" calcext:value-type="time">
            <text:p>14:48:42.8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072655" calcext:value-type="float">
            <text:p>-4.07E-10</text:p>
          </table:table-cell>
          <table:table-cell table:formula="of:=[.C124]*10^9" office:value-type="float" office:value="-0.4072655" calcext:value-type="float">
            <text:p>-0.4072655</text:p>
          </table:table-cell>
          <table:table-cell table:formula="of:=[.$N$1]*[.D124]" office:value-type="float" office:value="-0.338955315582875" calcext:value-type="float">
            <text:p>-0.338955315582875</text:p>
          </table:table-cell>
          <table:table-cell table:number-columns-repeated="9"/>
        </table:table-row>
        <table:table-row table:style-name="ro1">
          <table:table-cell office:value-type="time" office:time-value="PT14H48M43.207S" calcext:value-type="time">
            <text:p>14:48:43.2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461014" calcext:value-type="float">
            <text:p>-5.46E-10</text:p>
          </table:table-cell>
          <table:table-cell table:formula="of:=[.C125]*10^9" office:value-type="float" office:value="-0.5461014" calcext:value-type="float">
            <text:p>-0.5461014</text:p>
          </table:table-cell>
          <table:table-cell table:formula="of:=[.$N$1]*[.D125]" office:value-type="float" office:value="-0.454504426172239" calcext:value-type="float">
            <text:p>-0.454504426172239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50752742124728" calcext:value-type="float">
            <text:p>-0.350752742124728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967201188421638" calcext:value-type="float">
            <text:p>0.096720118842164</text:p>
          </table:table-cell>
          <table:table-cell/>
          <table:table-cell table:formula="of:=(MAX([.E124:.E128])-MIN([.E124:.E128]))/2" office:value-type="float" office:value="0.116172356820813" calcext:value-type="float">
            <text:p>0.116172356820813</text:p>
          </table:table-cell>
          <table:table-cell table:number-columns-repeated="2"/>
        </table:table-row>
        <table:table-row table:style-name="ro1">
          <table:table-cell office:value-type="time" office:time-value="PT14H48M43.591S" calcext:value-type="time">
            <text:p>14:48:43.59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865643" calcext:value-type="float">
            <text:p>-2.87E-10</text:p>
          </table:table-cell>
          <table:table-cell table:formula="of:=[.C126]*10^9" office:value-type="float" office:value="-0.2865643" calcext:value-type="float">
            <text:p>-0.2865643</text:p>
          </table:table-cell>
          <table:table-cell table:formula="of:=[.$N$1]*[.D126]" office:value-type="float" office:value="-0.238499192151767" calcext:value-type="float">
            <text:p>-0.238499192151767</text:p>
          </table:table-cell>
          <table:table-cell table:number-columns-repeated="9"/>
        </table:table-row>
        <table:table-row table:style-name="ro1">
          <table:table-cell office:value-type="time" office:time-value="PT14H48M43.974S" calcext:value-type="time">
            <text:p>14:48:43.9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015374" calcext:value-type="float">
            <text:p>-3.02E-10</text:p>
          </table:table-cell>
          <table:table-cell table:formula="of:=[.C127]*10^9" office:value-type="float" office:value="-0.3015374" calcext:value-type="float">
            <text:p>-0.3015374</text:p>
          </table:table-cell>
          <table:table-cell table:formula="of:=[.$N$1]*[.D127]" office:value-type="float" office:value="-0.250960870923365" calcext:value-type="float">
            <text:p>-0.250960870923365</text:p>
          </table:table-cell>
          <table:table-cell table:number-columns-repeated="9"/>
        </table:table-row>
        <table:table-row table:style-name="ro1">
          <table:table-cell office:value-type="time" office:time-value="PT14H48M44.357S" calcext:value-type="time">
            <text:p>14:48:44.3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657338" calcext:value-type="float">
            <text:p>-5.66E-10</text:p>
          </table:table-cell>
          <table:table-cell table:formula="of:=[.C128]*10^9" office:value-type="float" office:value="-0.5657338" calcext:value-type="float">
            <text:p>-0.5657338</text:p>
          </table:table-cell>
          <table:table-cell table:formula="of:=[.$N$1]*[.D128]" office:value-type="float" office:value="-0.470843905793393" calcext:value-type="float">
            <text:p>-0.470843905793393</text:p>
          </table:table-cell>
          <table:table-cell table:number-columns-repeated="9"/>
        </table:table-row>
        <table:table-row table:style-name="ro1">
          <table:table-cell office:value-type="time" office:time-value="PT14H48M44.742S" calcext:value-type="time">
            <text:p>14:48:44.7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233807" calcext:value-type="float">
            <text:p>-6.23E-10</text:p>
          </table:table-cell>
          <table:table-cell table:formula="of:=[.C129]*10^9" office:value-type="float" office:value="-0.6233807" calcext:value-type="float">
            <text:p>-0.6233807</text:p>
          </table:table-cell>
          <table:table-cell table:formula="of:=[.$N$1]*[.D129]" office:value-type="float" office:value="-0.518821756070115" calcext:value-type="float">
            <text:p>-0.518821756070115</text:p>
          </table:table-cell>
          <table:table-cell table:number-columns-repeated="9"/>
        </table:table-row>
        <table:table-row table:style-name="ro1">
          <table:table-cell office:value-type="time" office:time-value="PT14H48M45.117S" calcext:value-type="time">
            <text:p>14:48:45.1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00581" calcext:value-type="float">
            <text:p>-3.01E-10</text:p>
          </table:table-cell>
          <table:table-cell table:formula="of:=[.C130]*10^9" office:value-type="float" office:value="-0.300581" calcext:value-type="float">
            <text:p>-0.300581</text:p>
          </table:table-cell>
          <table:table-cell table:formula="of:=[.$N$1]*[.D130]" office:value-type="float" office:value="-0.250164886820062" calcext:value-type="float">
            <text:p>-0.250164886820062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371211114894733" calcext:value-type="float">
            <text:p>-0.371211114894733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11829858128505" calcext:value-type="float">
            <text:p>0.111829858128505</text:p>
          </table:table-cell>
          <table:table-cell/>
          <table:table-cell table:formula="of:=(MAX([.E129:.E133])-MIN([.E129:.E133]))/2" office:value-type="float" office:value="0.134328434625026" calcext:value-type="float">
            <text:p>0.134328434625026</text:p>
          </table:table-cell>
          <table:table-cell table:number-columns-repeated="2"/>
        </table:table-row>
        <table:table-row table:style-name="ro1">
          <table:table-cell office:value-type="time" office:time-value="PT14H48M45.494S" calcext:value-type="time">
            <text:p>14:48:45.4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621796" calcext:value-type="float">
            <text:p>-3.62E-10</text:p>
          </table:table-cell>
          <table:table-cell table:formula="of:=[.C131]*10^9" office:value-type="float" office:value="-0.3621796" calcext:value-type="float">
            <text:p>-0.3621796</text:p>
          </table:table-cell>
          <table:table-cell table:formula="of:=[.$N$1]*[.D131]" office:value-type="float" office:value="-0.301431622898771" calcext:value-type="float">
            <text:p>-0.301431622898771</text:p>
          </table:table-cell>
          <table:table-cell table:number-columns-repeated="9"/>
        </table:table-row>
        <table:table-row table:style-name="ro1">
          <table:table-cell office:value-type="time" office:time-value="PT14H48M45.878S" calcext:value-type="time">
            <text:p>14:48:45.8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698098" calcext:value-type="float">
            <text:p>-5.70E-10</text:p>
          </table:table-cell>
          <table:table-cell table:formula="of:=[.C132]*10^9" office:value-type="float" office:value="-0.5698098" calcext:value-type="float">
            <text:p>-0.5698098</text:p>
          </table:table-cell>
          <table:table-cell table:formula="of:=[.$N$1]*[.D132]" office:value-type="float" office:value="-0.474236242896133" calcext:value-type="float">
            <text:p>-0.474236242896133</text:p>
          </table:table-cell>
          <table:table-cell table:number-columns-repeated="9"/>
        </table:table-row>
        <table:table-row table:style-name="ro1">
          <table:table-cell office:value-type="time" office:time-value="PT14H48M46.261S" calcext:value-type="time">
            <text:p>14:48:46.26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741582" calcext:value-type="float">
            <text:p>-3.74E-10</text:p>
          </table:table-cell>
          <table:table-cell table:formula="of:=[.C133]*10^9" office:value-type="float" office:value="-0.3741582" calcext:value-type="float">
            <text:p>-0.3741582</text:p>
          </table:table-cell>
          <table:table-cell table:formula="of:=[.$N$1]*[.D133]" office:value-type="float" office:value="-0.311401065788584" calcext:value-type="float">
            <text:p>-0.311401065788584</text:p>
          </table:table-cell>
          <table:table-cell table:number-columns-repeated="9"/>
        </table:table-row>
        <table:table-row table:style-name="ro1">
          <table:table-cell office:value-type="time" office:time-value="PT14H48M46.645S" calcext:value-type="time">
            <text:p>14:48:46.6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369741" calcext:value-type="float">
            <text:p>-3.37E-10</text:p>
          </table:table-cell>
          <table:table-cell table:formula="of:=[.C134]*10^9" office:value-type="float" office:value="-0.3369741" calcext:value-type="float">
            <text:p>-0.3369741</text:p>
          </table:table-cell>
          <table:table-cell table:formula="of:=[.$N$1]*[.D134]" office:value-type="float" office:value="-0.280453813074653" calcext:value-type="float">
            <text:p>-0.280453813074653</text:p>
          </table:table-cell>
          <table:table-cell table:number-columns-repeated="9"/>
        </table:table-row>
        <table:table-row table:style-name="ro1">
          <table:table-cell office:value-type="time" office:time-value="PT14H48M47.028S" calcext:value-type="time">
            <text:p>14:48:47.03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310743" calcext:value-type="float">
            <text:p>-6.31E-10</text:p>
          </table:table-cell>
          <table:table-cell table:formula="of:=[.C135]*10^9" office:value-type="float" office:value="-0.6310743" calcext:value-type="float">
            <text:p>-0.6310743</text:p>
          </table:table-cell>
          <table:table-cell table:formula="of:=[.$N$1]*[.D135]" office:value-type="float" office:value="-0.525224917192205" calcext:value-type="float">
            <text:p>-0.525224917192205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378078433622857" calcext:value-type="float">
            <text:p>-0.378078433622857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06790687416985" calcext:value-type="float">
            <text:p>0.106790687416985</text:p>
          </table:table-cell>
          <table:table-cell/>
          <table:table-cell table:formula="of:=(MAX([.E134:.E138])-MIN([.E134:.E138]))/2" office:value-type="float" office:value="0.128270374724637" calcext:value-type="float">
            <text:p>0.128270374724637</text:p>
          </table:table-cell>
          <table:table-cell table:number-columns-repeated="2"/>
        </table:table-row>
        <table:table-row table:style-name="ro1">
          <table:table-cell office:value-type="time" office:time-value="PT14H48M47.413S" calcext:value-type="time">
            <text:p>14:48:47.4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686857" calcext:value-type="float">
            <text:p>-5.69E-10</text:p>
          </table:table-cell>
          <table:table-cell table:formula="of:=[.C136]*10^9" office:value-type="float" office:value="-0.5686857" calcext:value-type="float">
            <text:p>-0.5686857</text:p>
          </table:table-cell>
          <table:table-cell table:formula="of:=[.$N$1]*[.D136]" office:value-type="float" office:value="-0.473300686925281" calcext:value-type="float">
            <text:p>-0.473300686925281</text:p>
          </table:table-cell>
          <table:table-cell table:number-columns-repeated="9"/>
        </table:table-row>
        <table:table-row table:style-name="ro1">
          <table:table-cell office:value-type="time" office:time-value="PT14H48M47.797S" calcext:value-type="time">
            <text:p>14:48:47.8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117992" calcext:value-type="float">
            <text:p>-4.12E-10</text:p>
          </table:table-cell>
          <table:table-cell table:formula="of:=[.C137]*10^9" office:value-type="float" office:value="-0.4117992" calcext:value-type="float">
            <text:p>-0.4117992</text:p>
          </table:table-cell>
          <table:table-cell table:formula="of:=[.$N$1]*[.D137]" office:value-type="float" office:value="-0.342728583179217" calcext:value-type="float">
            <text:p>-0.342728583179217</text:p>
          </table:table-cell>
          <table:table-cell table:number-columns-repeated="9"/>
        </table:table-row>
        <table:table-row table:style-name="ro1">
          <table:table-cell office:value-type="time" office:time-value="PT14H48M48.181S" calcext:value-type="time">
            <text:p>14:48:48.1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228325" calcext:value-type="float">
            <text:p>-3.23E-10</text:p>
          </table:table-cell>
          <table:table-cell table:formula="of:=[.C138]*10^9" office:value-type="float" office:value="-0.3228325" calcext:value-type="float">
            <text:p>-0.3228325</text:p>
          </table:table-cell>
          <table:table-cell table:formula="of:=[.$N$1]*[.D138]" office:value-type="float" office:value="-0.26868416774293" calcext:value-type="float">
            <text:p>-0.26868416774293</text:p>
          </table:table-cell>
          <table:table-cell table:number-columns-repeated="9"/>
        </table:table-row>
        <table:table-row table:style-name="ro1">
          <table:table-cell office:value-type="time" office:time-value="PT14H48M48.565S" calcext:value-type="time">
            <text:p>14:48:48.5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702361" calcext:value-type="float">
            <text:p>-4.70E-10</text:p>
          </table:table-cell>
          <table:table-cell table:formula="of:=[.C139]*10^9" office:value-type="float" office:value="-0.4702361" calcext:value-type="float">
            <text:p>-0.4702361</text:p>
          </table:table-cell>
          <table:table-cell table:formula="of:=[.$N$1]*[.D139]" office:value-type="float" office:value="-0.391363927644154" calcext:value-type="float">
            <text:p>-0.391363927644154</text:p>
          </table:table-cell>
          <table:table-cell table:number-columns-repeated="9"/>
        </table:table-row>
        <table:table-row table:style-name="ro1">
          <table:table-cell office:value-type="time" office:time-value="PT14H48M48.948S" calcext:value-type="time">
            <text:p>14:48:48.9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159889" calcext:value-type="float">
            <text:p>-5.16E-10</text:p>
          </table:table-cell>
          <table:table-cell table:formula="of:=[.C140]*10^9" office:value-type="float" office:value="-0.5159889" calcext:value-type="float">
            <text:p>-0.5159889</text:p>
          </table:table-cell>
          <table:table-cell table:formula="of:=[.$N$1]*[.D140]" office:value-type="float" office:value="-0.429442661941069" calcext:value-type="float">
            <text:p>-0.429442661941069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437424674676844" calcext:value-type="float">
            <text:p>-0.437424674676844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03821967234676" calcext:value-type="float">
            <text:p>0.103821967234676</text:p>
          </table:table-cell>
          <table:table-cell/>
          <table:table-cell table:formula="of:=(MAX([.E139:.E143])-MIN([.E139:.E143]))/2" office:value-type="float" office:value="0.12468753076154" calcext:value-type="float">
            <text:p>0.12468753076154</text:p>
          </table:table-cell>
          <table:table-cell table:number-columns-repeated="2"/>
        </table:table-row>
        <table:table-row table:style-name="ro1">
          <table:table-cell office:value-type="time" office:time-value="PT14H48M49.332S" calcext:value-type="time">
            <text:p>14:48:49.3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630534" calcext:value-type="float">
            <text:p>-3.63E-10</text:p>
          </table:table-cell>
          <table:table-cell table:formula="of:=[.C141]*10^9" office:value-type="float" office:value="-0.3630534" calcext:value-type="float">
            <text:p>-0.3630534</text:p>
          </table:table-cell>
          <table:table-cell table:formula="of:=[.$N$1]*[.D141]" office:value-type="float" office:value="-0.302158861407204" calcext:value-type="float">
            <text:p>-0.302158861407204</text:p>
          </table:table-cell>
          <table:table-cell table:number-columns-repeated="9"/>
        </table:table-row>
        <table:table-row table:style-name="ro1">
          <table:table-cell office:value-type="time" office:time-value="PT14H48M49.708S" calcext:value-type="time">
            <text:p>14:48:49.7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159339" calcext:value-type="float">
            <text:p>-6.16E-10</text:p>
          </table:table-cell>
          <table:table-cell table:formula="of:=[.C142]*10^9" office:value-type="float" office:value="-0.6159339" calcext:value-type="float">
            <text:p>-0.6159339</text:p>
          </table:table-cell>
          <table:table-cell table:formula="of:=[.$N$1]*[.D142]" office:value-type="float" office:value="-0.512623999461508" calcext:value-type="float">
            <text:p>-0.512623999461508</text:p>
          </table:table-cell>
          <table:table-cell table:number-columns-repeated="9"/>
        </table:table-row>
        <table:table-row table:style-name="ro1">
          <table:table-cell office:value-type="time" office:time-value="PT14H48M50.084S" calcext:value-type="time">
            <text:p>14:48:50.0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626854" calcext:value-type="float">
            <text:p>-6.63E-10</text:p>
          </table:table-cell>
          <table:table-cell table:formula="of:=[.C143]*10^9" office:value-type="float" office:value="-0.6626854" calcext:value-type="float">
            <text:p>-0.6626854</text:p>
          </table:table-cell>
          <table:table-cell table:formula="of:=[.$N$1]*[.D143]" office:value-type="float" office:value="-0.551533922930284" calcext:value-type="float">
            <text:p>-0.551533922930284</text:p>
          </table:table-cell>
          <table:table-cell table:number-columns-repeated="9"/>
        </table:table-row>
        <table:table-row table:style-name="ro1">
          <table:table-cell office:value-type="time" office:time-value="PT14H48M50.469S" calcext:value-type="time">
            <text:p>14:48:50.4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007425" calcext:value-type="float">
            <text:p>-7.01E-10</text:p>
          </table:table-cell>
          <table:table-cell table:formula="of:=[.C144]*10^9" office:value-type="float" office:value="-0.7007425" calcext:value-type="float">
            <text:p>-0.7007425</text:p>
          </table:table-cell>
          <table:table-cell table:formula="of:=[.$N$1]*[.D144]" office:value-type="float" office:value="-0.583207748335748" calcext:value-type="float">
            <text:p>-0.583207748335748</text:p>
          </table:table-cell>
          <table:table-cell table:number-columns-repeated="9"/>
        </table:table-row>
        <table:table-row table:style-name="ro1">
          <table:table-cell office:value-type="time" office:time-value="PT14H48M50.852S" calcext:value-type="time">
            <text:p>14:48:50.8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295593" calcext:value-type="float">
            <text:p>-4.30E-10</text:p>
          </table:table-cell>
          <table:table-cell table:formula="of:=[.C145]*10^9" office:value-type="float" office:value="-0.4295593" calcext:value-type="float">
            <text:p>-0.4295593</text:p>
          </table:table-cell>
          <table:table-cell table:formula="of:=[.$N$1]*[.D145]" office:value-type="float" office:value="-0.357509801574302" calcext:value-type="float">
            <text:p>-0.357509801574302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490020697549898" calcext:value-type="float">
            <text:p>-0.490020697549898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00868557062596" calcext:value-type="float">
            <text:p>0.100868557062596</text:p>
          </table:table-cell>
          <table:table-cell/>
          <table:table-cell table:formula="of:=(MAX([.E144:.E148])-MIN([.E144:.E148]))/2" office:value-type="float" office:value="0.121122039651385" calcext:value-type="float">
            <text:p>0.121122039651385</text:p>
          </table:table-cell>
          <table:table-cell table:number-columns-repeated="2"/>
        </table:table-row>
        <table:table-row table:style-name="ro1">
          <table:table-cell office:value-type="time" office:time-value="PT14H48M51.235S" calcext:value-type="time">
            <text:p>14:48:51.2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954722" calcext:value-type="float">
            <text:p>-5.95E-10</text:p>
          </table:table-cell>
          <table:table-cell table:formula="of:=[.C146]*10^9" office:value-type="float" office:value="-0.5954722" calcext:value-type="float">
            <text:p>-0.5954722</text:p>
          </table:table-cell>
          <table:table-cell table:formula="of:=[.$N$1]*[.D146]" office:value-type="float" office:value="-0.495594317396953" calcext:value-type="float">
            <text:p>-0.495594317396953</text:p>
          </table:table-cell>
          <table:table-cell table:number-columns-repeated="9"/>
        </table:table-row>
        <table:table-row table:style-name="ro1">
          <table:table-cell office:value-type="time" office:time-value="PT14H48M51.619S" calcext:value-type="time">
            <text:p>14:48:51.6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206232" calcext:value-type="float">
            <text:p>-7.21E-10</text:p>
          </table:table-cell>
          <table:table-cell table:formula="of:=[.C147]*10^9" office:value-type="float" office:value="-0.7206232" calcext:value-type="float">
            <text:p>-0.7206232</text:p>
          </table:table-cell>
          <table:table-cell table:formula="of:=[.$N$1]*[.D147]" office:value-type="float" office:value="-0.599753880877072" calcext:value-type="float">
            <text:p>-0.599753880877072</text:p>
          </table:table-cell>
          <table:table-cell table:number-columns-repeated="9"/>
        </table:table-row>
        <table:table-row table:style-name="ro1">
          <table:table-cell office:value-type="time" office:time-value="PT14H48M52.003S" calcext:value-type="time">
            <text:p>14:48:52.0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974794" calcext:value-type="float">
            <text:p>-4.97E-10</text:p>
          </table:table-cell>
          <table:table-cell table:formula="of:=[.C148]*10^9" office:value-type="float" office:value="-0.4974794" calcext:value-type="float">
            <text:p>-0.4974794</text:p>
          </table:table-cell>
          <table:table-cell table:formula="of:=[.$N$1]*[.D148]" office:value-type="float" office:value="-0.414037739565417" calcext:value-type="float">
            <text:p>-0.414037739565417</text:p>
          </table:table-cell>
          <table:table-cell table:number-columns-repeated="9"/>
        </table:table-row>
        <table:table-row table:style-name="ro1">
          <table:table-cell office:value-type="time" office:time-value="PT14H48M52.388S" calcext:value-type="time">
            <text:p>14:48:52.3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389051" calcext:value-type="float">
            <text:p>-5.39E-10</text:p>
          </table:table-cell>
          <table:table-cell table:formula="of:=[.C149]*10^9" office:value-type="float" office:value="-0.5389051" calcext:value-type="float">
            <text:p>-0.5389051</text:p>
          </table:table-cell>
          <table:table-cell table:formula="of:=[.$N$1]*[.D149]" office:value-type="float" office:value="-0.448515153480275" calcext:value-type="float">
            <text:p>-0.448515153480275</text:p>
          </table:table-cell>
          <table:table-cell table:number-columns-repeated="9"/>
        </table:table-row>
        <table:table-row table:style-name="ro1">
          <table:table-cell office:value-type="time" office:time-value="PT14H48M52.771S" calcext:value-type="time">
            <text:p>14:48:52.7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977359" calcext:value-type="float">
            <text:p>-7.98E-10</text:p>
          </table:table-cell>
          <table:table-cell table:formula="of:=[.C150]*10^9" office:value-type="float" office:value="-0.7977359" calcext:value-type="float">
            <text:p>-0.7977359</text:p>
          </table:table-cell>
          <table:table-cell table:formula="of:=[.$N$1]*[.D150]" office:value-type="float" office:value="-0.663932554405637" calcext:value-type="float">
            <text:p>-0.663932554405637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548695112706909" calcext:value-type="float">
            <text:p>-0.548695112706909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966382682545132" calcext:value-type="float">
            <text:p>0.096638268254513</text:p>
          </table:table-cell>
          <table:table-cell/>
          <table:table-cell table:formula="of:=(MAX([.E149:.E153])-MIN([.E149:.E153]))/2" office:value-type="float" office:value="0.116016139530777" calcext:value-type="float">
            <text:p>0.116016139530777</text:p>
          </table:table-cell>
          <table:table-cell table:number-columns-repeated="2"/>
        </table:table-row>
        <table:table-row table:style-name="ro1">
          <table:table-cell office:value-type="time" office:time-value="PT14H48M53.155S" calcext:value-type="time">
            <text:p>14:48:53.1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146757" calcext:value-type="float">
            <text:p>-7.15E-10</text:p>
          </table:table-cell>
          <table:table-cell table:formula="of:=[.C151]*10^9" office:value-type="float" office:value="-0.7146757" calcext:value-type="float">
            <text:p>-0.7146757</text:p>
          </table:table-cell>
          <table:table-cell table:formula="of:=[.$N$1]*[.D151]" office:value-type="float" office:value="-0.594803948365162" calcext:value-type="float">
            <text:p>-0.594803948365162</text:p>
          </table:table-cell>
          <table:table-cell table:number-columns-repeated="9"/>
        </table:table-row>
        <table:table-row table:style-name="ro1">
          <table:table-cell office:value-type="time" office:time-value="PT14H48M53.539S" calcext:value-type="time">
            <text:p>14:48:53.5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189418" calcext:value-type="float">
            <text:p>-5.19E-10</text:p>
          </table:table-cell>
          <table:table-cell table:formula="of:=[.C152]*10^9" office:value-type="float" office:value="-0.5189418" calcext:value-type="float">
            <text:p>-0.5189418</text:p>
          </table:table-cell>
          <table:table-cell table:formula="of:=[.$N$1]*[.D152]" office:value-type="float" office:value="-0.431900275344082" calcext:value-type="float">
            <text:p>-0.431900275344082</text:p>
          </table:table-cell>
          <table:table-cell table:number-columns-repeated="9"/>
        </table:table-row>
        <table:table-row table:style-name="ro1">
          <table:table-cell office:value-type="time" office:time-value="PT14H48M53.922S" calcext:value-type="time">
            <text:p>14:48:53.9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261139" calcext:value-type="float">
            <text:p>-7.26E-10</text:p>
          </table:table-cell>
          <table:table-cell table:formula="of:=[.C153]*10^9" office:value-type="float" office:value="-0.7261139" calcext:value-type="float">
            <text:p>-0.7261139</text:p>
          </table:table-cell>
          <table:table-cell table:formula="of:=[.$N$1]*[.D153]" office:value-type="float" office:value="-0.604323631939391" calcext:value-type="float">
            <text:p>-0.604323631939391</text:p>
          </table:table-cell>
          <table:table-cell table:number-columns-repeated="9"/>
        </table:table-row>
        <table:table-row table:style-name="ro1">
          <table:table-cell office:value-type="time" office:time-value="PT14H48M54.307S" calcext:value-type="time">
            <text:p>14:48:54.3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338267" calcext:value-type="float">
            <text:p>-9.34E-10</text:p>
          </table:table-cell>
          <table:table-cell table:formula="of:=[.C154]*10^9" office:value-type="float" office:value="-0.9338267" calcext:value-type="float">
            <text:p>-0.9338267</text:p>
          </table:table-cell>
          <table:table-cell table:formula="of:=[.$N$1]*[.D154]" office:value-type="float" office:value="-0.777196997531622" calcext:value-type="float">
            <text:p>-0.777196997531622</text:p>
          </table:table-cell>
          <table:table-cell table:number-columns-repeated="9"/>
        </table:table-row>
        <table:table-row table:style-name="ro1">
          <table:table-cell office:value-type="time" office:time-value="PT14H48M54.69S" calcext:value-type="time">
            <text:p>14:48:54.6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461922" calcext:value-type="float">
            <text:p>-8.46E-10</text:p>
          </table:table-cell>
          <table:table-cell table:formula="of:=[.C155]*10^9" office:value-type="float" office:value="-0.8461922" calcext:value-type="float">
            <text:p>-0.8461922</text:p>
          </table:table-cell>
          <table:table-cell table:formula="of:=[.$N$1]*[.D155]" office:value-type="float" office:value="-0.704261333687158" calcext:value-type="float">
            <text:p>-0.704261333687158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674109915267728" calcext:value-type="float">
            <text:p>-0.674109915267728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925512982585953" calcext:value-type="float">
            <text:p>0.092551298258595</text:p>
          </table:table-cell>
          <table:table-cell/>
          <table:table-cell table:formula="of:=(MAX([.E154:.E158])-MIN([.E154:.E158]))/2" office:value-type="float" office:value="0.111049145460819" calcext:value-type="float">
            <text:p>0.111049145460819</text:p>
          </table:table-cell>
          <table:table-cell table:number-columns-repeated="2"/>
        </table:table-row>
        <table:table-row table:style-name="ro1">
          <table:table-cell office:value-type="time" office:time-value="PT14H48M55.074S" calcext:value-type="time">
            <text:p>14:48:55.0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190431" calcext:value-type="float">
            <text:p>-7.19E-10</text:p>
          </table:table-cell>
          <table:table-cell table:formula="of:=[.C156]*10^9" office:value-type="float" office:value="-0.7190431" calcext:value-type="float">
            <text:p>-0.7190431</text:p>
          </table:table-cell>
          <table:table-cell table:formula="of:=[.$N$1]*[.D156]" office:value-type="float" office:value="-0.59843880927353" calcext:value-type="float">
            <text:p>-0.59843880927353</text:p>
          </table:table-cell>
          <table:table-cell table:number-columns-repeated="9"/>
        </table:table-row>
        <table:table-row table:style-name="ro1">
          <table:table-cell office:value-type="time" office:time-value="PT14H48M55.458S" calcext:value-type="time">
            <text:p>14:48:55.4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669686" calcext:value-type="float">
            <text:p>-6.67E-10</text:p>
          </table:table-cell>
          <table:table-cell table:formula="of:=[.C157]*10^9" office:value-type="float" office:value="-0.6669686" calcext:value-type="float">
            <text:p>-0.6669686</text:p>
          </table:table-cell>
          <table:table-cell table:formula="of:=[.$N$1]*[.D157]" office:value-type="float" office:value="-0.555098706609984" calcext:value-type="float">
            <text:p>-0.555098706609984</text:p>
          </table:table-cell>
          <table:table-cell table:number-columns-repeated="9"/>
        </table:table-row>
        <table:table-row table:style-name="ro1">
          <table:table-cell office:value-type="time" office:time-value="PT14H48M55.842S" calcext:value-type="time">
            <text:p>14:48:55.8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83791" calcext:value-type="float">
            <text:p>-8.84E-10</text:p>
          </table:table-cell>
          <table:table-cell table:formula="of:=[.C158]*10^9" office:value-type="float" office:value="-0.883791" calcext:value-type="float">
            <text:p>-0.883791</text:p>
          </table:table-cell>
          <table:table-cell table:formula="of:=[.$N$1]*[.D158]" office:value-type="float" office:value="-0.735553729236345" calcext:value-type="float">
            <text:p>-0.735553729236345</text:p>
          </table:table-cell>
          <table:table-cell table:number-columns-repeated="9"/>
        </table:table-row>
        <table:table-row table:style-name="ro1">
          <table:table-cell office:value-type="time" office:time-value="PT14H48M56.225S" calcext:value-type="time">
            <text:p>14:48:56.2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415176" calcext:value-type="float">
            <text:p>-1.42E-09</text:p>
          </table:table-cell>
          <table:table-cell table:formula="of:=[.C159]*10^9" office:value-type="float" office:value="-1.415176" calcext:value-type="float">
            <text:p>-1.415176</text:p>
          </table:table-cell>
          <table:table-cell table:formula="of:=[.$N$1]*[.D159]" office:value-type="float" office:value="-1.1778101206346" calcext:value-type="float">
            <text:p>-1.1778101206346</text:p>
          </table:table-cell>
          <table:table-cell table:number-columns-repeated="9"/>
        </table:table-row>
        <table:table-row table:style-name="ro1">
          <table:table-cell office:value-type="time" office:time-value="PT14H48M56.609S" calcext:value-type="time">
            <text:p>14:48:56.61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106351" calcext:value-type="float">
            <text:p>-1.11E-09</text:p>
          </table:table-cell>
          <table:table-cell table:formula="of:=[.C160]*10^9" office:value-type="float" office:value="-1.106351" calcext:value-type="float">
            <text:p>-1.106351</text:p>
          </table:table-cell>
          <table:table-cell table:formula="of:=[.$N$1]*[.D160]" office:value-type="float" office:value="-0.920783990665621" calcext:value-type="float">
            <text:p>-0.920783990665621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1.04033590922741" calcext:value-type="float">
            <text:p>-1.04033590922741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08686870906516" calcext:value-type="float">
            <text:p>0.108686870906516</text:p>
          </table:table-cell>
          <table:table-cell/>
          <table:table-cell table:formula="of:=(MAX([.E159:.E163])-MIN([.E159:.E163]))/2" office:value-type="float" office:value="0.130277895903616" calcext:value-type="float">
            <text:p>0.130277895903616</text:p>
          </table:table-cell>
          <table:table-cell table:number-columns-repeated="2"/>
        </table:table-row>
        <table:table-row table:style-name="ro1">
          <table:table-cell office:value-type="time" office:time-value="PT14H48M56.994S" calcext:value-type="time">
            <text:p>14:48:56.9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10211" calcext:value-type="float">
            <text:p>-1.10E-09</text:p>
          </table:table-cell>
          <table:table-cell table:formula="of:=[.C161]*10^9" office:value-type="float" office:value="-1.10211" calcext:value-type="float">
            <text:p>-1.10211</text:p>
          </table:table-cell>
          <table:table-cell table:formula="of:=[.$N$1]*[.D161]" office:value-type="float" office:value="-0.917254328827368" calcext:value-type="float">
            <text:p>-0.917254328827368</text:p>
          </table:table-cell>
          <table:table-cell table:number-columns-repeated="9"/>
        </table:table-row>
        <table:table-row table:style-name="ro1">
          <table:table-cell office:value-type="time" office:time-value="PT14H48M57.378S" calcext:value-type="time">
            <text:p>14:48:57.3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260787" calcext:value-type="float">
            <text:p>-1.26E-09</text:p>
          </table:table-cell>
          <table:table-cell table:formula="of:=[.C162]*10^9" office:value-type="float" office:value="-1.260787" calcext:value-type="float">
            <text:p>-1.260787</text:p>
          </table:table-cell>
          <table:table-cell table:formula="of:=[.$N$1]*[.D162]" office:value-type="float" office:value="-1.04931661402153" calcext:value-type="float">
            <text:p>-1.04931661402153</text:p>
          </table:table-cell>
          <table:table-cell table:number-columns-repeated="9"/>
        </table:table-row>
        <table:table-row table:style-name="ro1">
          <table:table-cell office:value-type="time" office:time-value="PT14H48M57.761S" calcext:value-type="time">
            <text:p>14:48:57.7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365558" calcext:value-type="float">
            <text:p>-1.37E-09</text:p>
          </table:table-cell>
          <table:table-cell table:formula="of:=[.C163]*10^9" office:value-type="float" office:value="-1.365558" calcext:value-type="float">
            <text:p>-1.365558</text:p>
          </table:table-cell>
          <table:table-cell table:formula="of:=[.$N$1]*[.D163]" office:value-type="float" office:value="-1.13651449198795" calcext:value-type="float">
            <text:p>-1.13651449198795</text:p>
          </table:table-cell>
          <table:table-cell table:number-columns-repeated="9"/>
        </table:table-row>
        <table:table-row table:style-name="ro1">
          <table:table-cell office:value-type="time" office:time-value="PT14H48M58.145S" calcext:value-type="time">
            <text:p>14:48:58.1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150657" calcext:value-type="float">
            <text:p>-2.15E-09</text:p>
          </table:table-cell>
          <table:table-cell table:formula="of:=[.C164]*10^9" office:value-type="float" office:value="-2.150657" calcext:value-type="float">
            <text:p>-2.150657</text:p>
          </table:table-cell>
          <table:table-cell table:formula="of:=[.$N$1]*[.D164]" office:value-type="float" office:value="-1.78992971942264" calcext:value-type="float">
            <text:p>-1.78992971942264</text:p>
          </table:table-cell>
          <table:table-cell table:number-columns-repeated="9"/>
        </table:table-row>
        <table:table-row table:style-name="ro1">
          <table:table-cell office:value-type="time" office:time-value="PT14H48M58.528S" calcext:value-type="time">
            <text:p>14:48:58.5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33853" calcext:value-type="float">
            <text:p>-2.34E-09</text:p>
          </table:table-cell>
          <table:table-cell table:formula="of:=[.C165]*10^9" office:value-type="float" office:value="-2.33853" calcext:value-type="float">
            <text:p>-2.33853</text:p>
          </table:table-cell>
          <table:table-cell table:formula="of:=[.$N$1]*[.D165]" office:value-type="float" office:value="-1.94629099236253" calcext:value-type="float">
            <text:p>-1.94629099236253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.88509060105235" calcext:value-type="float">
            <text:p>-1.88509060105235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0998391545620905" calcext:value-type="float">
            <text:p>0.099839154562091</text:p>
          </table:table-cell>
          <table:table-cell/>
          <table:table-cell table:formula="of:=(MAX([.E164:.E168])-MIN([.E164:.E168]))/2" office:value-type="float" office:value="0.118837913164237" calcext:value-type="float">
            <text:p>0.118837913164237</text:p>
          </table:table-cell>
          <table:table-cell table:number-columns-repeated="2"/>
        </table:table-row>
        <table:table-row table:style-name="ro1">
          <table:table-cell office:value-type="time" office:time-value="PT14H48M58.912S" calcext:value-type="time">
            <text:p>14:48:58.9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416727" calcext:value-type="float">
            <text:p>-2.42E-09</text:p>
          </table:table-cell>
          <table:table-cell table:formula="of:=[.C166]*10^9" office:value-type="float" office:value="-2.416727" calcext:value-type="float">
            <text:p>-2.416727</text:p>
          </table:table-cell>
          <table:table-cell table:formula="of:=[.$N$1]*[.D166]" office:value-type="float" office:value="-2.01137209747119" calcext:value-type="float">
            <text:p>-2.01137209747119</text:p>
          </table:table-cell>
          <table:table-cell table:number-columns-repeated="9"/>
        </table:table-row>
        <table:table-row table:style-name="ro1">
          <table:table-cell office:value-type="time" office:time-value="PT14H48M59.296S" calcext:value-type="time">
            <text:p>14:48:59.3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287913" calcext:value-type="float">
            <text:p>-2.29E-09</text:p>
          </table:table-cell>
          <table:table-cell table:formula="of:=[.C167]*10^9" office:value-type="float" office:value="-2.287913" calcext:value-type="float">
            <text:p>-2.287913</text:p>
          </table:table-cell>
          <table:table-cell table:formula="of:=[.$N$1]*[.D167]" office:value-type="float" office:value="-1.90416392486268" calcext:value-type="float">
            <text:p>-1.90416392486268</text:p>
          </table:table-cell>
          <table:table-cell table:number-columns-repeated="9"/>
        </table:table-row>
        <table:table-row table:style-name="ro1">
          <table:table-cell office:value-type="time" office:time-value="PT14H48M59.68S" calcext:value-type="time">
            <text:p>14:48:59.68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131152" calcext:value-type="float">
            <text:p>-2.13E-09</text:p>
          </table:table-cell>
          <table:table-cell table:formula="of:=[.C168]*10^9" office:value-type="float" office:value="-2.131152" calcext:value-type="float">
            <text:p>-2.131152</text:p>
          </table:table-cell>
          <table:table-cell table:formula="of:=[.$N$1]*[.D168]" office:value-type="float" office:value="-1.77369627114272" calcext:value-type="float">
            <text:p>-1.77369627114272</text:p>
          </table:table-cell>
          <table:table-cell table:number-columns-repeated="9"/>
        </table:table-row>
        <table:table-row table:style-name="ro1">
          <table:table-cell office:value-type="time" office:time-value="PT14H49M00.064S" calcext:value-type="time">
            <text:p>14:49:00.0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4927042" calcext:value-type="float">
            <text:p>-4.93E-09</text:p>
          </table:table-cell>
          <table:table-cell table:formula="of:=[.C169]*10^9" office:value-type="float" office:value="-4.927042" calcext:value-type="float">
            <text:p>-4.927042</text:p>
          </table:table-cell>
          <table:table-cell table:formula="of:=[.$N$1]*[.D169]" office:value-type="float" office:value="-4.10063478492551" calcext:value-type="float">
            <text:p>-4.10063478492551</text:p>
          </table:table-cell>
          <table:table-cell table:number-columns-repeated="9"/>
        </table:table-row>
        <table:table-row table:style-name="ro1">
          <table:table-cell office:value-type="time" office:time-value="PT14H49M00.447S" calcext:value-type="time">
            <text:p>14:49:00.45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5108171" calcext:value-type="float">
            <text:p>-5.11E-09</text:p>
          </table:table-cell>
          <table:table-cell table:formula="of:=[.C170]*10^9" office:value-type="float" office:value="-5.108171" calcext:value-type="float">
            <text:p>-5.108171</text:p>
          </table:table-cell>
          <table:table-cell table:formula="of:=[.$N$1]*[.D170]" office:value-type="float" office:value="-4.25138322140297" calcext:value-type="float">
            <text:p>-4.25138322140297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4.16379301082854" calcext:value-type="float">
            <text:p>-4.16379301082854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0805477143106793" calcext:value-type="float">
            <text:p>0.080547714310679</text:p>
          </table:table-cell>
          <table:table-cell/>
          <table:table-cell table:formula="of:=(MAX([.E169:.E173])-MIN([.E169:.E173]))/2" office:value-type="float" office:value="0.0897737570962001" calcext:value-type="float">
            <text:p>0.0897737570962</text:p>
          </table:table-cell>
          <table:table-cell table:number-columns-repeated="2"/>
        </table:table-row>
        <table:table-row table:style-name="ro1">
          <table:table-cell office:value-type="time" office:time-value="PT14H49M00.831S" calcext:value-type="time">
            <text:p>14:49:00.8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5081675" calcext:value-type="float">
            <text:p>-5.08E-09</text:p>
          </table:table-cell>
          <table:table-cell table:formula="of:=[.C171]*10^9" office:value-type="float" office:value="-5.081675" calcext:value-type="float">
            <text:p>-5.081675</text:p>
          </table:table-cell>
          <table:table-cell table:formula="of:=[.$N$1]*[.D171]" office:value-type="float" office:value="-4.22933136569291" calcext:value-type="float">
            <text:p>-4.22933136569291</text:p>
          </table:table-cell>
          <table:table-cell table:number-columns-repeated="9"/>
        </table:table-row>
        <table:table-row table:style-name="ro1">
          <table:table-cell office:value-type="time" office:time-value="PT14H49M01.215S" calcext:value-type="time">
            <text:p>14:49:01.2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4892439" calcext:value-type="float">
            <text:p>-4.89E-09</text:p>
          </table:table-cell>
          <table:table-cell table:formula="of:=[.C172]*10^9" office:value-type="float" office:value="-4.892439" calcext:value-type="float">
            <text:p>-4.892439</text:p>
          </table:table-cell>
          <table:table-cell table:formula="of:=[.$N$1]*[.D172]" office:value-type="float" office:value="-4.07183570721057" calcext:value-type="float">
            <text:p>-4.07183570721057</text:p>
          </table:table-cell>
          <table:table-cell table:number-columns-repeated="9"/>
        </table:table-row>
        <table:table-row table:style-name="ro1">
          <table:table-cell office:value-type="time" office:time-value="PT14H49M01.599S" calcext:value-type="time">
            <text:p>14:49:01.6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5005316" calcext:value-type="float">
            <text:p>-5.01E-09</text:p>
          </table:table-cell>
          <table:table-cell table:formula="of:=[.C173]*10^9" office:value-type="float" office:value="-5.005316" calcext:value-type="float">
            <text:p>-5.005316</text:p>
          </table:table-cell>
          <table:table-cell table:formula="of:=[.$N$1]*[.D173]" office:value-type="float" office:value="-4.16577997491075" calcext:value-type="float">
            <text:p>-4.16577997491075</text:p>
          </table:table-cell>
          <table:table-cell table:number-columns-repeated="9"/>
        </table:table-row>
        <table:table-row table:style-name="ro1">
          <table:table-cell office:value-type="time" office:time-value="PT14H49M01.983S" calcext:value-type="time">
            <text:p>14:49:01.9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255341" calcext:value-type="float">
            <text:p>-1.26E-08</text:p>
          </table:table-cell>
          <table:table-cell table:formula="of:=[.C174]*10^9" office:value-type="float" office:value="-12.55341" calcext:value-type="float">
            <text:p>-12.55341</text:p>
          </table:table-cell>
          <table:table-cell table:formula="of:=[.$N$1]*[.D174]" office:value-type="float" office:value="-10.4478406547847" calcext:value-type="float">
            <text:p>-10.4478406547847</text:p>
          </table:table-cell>
          <table:table-cell table:number-columns-repeated="9"/>
        </table:table-row>
        <table:table-row table:style-name="ro1">
          <table:table-cell office:value-type="time" office:time-value="PT14H49M02.366S" calcext:value-type="time">
            <text:p>14:49:02.3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236712" calcext:value-type="float">
            <text:p>-1.24E-08</text:p>
          </table:table-cell>
          <table:table-cell table:formula="of:=[.C175]*10^9" office:value-type="float" office:value="-12.36712" calcext:value-type="float">
            <text:p>-12.36712</text:p>
          </table:table-cell>
          <table:table-cell table:formula="of:=[.$N$1]*[.D175]" office:value-type="float" office:value="-10.2927968670346" calcext:value-type="float">
            <text:p>-10.2927968670346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10.3401281258748" calcext:value-type="float">
            <text:p>-10.3401281258748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09861444073942" calcext:value-type="float">
            <text:p>0.109861444073942</text:p>
          </table:table-cell>
          <table:table-cell/>
          <table:table-cell table:formula="of:=(MAX([.E174:.E178])-MIN([.E174:.E178]))/2" office:value-type="float" office:value="0.0967640022693868" calcext:value-type="float">
            <text:p>0.096764002269387</text:p>
          </table:table-cell>
          <table:table-cell table:number-columns-repeated="2"/>
        </table:table-row>
        <table:table-row table:style-name="ro1">
          <table:table-cell office:value-type="time" office:time-value="PT14H49M02.75S" calcext:value-type="time">
            <text:p>14:49:02.7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232088" calcext:value-type="float">
            <text:p>-1.23E-08</text:p>
          </table:table-cell>
          <table:table-cell table:formula="of:=[.C176]*10^9" office:value-type="float" office:value="-12.32088" calcext:value-type="float">
            <text:p>-12.32088</text:p>
          </table:table-cell>
          <table:table-cell table:formula="of:=[.$N$1]*[.D176]" office:value-type="float" office:value="-10.2543126502459" calcext:value-type="float">
            <text:p>-10.2543126502459</text:p>
          </table:table-cell>
          <table:table-cell table:number-columns-repeated="9"/>
        </table:table-row>
        <table:table-row table:style-name="ro1">
          <table:table-cell office:value-type="time" office:time-value="PT14H49M03.134S" calcext:value-type="time">
            <text:p>14:49:03.1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252398" calcext:value-type="float">
            <text:p>-1.25E-08</text:p>
          </table:table-cell>
          <table:table-cell table:formula="of:=[.C177]*10^9" office:value-type="float" office:value="-12.52398" calcext:value-type="float">
            <text:p>-12.52398</text:p>
          </table:table-cell>
          <table:table-cell table:formula="of:=[.$N$1]*[.D177]" office:value-type="float" office:value="-10.4233469155959" calcext:value-type="float">
            <text:p>-10.4233469155959</text:p>
          </table:table-cell>
          <table:table-cell table:number-columns-repeated="9"/>
        </table:table-row>
        <table:table-row table:style-name="ro1">
          <table:table-cell office:value-type="time" office:time-value="PT14H49M03.518S" calcext:value-type="time">
            <text:p>14:49:03.5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235456" calcext:value-type="float">
            <text:p>-1.24E-08</text:p>
          </table:table-cell>
          <table:table-cell table:formula="of:=[.C178]*10^9" office:value-type="float" office:value="-12.35456" calcext:value-type="float">
            <text:p>-12.35456</text:p>
          </table:table-cell>
          <table:table-cell table:formula="of:=[.$N$1]*[.D178]" office:value-type="float" office:value="-10.2823435417131" calcext:value-type="float">
            <text:p>-10.2823435417131</text:p>
          </table:table-cell>
          <table:table-cell table:number-columns-repeated="9"/>
        </table:table-row>
        <table:table-row table:style-name="ro1">
          <table:table-cell office:value-type="time" office:time-value="PT14H49M03.902S" calcext:value-type="time">
            <text:p>14:49:03.9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068946" calcext:value-type="float">
            <text:p>-3.07E-08</text:p>
          </table:table-cell>
          <table:table-cell table:formula="of:=[.C179]*10^9" office:value-type="float" office:value="-30.68946" calcext:value-type="float">
            <text:p>-30.68946</text:p>
          </table:table-cell>
          <table:table-cell table:formula="of:=[.$N$1]*[.D179]" office:value-type="float" office:value="-25.5419513790587" calcext:value-type="float">
            <text:p>-25.5419513790587</text:p>
          </table:table-cell>
          <table:table-cell table:number-columns-repeated="9"/>
        </table:table-row>
        <table:table-row table:style-name="ro1">
          <table:table-cell office:value-type="time" office:time-value="PT14H49M04.286S" calcext:value-type="time">
            <text:p>14:49:04.29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096531" calcext:value-type="float">
            <text:p>-3.10E-08</text:p>
          </table:table-cell>
          <table:table-cell table:formula="of:=[.C180]*10^9" office:value-type="float" office:value="-30.96531" calcext:value-type="float">
            <text:p>-30.96531</text:p>
          </table:table-cell>
          <table:table-cell table:formula="of:=[.$N$1]*[.D180]" office:value-type="float" office:value="-25.7715333687031" calcext:value-type="float">
            <text:p>-25.7715333687031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25.6297559826747" calcext:value-type="float">
            <text:p>-25.6297559826747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211302009994571" calcext:value-type="float">
            <text:p>0.211302009994571</text:p>
          </table:table-cell>
          <table:table-cell/>
          <table:table-cell table:formula="of:=(MAX([.E179:.E183])-MIN([.E179:.E183]))/2" office:value-type="float" office:value="0.122194046473069" calcext:value-type="float">
            <text:p>0.122194046473069</text:p>
          </table:table-cell>
          <table:table-cell table:number-columns-repeated="2"/>
        </table:table-row>
        <table:table-row table:style-name="ro1">
          <table:table-cell office:value-type="time" office:time-value="PT14H49M04.67S" calcext:value-type="time">
            <text:p>14:49:04.6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093208" calcext:value-type="float">
            <text:p>-3.09E-08</text:p>
          </table:table-cell>
          <table:table-cell table:formula="of:=[.C181]*10^9" office:value-type="float" office:value="-30.93208" calcext:value-type="float">
            <text:p>-30.93208</text:p>
          </table:table-cell>
          <table:table-cell table:formula="of:=[.$N$1]*[.D181]" office:value-type="float" office:value="-25.7438769992419" calcext:value-type="float">
            <text:p>-25.7438769992419</text:p>
          </table:table-cell>
          <table:table-cell table:number-columns-repeated="9"/>
        </table:table-row>
        <table:table-row table:style-name="ro1">
          <table:table-cell office:value-type="time" office:time-value="PT14H49M05.054S" calcext:value-type="time">
            <text:p>14:49:05.0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067167" calcext:value-type="float">
            <text:p>-3.07E-08</text:p>
          </table:table-cell>
          <table:table-cell table:formula="of:=[.C182]*10^9" office:value-type="float" office:value="-30.67167" calcext:value-type="float">
            <text:p>-30.67167</text:p>
          </table:table-cell>
          <table:table-cell table:formula="of:=[.$N$1]*[.D182]" office:value-type="float" office:value="-25.527145275757" calcext:value-type="float">
            <text:p>-25.527145275757</text:p>
          </table:table-cell>
          <table:table-cell table:number-columns-repeated="9"/>
        </table:table-row>
        <table:table-row table:style-name="ro1">
          <table:table-cell office:value-type="time" office:time-value="PT14H49M05.437S" calcext:value-type="time">
            <text:p>14:49:05.4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3071628" calcext:value-type="float">
            <text:p>-3.07E-08</text:p>
          </table:table-cell>
          <table:table-cell table:formula="of:=[.C183]*10^9" office:value-type="float" office:value="-30.71628" calcext:value-type="float">
            <text:p>-30.71628</text:p>
          </table:table-cell>
          <table:table-cell table:formula="of:=[.$N$1]*[.D183]" office:value-type="float" office:value="-25.564272890613" calcext:value-type="float">
            <text:p>-25.564272890613</text:p>
          </table:table-cell>
          <table:table-cell table:number-columns-repeated="9"/>
        </table:table-row>
        <table:table-row table:style-name="ro1">
          <table:table-cell office:value-type="time" office:time-value="PT14H49M05.822S" calcext:value-type="time">
            <text:p>14:49:05.8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7271775" calcext:value-type="float">
            <text:p>-7.27E-08</text:p>
          </table:table-cell>
          <table:table-cell table:formula="of:=[.C184]*10^9" office:value-type="float" office:value="-72.71775" calcext:value-type="float">
            <text:p>-72.71775</text:p>
          </table:table-cell>
          <table:table-cell table:formula="of:=[.$N$1]*[.D184]" office:value-type="float" office:value="-60.5208835507221" calcext:value-type="float">
            <text:p>-60.5208835507221</text:p>
          </table:table-cell>
          <table:table-cell table:number-columns-repeated="9"/>
        </table:table-row>
        <table:table-row table:style-name="ro1">
          <table:table-cell office:value-type="time" office:time-value="PT14H49M06.205S" calcext:value-type="time">
            <text:p>14:49:06.2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7247795" calcext:value-type="float">
            <text:p>-7.25E-08</text:p>
          </table:table-cell>
          <table:table-cell table:formula="of:=[.C185]*10^9" office:value-type="float" office:value="-72.47795" calcext:value-type="float">
            <text:p>-72.47795</text:p>
          </table:table-cell>
          <table:table-cell table:formula="of:=[.$N$1]*[.D185]" office:value-type="float" office:value="-60.3213049351095" calcext:value-type="float">
            <text:p>-60.3213049351095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60.3849353916485" calcext:value-type="float">
            <text:p>-60.3849353916485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453463895652052" calcext:value-type="float">
            <text:p>0.453463895652052</text:p>
          </table:table-cell>
          <table:table-cell/>
          <table:table-cell table:formula="of:=(MAX([.E184:.E188])-MIN([.E184:.E188]))/2" office:value-type="float" office:value="0.148127614706965" calcext:value-type="float">
            <text:p>0.148127614706965</text:p>
          </table:table-cell>
          <table:table-cell table:number-columns-repeated="2"/>
        </table:table-row>
        <table:table-row table:style-name="ro1">
          <table:table-cell office:value-type="time" office:time-value="PT14H49M06.589S" calcext:value-type="time">
            <text:p>14:49:06.5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7236179" calcext:value-type="float">
            <text:p>-7.24E-08</text:p>
          </table:table-cell>
          <table:table-cell table:formula="of:=[.C186]*10^9" office:value-type="float" office:value="-72.36179" calcext:value-type="float">
            <text:p>-72.36179</text:p>
          </table:table-cell>
          <table:table-cell table:formula="of:=[.$N$1]*[.D186]" office:value-type="float" office:value="-60.2246283213082" calcext:value-type="float">
            <text:p>-60.2246283213082</text:p>
          </table:table-cell>
          <table:table-cell table:number-columns-repeated="9"/>
        </table:table-row>
        <table:table-row table:style-name="ro1">
          <table:table-cell office:value-type="time" office:time-value="PT14H49M06.973S" calcext:value-type="time">
            <text:p>14:49:06.9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7266311" calcext:value-type="float">
            <text:p>-7.27E-08</text:p>
          </table:table-cell>
          <table:table-cell table:formula="of:=[.C187]*10^9" office:value-type="float" office:value="-72.66311" calcext:value-type="float">
            <text:p>-72.66311</text:p>
          </table:table-cell>
          <table:table-cell table:formula="of:=[.$N$1]*[.D187]" office:value-type="float" office:value="-60.4754082564891" calcext:value-type="float">
            <text:p>-60.4754082564891</text:p>
          </table:table-cell>
          <table:table-cell table:number-columns-repeated="9"/>
        </table:table-row>
        <table:table-row table:style-name="ro1">
          <table:table-cell office:value-type="time" office:time-value="PT14H49M07.357S" calcext:value-type="time">
            <text:p>14:49:07.3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7255142" calcext:value-type="float">
            <text:p>-7.26E-08</text:p>
          </table:table-cell>
          <table:table-cell table:formula="of:=[.C188]*10^9" office:value-type="float" office:value="-72.55142" calcext:value-type="float">
            <text:p>-72.55142</text:p>
          </table:table-cell>
          <table:table-cell table:formula="of:=[.$N$1]*[.D188]" office:value-type="float" office:value="-60.3824518946135" calcext:value-type="float">
            <text:p>-60.3824518946135</text:p>
          </table:table-cell>
          <table:table-cell table:number-columns-repeated="9"/>
        </table:table-row>
        <table:table-row table:style-name="ro1">
          <table:table-cell office:value-type="time" office:time-value="PT14H49M07.74S" calcext:value-type="time">
            <text:p>14:49:07.7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3393" calcext:value-type="float">
            <text:p>-1.53E-07</text:p>
          </table:table-cell>
          <table:table-cell table:formula="of:=[.C189]*10^9" office:value-type="float" office:value="-153.393" calcext:value-type="float">
            <text:p>-153.393</text:p>
          </table:table-cell>
          <table:table-cell table:formula="of:=[.$N$1]*[.D189]" office:value-type="float" office:value="-127.664564573243" calcext:value-type="float">
            <text:p>-127.664564573243</text:p>
          </table:table-cell>
          <table:table-cell table:number-columns-repeated="9"/>
        </table:table-row>
        <table:table-row table:style-name="ro1">
          <table:table-cell office:value-type="time" office:time-value="PT14H49M08.123S" calcext:value-type="time">
            <text:p>14:49:08.1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3593" calcext:value-type="float">
            <text:p>-1.54E-07</text:p>
          </table:table-cell>
          <table:table-cell table:formula="of:=[.C190]*10^9" office:value-type="float" office:value="-153.593" calcext:value-type="float">
            <text:p>-153.593</text:p>
          </table:table-cell>
          <table:table-cell table:formula="of:=[.$N$1]*[.D190]" office:value-type="float" office:value="-127.831018798107" calcext:value-type="float">
            <text:p>-127.831018798107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27.686686339727" calcext:value-type="float">
            <text:p>-127.686686339727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930717735693833" calcext:value-type="float">
            <text:p>0.930717735693833</text:p>
          </table:table-cell>
          <table:table-cell/>
          <table:table-cell table:formula="of:=(MAX([.E189:.E193])-MIN([.E189:.E193]))/2" office:value-type="float" office:value="0.145980355206213" calcext:value-type="float">
            <text:p>0.145980355206213</text:p>
          </table:table-cell>
          <table:table-cell table:number-columns-repeated="2"/>
        </table:table-row>
        <table:table-row table:style-name="ro1">
          <table:table-cell office:value-type="time" office:time-value="PT14H49M08.508S" calcext:value-type="time">
            <text:p>14:49:08.5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34328" calcext:value-type="float">
            <text:p>-1.53E-07</text:p>
          </table:table-cell>
          <table:table-cell table:formula="of:=[.C191]*10^9" office:value-type="float" office:value="-153.4328" calcext:value-type="float">
            <text:p>-153.4328</text:p>
          </table:table-cell>
          <table:table-cell table:formula="of:=[.$N$1]*[.D191]" office:value-type="float" office:value="-127.697688963991" calcext:value-type="float">
            <text:p>-127.697688963991</text:p>
          </table:table-cell>
          <table:table-cell table:number-columns-repeated="9"/>
        </table:table-row>
        <table:table-row table:style-name="ro1">
          <table:table-cell office:value-type="time" office:time-value="PT14H49M08.892S" calcext:value-type="time">
            <text:p>14:49:08.8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32422" calcext:value-type="float">
            <text:p>-1.53E-07</text:p>
          </table:table-cell>
          <table:table-cell table:formula="of:=[.C192]*10^9" office:value-type="float" office:value="-153.2422" calcext:value-type="float">
            <text:p>-153.2422</text:p>
          </table:table-cell>
          <table:table-cell table:formula="of:=[.$N$1]*[.D192]" office:value-type="float" office:value="-127.539058087695" calcext:value-type="float">
            <text:p>-127.539058087695</text:p>
          </table:table-cell>
          <table:table-cell table:number-columns-repeated="9"/>
        </table:table-row>
        <table:table-row table:style-name="ro1">
          <table:table-cell office:value-type="time" office:time-value="PT14H49M09.275S" calcext:value-type="time">
            <text:p>14:49:09.2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534369" calcext:value-type="float">
            <text:p>-1.53E-07</text:p>
          </table:table-cell>
          <table:table-cell table:formula="of:=[.C193]*10^9" office:value-type="float" office:value="-153.4369" calcext:value-type="float">
            <text:p>-153.4369</text:p>
          </table:table-cell>
          <table:table-cell table:formula="of:=[.$N$1]*[.D193]" office:value-type="float" office:value="-127.7011012756" calcext:value-type="float">
            <text:p>-127.7011012756</text:p>
          </table:table-cell>
          <table:table-cell table:number-columns-repeated="9"/>
        </table:table-row>
        <table:table-row table:style-name="ro1">
          <table:table-cell office:value-type="time" office:time-value="PT14H49M09.659S" calcext:value-type="time">
            <text:p>14:49:09.6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87783" calcext:value-type="float">
            <text:p>-2.88E-07</text:p>
          </table:table-cell>
          <table:table-cell table:formula="of:=[.C194]*10^9" office:value-type="float" office:value="-287.783" calcext:value-type="float">
            <text:p>-287.783</text:p>
          </table:table-cell>
          <table:table-cell table:formula="of:=[.$N$1]*[.D194]" office:value-type="float" office:value="-239.51348097098" calcext:value-type="float">
            <text:p>-239.51348097098</text:p>
          </table:table-cell>
          <table:table-cell table:number-columns-repeated="9"/>
        </table:table-row>
        <table:table-row table:style-name="ro1">
          <table:table-cell office:value-type="time" office:time-value="PT14H49M10.042S" calcext:value-type="time">
            <text:p>14:49:10.0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873874" calcext:value-type="float">
            <text:p>-2.87E-07</text:p>
          </table:table-cell>
          <table:table-cell table:formula="of:=[.C195]*10^9" office:value-type="float" office:value="-287.3874" calcext:value-type="float">
            <text:p>-287.3874</text:p>
          </table:table-cell>
          <table:table-cell table:formula="of:=[.$N$1]*[.D195]" office:value-type="float" office:value="-239.184234514198" calcext:value-type="float">
            <text:p>-239.184234514198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239.215810880654" calcext:value-type="float">
            <text:p>-239.215810880654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1.74179684986876" calcext:value-type="float">
            <text:p>1.74179684986876</text:p>
          </table:table-cell>
          <table:table-cell/>
          <table:table-cell table:formula="of:=(MAX([.E194:.E198])-MIN([.E194:.E198]))/2" office:value-type="float" office:value="0.255756916504382" calcext:value-type="float">
            <text:p>0.255756916504382</text:p>
          </table:table-cell>
          <table:table-cell table:number-columns-repeated="2"/>
        </table:table-row>
        <table:table-row table:style-name="ro1">
          <table:table-cell office:value-type="time" office:time-value="PT14H49M10.426S" calcext:value-type="time">
            <text:p>14:49:10.4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874106" calcext:value-type="float">
            <text:p>-2.87E-07</text:p>
          </table:table-cell>
          <table:table-cell table:formula="of:=[.C196]*10^9" office:value-type="float" office:value="-287.4106" calcext:value-type="float">
            <text:p>-287.4106</text:p>
          </table:table-cell>
          <table:table-cell table:formula="of:=[.$N$1]*[.D196]" office:value-type="float" office:value="-239.203543204282" calcext:value-type="float">
            <text:p>-239.203543204282</text:p>
          </table:table-cell>
          <table:table-cell table:number-columns-repeated="9"/>
        </table:table-row>
        <table:table-row table:style-name="ro1">
          <table:table-cell office:value-type="time" office:time-value="PT14H49M10.809S" calcext:value-type="time">
            <text:p>14:49:10.8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873773" calcext:value-type="float">
            <text:p>-2.87E-07</text:p>
          </table:table-cell>
          <table:table-cell table:formula="of:=[.C197]*10^9" office:value-type="float" office:value="-287.3773" calcext:value-type="float">
            <text:p>-287.3773</text:p>
          </table:table-cell>
          <table:table-cell table:formula="of:=[.$N$1]*[.D197]" office:value-type="float" office:value="-239.175828575842" calcext:value-type="float">
            <text:p>-239.175828575842</text:p>
          </table:table-cell>
          <table:table-cell table:number-columns-repeated="9"/>
        </table:table-row>
        <table:table-row table:style-name="ro1">
          <table:table-cell office:value-type="time" office:time-value="PT14H49M11.193S" calcext:value-type="time">
            <text:p>14:49:11.1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871684" calcext:value-type="float">
            <text:p>-2.87E-07</text:p>
          </table:table-cell>
          <table:table-cell table:formula="of:=[.C198]*10^9" office:value-type="float" office:value="-287.1684" calcext:value-type="float">
            <text:p>-287.1684</text:p>
          </table:table-cell>
          <table:table-cell table:formula="of:=[.$N$1]*[.D198]" office:value-type="float" office:value="-239.001967137971" calcext:value-type="float">
            <text:p>-239.001967137971</text:p>
          </table:table-cell>
          <table:table-cell table:number-columns-repeated="9"/>
        </table:table-row>
        <table:table-row table:style-name="ro1">
          <table:table-cell office:value-type="time" office:time-value="PT14H49M11.578S" calcext:value-type="time">
            <text:p>14:49:11.5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761324" calcext:value-type="float">
            <text:p>-4.76E-07</text:p>
          </table:table-cell>
          <table:table-cell table:formula="of:=[.C199]*10^9" office:value-type="float" office:value="-476.1324" calcext:value-type="float">
            <text:p>-476.1324</text:p>
          </table:table-cell>
          <table:table-cell table:formula="of:=[.$N$1]*[.D199]" office:value-type="float" office:value="-396.271247874499" calcext:value-type="float">
            <text:p>-396.271247874499</text:p>
          </table:table-cell>
          <table:table-cell table:number-columns-repeated="9"/>
        </table:table-row>
        <table:table-row table:style-name="ro1">
          <table:table-cell office:value-type="time" office:time-value="PT14H49M11.961S" calcext:value-type="time">
            <text:p>14:49:11.9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762845" calcext:value-type="float">
            <text:p>-4.76E-07</text:p>
          </table:table-cell>
          <table:table-cell table:formula="of:=[.C200]*10^9" office:value-type="float" office:value="-476.2845" calcext:value-type="float">
            <text:p>-476.2845</text:p>
          </table:table-cell>
          <table:table-cell table:formula="of:=[.$N$1]*[.D200]" office:value-type="float" office:value="-396.397836312508" calcext:value-type="float">
            <text:p>-396.397836312508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96.244149126691" calcext:value-type="float">
            <text:p>-396.244149126691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86666886988297" calcext:value-type="float">
            <text:p>2.86666886988297</text:p>
          </table:table-cell>
          <table:table-cell/>
          <table:table-cell table:formula="of:=(MAX([.E199:.E203])-MIN([.E199:.E203]))/2" office:value-type="float" office:value="0.160919621887842" calcext:value-type="float">
            <text:p>0.160919621887842</text:p>
          </table:table-cell>
          <table:table-cell table:number-columns-repeated="2"/>
        </table:table-row>
        <table:table-row table:style-name="ro1">
          <table:table-cell office:value-type="time" office:time-value="PT14H49M12.345S" calcext:value-type="time">
            <text:p>14:49:12.3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761177" calcext:value-type="float">
            <text:p>-4.76E-07</text:p>
          </table:table-cell>
          <table:table-cell table:formula="of:=[.C201]*10^9" office:value-type="float" office:value="-476.1177" calcext:value-type="float">
            <text:p>-476.1177</text:p>
          </table:table-cell>
          <table:table-cell table:formula="of:=[.$N$1]*[.D201]" office:value-type="float" office:value="-396.259013488971" calcext:value-type="float">
            <text:p>-396.259013488971</text:p>
          </table:table-cell>
          <table:table-cell table:number-columns-repeated="9"/>
        </table:table-row>
        <table:table-row table:style-name="ro1">
          <table:table-cell office:value-type="time" office:time-value="PT14H49M12.729S" calcext:value-type="time">
            <text:p>14:49:12.7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758978" calcext:value-type="float">
            <text:p>-4.76E-07</text:p>
          </table:table-cell>
          <table:table-cell table:formula="of:=[.C202]*10^9" office:value-type="float" office:value="-475.8978" calcext:value-type="float">
            <text:p>-475.8978</text:p>
          </table:table-cell>
          <table:table-cell table:formula="of:=[.$N$1]*[.D202]" office:value-type="float" office:value="-396.075997068733" calcext:value-type="float">
            <text:p>-396.075997068733</text:p>
          </table:table-cell>
          <table:table-cell table:number-columns-repeated="9"/>
        </table:table-row>
        <table:table-row table:style-name="ro1">
          <table:table-cell office:value-type="time" office:time-value="PT14H49M13.113S" calcext:value-type="time">
            <text:p>14:49:13.1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4760668" calcext:value-type="float">
            <text:p>-4.76E-07</text:p>
          </table:table-cell>
          <table:table-cell table:formula="of:=[.C203]*10^9" office:value-type="float" office:value="-476.0668" calcext:value-type="float">
            <text:p>-476.0668</text:p>
          </table:table-cell>
          <table:table-cell table:formula="of:=[.$N$1]*[.D203]" office:value-type="float" office:value="-396.216650888743" calcext:value-type="float">
            <text:p>-396.216650888743</text:p>
          </table:table-cell>
          <table:table-cell table:number-columns-repeated="9"/>
        </table:table-row>
        <table:table-row table:style-name="ro1">
          <table:table-cell office:value-type="time" office:time-value="PT14H49M13.497S" calcext:value-type="time">
            <text:p>14:49:13.5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7112422" calcext:value-type="float">
            <text:p>-7.11E-07</text:p>
          </table:table-cell>
          <table:table-cell table:formula="of:=[.C204]*10^9" office:value-type="float" office:value="-711.2422" calcext:value-type="float">
            <text:p>-711.2422</text:p>
          </table:table-cell>
          <table:table-cell table:formula="of:=[.$N$1]*[.D204]" office:value-type="float" office:value="-591.9463454598" calcext:value-type="float">
            <text:p>-591.9463454598</text:p>
          </table:table-cell>
          <table:table-cell table:number-columns-repeated="9"/>
        </table:table-row>
        <table:table-row table:style-name="ro1">
          <table:table-cell office:value-type="time" office:time-value="PT14H49M13.88S" calcext:value-type="time">
            <text:p>14:49:13.8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7109168" calcext:value-type="float">
            <text:p>-7.11E-07</text:p>
          </table:table-cell>
          <table:table-cell table:formula="of:=[.C205]*10^9" office:value-type="float" office:value="-710.9168" calcext:value-type="float">
            <text:p>-710.9168</text:p>
          </table:table-cell>
          <table:table-cell table:formula="of:=[.$N$1]*[.D205]" office:value-type="float" office:value="-591.675524435946" calcext:value-type="float">
            <text:p>-591.675524435946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591.799116697908" calcext:value-type="float">
            <text:p>-591.799116697908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4.2785003528524" calcext:value-type="float">
            <text:p>4.2785003528524</text:p>
          </table:table-cell>
          <table:table-cell/>
          <table:table-cell table:formula="of:=(MAX([.E204:.E208])-MIN([.E204:.E208]))/2" office:value-type="float" office:value="0.146771012774309" calcext:value-type="float">
            <text:p>0.146771012774309</text:p>
          </table:table-cell>
          <table:table-cell table:number-columns-repeated="2"/>
        </table:table-row>
        <table:table-row table:style-name="ro1">
          <table:table-cell office:value-type="time" office:time-value="PT14H49M14.264S" calcext:value-type="time">
            <text:p>14:49:14.2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7108895" calcext:value-type="float">
            <text:p>-7.11E-07</text:p>
          </table:table-cell>
          <table:table-cell table:formula="of:=[.C206]*10^9" office:value-type="float" office:value="-710.8895" calcext:value-type="float">
            <text:p>-710.8895</text:p>
          </table:table-cell>
          <table:table-cell table:formula="of:=[.$N$1]*[.D206]" office:value-type="float" office:value="-591.652803434252" calcext:value-type="float">
            <text:p>-591.652803434252</text:p>
          </table:table-cell>
          <table:table-cell table:number-columns-repeated="9"/>
        </table:table-row>
        <table:table-row table:style-name="ro1">
          <table:table-cell office:value-type="time" office:time-value="PT14H49M14.649S" calcext:value-type="time">
            <text:p>14:49:14.6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7110669" calcext:value-type="float">
            <text:p>-7.11E-07</text:p>
          </table:table-cell>
          <table:table-cell table:formula="of:=[.C207]*10^9" office:value-type="float" office:value="-711.0669" calcext:value-type="float">
            <text:p>-711.0669</text:p>
          </table:table-cell>
          <table:table-cell table:formula="of:=[.$N$1]*[.D207]" office:value-type="float" office:value="-591.800448331706" calcext:value-type="float">
            <text:p>-591.800448331706</text:p>
          </table:table-cell>
          <table:table-cell table:number-columns-repeated="9"/>
        </table:table-row>
        <table:table-row table:style-name="ro1">
          <table:table-cell office:value-type="time" office:time-value="PT14H49M15.033S" calcext:value-type="time">
            <text:p>14:49:15.0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7112111" calcext:value-type="float">
            <text:p>-7.11E-07</text:p>
          </table:table-cell>
          <table:table-cell table:formula="of:=[.C208]*10^9" office:value-type="float" office:value="-711.2111" calcext:value-type="float">
            <text:p>-711.2111</text:p>
          </table:table-cell>
          <table:table-cell table:formula="of:=[.$N$1]*[.D208]" office:value-type="float" office:value="-591.920461827834" calcext:value-type="float">
            <text:p>-591.920461827834</text:p>
          </table:table-cell>
          <table:table-cell table:number-columns-repeated="9"/>
        </table:table-row>
        <table:table-row table:style-name="ro1">
          <table:table-cell office:value-type="time" office:time-value="PT14H49M15.417S" calcext:value-type="time">
            <text:p>14:49:15.4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783377" calcext:value-type="float">
            <text:p>-9.78E-07</text:p>
          </table:table-cell>
          <table:table-cell table:formula="of:=[.C209]*10^9" office:value-type="float" office:value="-978.3377" calcext:value-type="float">
            <text:p>-978.3377</text:p>
          </table:table-cell>
          <table:table-cell table:formula="of:=[.$N$1]*[.D209]" office:value-type="float" office:value="-814.242217546353" calcext:value-type="float">
            <text:p>-814.242217546353</text:p>
          </table:table-cell>
          <table:table-cell table:number-columns-repeated="9"/>
        </table:table-row>
        <table:table-row table:style-name="ro1">
          <table:table-cell office:value-type="time" office:time-value="PT14H49M15.8S" calcext:value-type="time">
            <text:p>14:49:15.8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780069" calcext:value-type="float">
            <text:p>-9.78E-07</text:p>
          </table:table-cell>
          <table:table-cell table:formula="of:=[.C210]*10^9" office:value-type="float" office:value="-978.0069" calcext:value-type="float">
            <text:p>-978.0069</text:p>
          </table:table-cell>
          <table:table-cell table:formula="of:=[.$N$1]*[.D210]" office:value-type="float" office:value="-813.966902258427" calcext:value-type="float">
            <text:p>-813.966902258427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814.1905834458" calcext:value-type="float">
            <text:p>-814.1905834458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5.88561058443021" calcext:value-type="float">
            <text:p>5.88561058443021</text:p>
          </table:table-cell>
          <table:table-cell/>
          <table:table-cell table:formula="of:=(MAX([.E209:.E213])-MIN([.E209:.E213]))/2" office:value-type="float" office:value="0.169824922918053" calcext:value-type="float">
            <text:p>0.169824922918053</text:p>
          </table:table-cell>
          <table:table-cell table:number-columns-repeated="2"/>
        </table:table-row>
        <table:table-row table:style-name="ro1">
          <table:table-cell office:value-type="time" office:time-value="PT14H49M16.184S" calcext:value-type="time">
            <text:p>14:49:16.1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782904" calcext:value-type="float">
            <text:p>-9.78E-07</text:p>
          </table:table-cell>
          <table:table-cell table:formula="of:=[.C211]*10^9" office:value-type="float" office:value="-978.2904" calcext:value-type="float">
            <text:p>-978.2904</text:p>
          </table:table-cell>
          <table:table-cell table:formula="of:=[.$N$1]*[.D211]" office:value-type="float" office:value="-814.202851122172" calcext:value-type="float">
            <text:p>-814.202851122172</text:p>
          </table:table-cell>
          <table:table-cell table:number-columns-repeated="9"/>
        </table:table-row>
        <table:table-row table:style-name="ro1">
          <table:table-cell office:value-type="time" office:time-value="PT14H49M16.568S" calcext:value-type="time">
            <text:p>14:49:16.5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78415" calcext:value-type="float">
            <text:p>-9.78E-07</text:p>
          </table:table-cell>
          <table:table-cell table:formula="of:=[.C212]*10^9" office:value-type="float" office:value="-978.415" calcext:value-type="float">
            <text:p>-978.415</text:p>
          </table:table-cell>
          <table:table-cell table:formula="of:=[.$N$1]*[.D212]" office:value-type="float" office:value="-814.306552104263" calcext:value-type="float">
            <text:p>-814.306552104263</text:p>
          </table:table-cell>
          <table:table-cell table:number-columns-repeated="9"/>
        </table:table-row>
        <table:table-row table:style-name="ro1">
          <table:table-cell office:value-type="time" office:time-value="PT14H49M16.952S" calcext:value-type="time">
            <text:p>14:49:16.9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9783283" calcext:value-type="float">
            <text:p>-9.78E-07</text:p>
          </table:table-cell>
          <table:table-cell table:formula="of:=[.C213]*10^9" office:value-type="float" office:value="-978.3283" calcext:value-type="float">
            <text:p>-978.3283</text:p>
          </table:table-cell>
          <table:table-cell table:formula="of:=[.$N$1]*[.D213]" office:value-type="float" office:value="-814.234394197784" calcext:value-type="float">
            <text:p>-814.234394197784</text:p>
          </table:table-cell>
          <table:table-cell table:number-columns-repeated="9"/>
        </table:table-row>
        <table:table-row table:style-name="ro1">
          <table:table-cell office:value-type="time" office:time-value="PT14H49M17.368S" calcext:value-type="time">
            <text:p>14:49:17.3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01" calcext:value-type="float">
            <text:p>-1.26E-06</text:p>
          </table:table-cell>
          <table:table-cell table:formula="of:=[.C214]*10^9" office:value-type="float" office:value="-1258.201" calcext:value-type="float">
            <text:p>-1258.201</text:p>
          </table:table-cell>
          <table:table-cell table:formula="of:=[.$N$1]*[.D214]" office:value-type="float" office:value="-1047.16436089403" calcext:value-type="float">
            <text:p>-1047.16436089403</text:p>
          </table:table-cell>
          <table:table-cell table:number-columns-repeated="9"/>
        </table:table-row>
        <table:table-row table:style-name="ro1">
          <table:table-cell office:value-type="time" office:time-value="PT14H49M17.783S" calcext:value-type="time">
            <text:p>14:49:17.7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7991" calcext:value-type="float">
            <text:p>-1.26E-06</text:p>
          </table:table-cell>
          <table:table-cell table:formula="of:=[.C215]*10^9" office:value-type="float" office:value="-1257.991" calcext:value-type="float">
            <text:p>-1257.991</text:p>
          </table:table-cell>
          <table:table-cell table:formula="of:=[.$N$1]*[.D215]" office:value-type="float" office:value="-1046.98958395793" calcext:value-type="float">
            <text:p>-1046.98958395793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1046.9947440389" calcext:value-type="float">
            <text:p>-1046.9947440389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7.56753138709075" calcext:value-type="float">
            <text:p>7.56753138709075</text:p>
          </table:table-cell>
          <table:table-cell/>
          <table:table-cell table:formula="of:=(MAX([.E214:.E218])-MIN([.E214:.E218]))/2" office:value-type="float" office:value="0.162709004805038" calcext:value-type="float">
            <text:p>0.162709004805038</text:p>
          </table:table-cell>
          <table:table-cell table:number-columns-repeated="2"/>
        </table:table-row>
        <table:table-row table:style-name="ro1">
          <table:table-cell office:value-type="time" office:time-value="PT14H49M18.167S" calcext:value-type="time">
            <text:p>14:49:18.1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7823" calcext:value-type="float">
            <text:p>-1.26E-06</text:p>
          </table:table-cell>
          <table:table-cell table:formula="of:=[.C216]*10^9" office:value-type="float" office:value="-1257.823" calcext:value-type="float">
            <text:p>-1257.823</text:p>
          </table:table-cell>
          <table:table-cell table:formula="of:=[.$N$1]*[.D216]" office:value-type="float" office:value="-1046.84976240904" calcext:value-type="float">
            <text:p>-1046.84976240904</text:p>
          </table:table-cell>
          <table:table-cell table:number-columns-repeated="9"/>
        </table:table-row>
        <table:table-row table:style-name="ro1">
          <table:table-cell office:value-type="time" office:time-value="PT14H49M18.551S" calcext:value-type="time">
            <text:p>14:49:18.5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781" calcext:value-type="float">
            <text:p>-1.26E-06</text:p>
          </table:table-cell>
          <table:table-cell table:formula="of:=[.C217]*10^9" office:value-type="float" office:value="-1257.81" calcext:value-type="float">
            <text:p>-1257.81</text:p>
          </table:table-cell>
          <table:table-cell table:formula="of:=[.$N$1]*[.D217]" office:value-type="float" office:value="-1046.83894288442" calcext:value-type="float">
            <text:p>-1046.83894288442</text:p>
          </table:table-cell>
          <table:table-cell table:number-columns-repeated="9"/>
        </table:table-row>
        <table:table-row table:style-name="ro1">
          <table:table-cell office:value-type="time" office:time-value="PT14H49M18.935S" calcext:value-type="time">
            <text:p>14:49:18.9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161" calcext:value-type="float">
            <text:p>-1.26E-06</text:p>
          </table:table-cell>
          <table:table-cell table:formula="of:=[.C218]*10^9" office:value-type="float" office:value="-1258.161" calcext:value-type="float">
            <text:p>-1258.161</text:p>
          </table:table-cell>
          <table:table-cell table:formula="of:=[.$N$1]*[.D218]" office:value-type="float" office:value="-1047.13107004906" calcext:value-type="float">
            <text:p>-1047.13107004906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747444498542" calcext:value-type="float">
            <text:p>-0.05747444498542</text:p>
          </table:table-cell>
          <table:table-cell office:value-type="float" office:value="0.05" calcext:value-type="float">
            <text:p>0.05</text:p>
          </table:table-cell>
          <table:table-cell office:value-type="float" office:value="0.123573923426294" calcext:value-type="float">
            <text:p>0.1235739234262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834257256133854" calcext:value-type="float">
            <text:p>-0.083425725613385</text:p>
          </table:table-cell>
          <table:table-cell office:value-type="float" office:value="0.05" calcext:value-type="float">
            <text:p>0.05</text:p>
          </table:table-cell>
          <table:table-cell office:value-type="float" office:value="0.284667332002041" calcext:value-type="float">
            <text:p>0.2846673320020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2243230905054" calcext:value-type="float">
            <text:p>-0.122432309050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05405388846826" calcext:value-type="float">
            <text:p>0.0905405388846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04300746624565" calcext:value-type="float">
            <text:p>-0.10430074662456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9310391353462" calcext:value-type="float">
            <text:p>0.0949310391353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3309722565344" calcext:value-type="float">
            <text:p>-0.153309722565344</text:p>
          </table:table-cell>
          <table:table-cell office:value-type="float" office:value="0.05" calcext:value-type="float">
            <text:p>0.05</text:p>
          </table:table-cell>
          <table:table-cell office:value-type="float" office:value="0.0849400834702705" calcext:value-type="float">
            <text:p>0.0849400834702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5466065249643" calcext:value-type="float">
            <text:p>-0.14546606524964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208189750049" calcext:value-type="float">
            <text:p>0.1142081897500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58938285622942" calcext:value-type="float">
            <text:p>-0.158938285622942</text:p>
          </table:table-cell>
          <table:table-cell office:value-type="float" office:value="0.05" calcext:value-type="float">
            <text:p>0.05</text:p>
          </table:table-cell>
          <table:table-cell office:value-type="float" office:value="0.108116942050978" calcext:value-type="float">
            <text:p>0.1081169420509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43928888447328" calcext:value-type="float">
            <text:p>-0.14392888844732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74088676489" calcext:value-type="float">
            <text:p>0.1012740886764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49294219129183" calcext:value-type="float">
            <text:p>-0.14929421912918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338991118361" calcext:value-type="float">
            <text:p>0.1143389911183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1575113636395" calcext:value-type="float">
            <text:p>-0.191575113636395</text:p>
          </table:table-cell>
          <table:table-cell office:value-type="float" office:value="0.05" calcext:value-type="float">
            <text:p>0.05</text:p>
          </table:table-cell>
          <table:table-cell office:value-type="float" office:value="0.0854772914968882" calcext:value-type="float">
            <text:p>0.0854772914968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28060964228469" calcext:value-type="float">
            <text:p>-0.228060964228469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974726938409" calcext:value-type="float">
            <text:p>0.0978974726938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86209336857218" calcext:value-type="float">
            <text:p>-0.1862093368572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586367938935" calcext:value-type="float">
            <text:p>0.1075863679389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59056438731342" calcext:value-type="float">
            <text:p>-0.25905643873134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9794150407" calcext:value-type="float">
            <text:p>0.106297941504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69489889418387" calcext:value-type="float">
            <text:p>-0.269489889418387</text:p>
          </table:table-cell>
          <table:table-cell office:value-type="float" office:value="0.05" calcext:value-type="float">
            <text:p>0.05</text:p>
          </table:table-cell>
          <table:table-cell office:value-type="float" office:value="0.10405236602595" calcext:value-type="float">
            <text:p>0.104052366025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9534179002126" calcext:value-type="float">
            <text:p>-0.25953417900212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3633073915073" calcext:value-type="float">
            <text:p>0.084363307391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69199143823816" calcext:value-type="float">
            <text:p>-0.269199143823816</text:p>
          </table:table-cell>
          <table:table-cell office:value-type="float" office:value="0.05" calcext:value-type="float">
            <text:p>0.05</text:p>
          </table:table-cell>
          <table:table-cell office:value-type="float" office:value="0.0867987362617097" calcext:value-type="float">
            <text:p>0.08679873626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42897412135364" calcext:value-type="float">
            <text:p>-0.242897412135364</text:p>
          </table:table-cell>
          <table:table-cell office:value-type="float" office:value="0.05" calcext:value-type="float">
            <text:p>0.05</text:p>
          </table:table-cell>
          <table:table-cell office:value-type="float" office:value="0.082387552718225" calcext:value-type="float">
            <text:p>0.082387552718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64006704151702" calcext:value-type="float">
            <text:p>-0.264006704151702</text:p>
          </table:table-cell>
          <table:table-cell office:value-type="float" office:value="0.05" calcext:value-type="float">
            <text:p>0.05</text:p>
          </table:table-cell>
          <table:table-cell office:value-type="float" office:value="0.108415959066931" calcext:value-type="float">
            <text:p>0.1084159590669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60821835594833" calcext:value-type="float">
            <text:p>-0.260821835594833</text:p>
          </table:table-cell>
          <table:table-cell office:value-type="float" office:value="0.05" calcext:value-type="float">
            <text:p>0.05</text:p>
          </table:table-cell>
          <table:table-cell office:value-type="float" office:value="0.109841111823576" calcext:value-type="float">
            <text:p>0.1098411118235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0500651034992" calcext:value-type="float">
            <text:p>-0.30500651034992</text:p>
          </table:table-cell>
          <table:table-cell office:value-type="float" office:value="0.05" calcext:value-type="float">
            <text:p>0.05</text:p>
          </table:table-cell>
          <table:table-cell office:value-type="float" office:value="0.108853545182433" calcext:value-type="float">
            <text:p>0.1088535451824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60330717968504" calcext:value-type="float">
            <text:p>-0.3603307179685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92145147886" calcext:value-type="float">
            <text:p>0.1089921451478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02403066400503" calcext:value-type="float">
            <text:p>-0.302403066400503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94197577253" calcext:value-type="float">
            <text:p>0.1068941975772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59949837411169" calcext:value-type="float">
            <text:p>-0.359949837411169</text:p>
          </table:table-cell>
          <table:table-cell office:value-type="float" office:value="0.05" calcext:value-type="float">
            <text:p>0.05</text:p>
          </table:table-cell>
          <table:table-cell office:value-type="float" office:value="0.115155469280159" calcext:value-type="float">
            <text:p>0.1151554692801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46878669849808" calcext:value-type="float">
            <text:p>-0.34687866984980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5266293503301" calcext:value-type="float">
            <text:p>0.088526629350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64719916133112" calcext:value-type="float">
            <text:p>-0.36471991613311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968390616706" calcext:value-type="float">
            <text:p>0.080596839061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41561439445312" calcext:value-type="float">
            <text:p>-0.341561439445312</text:p>
          </table:table-cell>
          <table:table-cell office:value-type="float" office:value="0.05" calcext:value-type="float">
            <text:p>0.05</text:p>
          </table:table-cell>
          <table:table-cell office:value-type="float" office:value="0.0886837990614571" calcext:value-type="float">
            <text:p>0.0886837990614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98775684850966" calcext:value-type="float">
            <text:p>-0.398775684850966</text:p>
          </table:table-cell>
          <table:table-cell office:value-type="float" office:value="0.05" calcext:value-type="float">
            <text:p>0.05</text:p>
          </table:table-cell>
          <table:table-cell office:value-type="float" office:value="0.0938218278538015" calcext:value-type="float">
            <text:p>0.0938218278538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63168945602092" calcext:value-type="float">
            <text:p>-0.363168945602092</text:p>
          </table:table-cell>
          <table:table-cell office:value-type="float" office:value="0.05" calcext:value-type="float">
            <text:p>0.05</text:p>
          </table:table-cell>
          <table:table-cell office:value-type="float" office:value="0.0569178863796173" calcext:value-type="float">
            <text:p>0.0569178863796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87767939361427" calcext:value-type="float">
            <text:p>-0.487767939361427</text:p>
          </table:table-cell>
          <table:table-cell office:value-type="float" office:value="0.05" calcext:value-type="float">
            <text:p>0.05</text:p>
          </table:table-cell>
          <table:table-cell office:value-type="float" office:value="0.0756655557077221" calcext:value-type="float">
            <text:p>0.0756655557077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29841225501219" calcext:value-type="float">
            <text:p>-0.529841225501219</text:p>
          </table:table-cell>
          <table:table-cell office:value-type="float" office:value="0.05" calcext:value-type="float">
            <text:p>0.05</text:p>
          </table:table-cell>
          <table:table-cell office:value-type="float" office:value="0.108049042160411" calcext:value-type="float">
            <text:p>0.1080490421604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53871877955176" calcext:value-type="float">
            <text:p>-0.65387187795517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2345668557494" calcext:value-type="float">
            <text:p>0.09923456685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973055993744554" calcext:value-type="float">
            <text:p>-0.9730559937445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30494890748778" calcext:value-type="float">
            <text:p>0.0930494890748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61823218647485" calcext:value-type="float">
            <text:p>-1.618232186474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5105957865417" calcext:value-type="float">
            <text:p>0.1051059578654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.43833589550981" calcext:value-type="float">
            <text:p>-3.43833589550981</text:p>
          </table:table-cell>
          <table:table-cell office:value-type="float" office:value="0.05" calcext:value-type="float">
            <text:p>0.05</text:p>
          </table:table-cell>
          <table:table-cell office:value-type="float" office:value="0.109275792450475" calcext:value-type="float">
            <text:p>0.109275792450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8.24784579232727" calcext:value-type="float">
            <text:p>-8.24784579232727</text:p>
          </table:table-cell>
          <table:table-cell office:value-type="float" office:value="0.05" calcext:value-type="float">
            <text:p>0.05</text:p>
          </table:table-cell>
          <table:table-cell office:value-type="float" office:value="0.112638506385385" calcext:value-type="float">
            <text:p>0.112638506385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0.4909545199802" calcext:value-type="float">
            <text:p>-20.4909545199802</text:p>
          </table:table-cell>
          <table:table-cell office:value-type="float" office:value="0.05" calcext:value-type="float">
            <text:p>0.05</text:p>
          </table:table-cell>
          <table:table-cell office:value-type="float" office:value="0.178067858695412" calcext:value-type="float">
            <text:p>0.1780678586954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8.8428213335197" calcext:value-type="float">
            <text:p>-48.8428213335197</text:p>
          </table:table-cell>
          <table:table-cell office:value-type="float" office:value="0.05" calcext:value-type="float">
            <text:p>0.05</text:p>
          </table:table-cell>
          <table:table-cell office:value-type="float" office:value="0.376294139946575" calcext:value-type="float">
            <text:p>0.376294139946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5.946965592137" calcext:value-type="float">
            <text:p>-105.946965592137</text:p>
          </table:table-cell>
          <table:table-cell office:value-type="float" office:value="0.05" calcext:value-type="float">
            <text:p>0.05</text:p>
          </table:table-cell>
          <table:table-cell office:value-type="float" office:value="0.769273023078197" calcext:value-type="float">
            <text:p>0.769273023078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04.428559071634" calcext:value-type="float">
            <text:p>-204.428559071634</text:p>
          </table:table-cell>
          <table:table-cell office:value-type="float" office:value="0.05" calcext:value-type="float">
            <text:p>0.05</text:p>
          </table:table-cell>
          <table:table-cell office:value-type="float" office:value="1.48547353743659" calcext:value-type="float">
            <text:p>1.485473537436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48.561372254386" calcext:value-type="float">
            <text:p>-348.561372254386</text:p>
          </table:table-cell>
          <table:table-cell office:value-type="float" office:value="0.05" calcext:value-type="float">
            <text:p>0.05</text:p>
          </table:table-cell>
          <table:table-cell office:value-type="float" office:value="2.52224208227381" calcext:value-type="float">
            <text:p>2.522242082273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33.779366007289" calcext:value-type="float">
            <text:p>-533.779366007289</text:p>
          </table:table-cell>
          <table:table-cell office:value-type="float" office:value="0.05" calcext:value-type="float">
            <text:p>0.05</text:p>
          </table:table-cell>
          <table:table-cell office:value-type="float" office:value="3.85829933353491" calcext:value-type="float">
            <text:p>3.85829933353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749.475178269159" calcext:value-type="float">
            <text:p>-749.475178269159</text:p>
          </table:table-cell>
          <table:table-cell office:value-type="float" office:value="0.05" calcext:value-type="float">
            <text:p>0.05</text:p>
          </table:table-cell>
          <table:table-cell office:value-type="float" office:value="5.41833589880989" calcext:value-type="float">
            <text:p>5.418335898809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79.820809961006" calcext:value-type="float">
            <text:p>-979.820809961006</text:p>
          </table:table-cell>
          <table:table-cell office:value-type="float" office:value="0.05" calcext:value-type="float">
            <text:p>0.05</text:p>
          </table:table-cell>
          <table:table-cell office:value-type="float" office:value="7.08210302266292" calcext:value-type="float">
            <text:p>7.08210302266292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62149041758347" calcext:value-type="float">
            <text:p>0.056214904175835</text:p>
          </table:table-cell>
          <table:table-cell office:value-type="float" office:value="0.05" calcext:value-type="float">
            <text:p>0.05</text:p>
          </table:table-cell>
          <table:table-cell office:value-type="float" office:value="0.183291561791696" calcext:value-type="float">
            <text:p>0.1832915617916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10006186565916" calcext:value-type="float">
            <text:p>-0.110006186565916</text:p>
          </table:table-cell>
          <table:table-cell office:value-type="float" office:value="0.05" calcext:value-type="float">
            <text:p>0.05</text:p>
          </table:table-cell>
          <table:table-cell office:value-type="float" office:value="0.112170951025264" calcext:value-type="float">
            <text:p>0.1121709510252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783116387746361" calcext:value-type="float">
            <text:p>-0.0783116387746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63107743349" calcext:value-type="float">
            <text:p>0.1043631077433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30116692976638" calcext:value-type="float">
            <text:p>-0.13011669297663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0715216061836" calcext:value-type="float">
            <text:p>0.0960715216061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18354408583647" calcext:value-type="float">
            <text:p>-0.118354408583647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81393553017" calcext:value-type="float">
            <text:p>0.1043813935530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25844577382165" calcext:value-type="float">
            <text:p>-0.12584457738216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9874566578629" calcext:value-type="float">
            <text:p>0.0909874566578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25685420510519" calcext:value-type="float">
            <text:p>-0.125685420510519</text:p>
          </table:table-cell>
          <table:table-cell office:value-type="float" office:value="0.05" calcext:value-type="float">
            <text:p>0.05</text:p>
          </table:table-cell>
          <table:table-cell office:value-type="float" office:value="0.103922746505947" calcext:value-type="float">
            <text:p>0.1039227465059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41802643792465" calcext:value-type="float">
            <text:p>-0.14180264379246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7825948712794" calcext:value-type="float">
            <text:p>0.0867825948712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90501039453238" calcext:value-type="float">
            <text:p>-0.190501039453238</text:p>
          </table:table-cell>
          <table:table-cell office:value-type="float" office:value="0.05" calcext:value-type="float">
            <text:p>0.05</text:p>
          </table:table-cell>
          <table:table-cell office:value-type="float" office:value="0.109905242478852" calcext:value-type="float">
            <text:p>0.1099052424788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86817570582126" calcext:value-type="float">
            <text:p>-0.186817570582126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982763171127" calcext:value-type="float">
            <text:p>0.0881982763171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02104348742596" calcext:value-type="float">
            <text:p>-0.202104348742596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87267091719" calcext:value-type="float">
            <text:p>0.116287267091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56791530478491" calcext:value-type="float">
            <text:p>-0.1567915304784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6330111993143" calcext:value-type="float">
            <text:p>0.1063301119931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45796994796237" calcext:value-type="float">
            <text:p>-0.245796994796237</text:p>
          </table:table-cell>
          <table:table-cell office:value-type="float" office:value="0.05" calcext:value-type="float">
            <text:p>0.05</text:p>
          </table:table-cell>
          <table:table-cell office:value-type="float" office:value="0.0745819638575883" calcext:value-type="float">
            <text:p>0.0745819638575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69163056547866" calcext:value-type="float">
            <text:p>-0.2691630565478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0825626088427" calcext:value-type="float">
            <text:p>0.1008256260884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44010774509215" calcext:value-type="float">
            <text:p>-0.244010774509215</text:p>
          </table:table-cell>
          <table:table-cell office:value-type="float" office:value="0.05" calcext:value-type="float">
            <text:p>0.05</text:p>
          </table:table-cell>
          <table:table-cell office:value-type="float" office:value="0.108787161374423" calcext:value-type="float">
            <text:p>0.1087871613744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51834039850737" calcext:value-type="float">
            <text:p>-0.251834039850737</text:p>
          </table:table-cell>
          <table:table-cell office:value-type="float" office:value="0.05" calcext:value-type="float">
            <text:p>0.05</text:p>
          </table:table-cell>
          <table:table-cell office:value-type="float" office:value="0.117415732874629" calcext:value-type="float">
            <text:p>0.1174157328746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54575823906438" calcext:value-type="float">
            <text:p>-0.25457582390643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63495265426" calcext:value-type="float">
            <text:p>0.1074634952654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80468843891159" calcext:value-type="float">
            <text:p>-0.280468843891159</text:p>
          </table:table-cell>
          <table:table-cell office:value-type="float" office:value="0.05" calcext:value-type="float">
            <text:p>0.05</text:p>
          </table:table-cell>
          <table:table-cell office:value-type="float" office:value="0.0859793824011166" calcext:value-type="float">
            <text:p>0.0859793824011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60584921296583" calcext:value-type="float">
            <text:p>-0.260584921296583</text:p>
          </table:table-cell>
          <table:table-cell office:value-type="float" office:value="0.05" calcext:value-type="float">
            <text:p>0.05</text:p>
          </table:table-cell>
          <table:table-cell office:value-type="float" office:value="0.103906436052558" calcext:value-type="float">
            <text:p>0.1039064360525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63479060904303" calcext:value-type="float">
            <text:p>-0.263479060904303</text:p>
          </table:table-cell>
          <table:table-cell office:value-type="float" office:value="0.05" calcext:value-type="float">
            <text:p>0.05</text:p>
          </table:table-cell>
          <table:table-cell office:value-type="float" office:value="0.0957121278337501" calcext:value-type="float">
            <text:p>0.09571212783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67293709020947" calcext:value-type="float">
            <text:p>-0.267293709020947</text:p>
          </table:table-cell>
          <table:table-cell office:value-type="float" office:value="0.05" calcext:value-type="float">
            <text:p>0.05</text:p>
          </table:table-cell>
          <table:table-cell office:value-type="float" office:value="0.110244583685575" calcext:value-type="float">
            <text:p>0.110244583685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88201974269916" calcext:value-type="float">
            <text:p>-0.288201974269916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179181074709" calcext:value-type="float">
            <text:p>0.0942179181074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29035542633762" calcext:value-type="float">
            <text:p>-0.32903554263376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655324744372" calcext:value-type="float">
            <text:p>0.0926553247443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25047499151077" calcext:value-type="float">
            <text:p>-0.3250474991510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14734353349" calcext:value-type="float">
            <text:p>0.1055147343533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5751769150456" calcext:value-type="float">
            <text:p>-0.3575176915045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99992234484" calcext:value-type="float">
            <text:p>0.0993999922344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51155278376718" calcext:value-type="float">
            <text:p>-0.351155278376718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724491907493" calcext:value-type="float">
            <text:p>0.0978724491907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21848637358031" calcext:value-type="float">
            <text:p>-0.42184863735803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9326411503057" calcext:value-type="float">
            <text:p>0.0759326411503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06049917577194" calcext:value-type="float">
            <text:p>-0.4060499175771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85890250742623" calcext:value-type="float">
            <text:p>0.0985890250742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88228801173809" calcext:value-type="float">
            <text:p>-0.48822880117380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545162453112" calcext:value-type="float">
            <text:p>0.1015451624531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8154077585542" calcext:value-type="float">
            <text:p>-0.581540775855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09071249647088" calcext:value-type="float">
            <text:p>0.090907124964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60638974594509" calcext:value-type="float">
            <text:p>-0.660638974594509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76613592687" calcext:value-type="float">
            <text:p>0.1048766135926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03671086911831" calcext:value-type="float">
            <text:p>-1.03671086911831</text:p>
          </table:table-cell>
          <table:table-cell office:value-type="float" office:value="0.05" calcext:value-type="float">
            <text:p>0.05</text:p>
          </table:table-cell>
          <table:table-cell office:value-type="float" office:value="0.103354440892072" calcext:value-type="float">
            <text:p>0.1033544408920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72255237828196" calcext:value-type="float">
            <text:p>-1.72255237828196</text:p>
          </table:table-cell>
          <table:table-cell office:value-type="float" office:value="0.05" calcext:value-type="float">
            <text:p>0.05</text:p>
          </table:table-cell>
          <table:table-cell office:value-type="float" office:value="0.0988840414184963" calcext:value-type="float">
            <text:p>0.0988840414184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.79479645287767" calcext:value-type="float">
            <text:p>-3.794796452877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35630939582065" calcext:value-type="float">
            <text:p>0.0935630939582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9.2938767664042" calcext:value-type="float">
            <text:p>-9.2938767664042</text:p>
          </table:table-cell>
          <table:table-cell office:value-type="float" office:value="0.05" calcext:value-type="float">
            <text:p>0.05</text:p>
          </table:table-cell>
          <table:table-cell office:value-type="float" office:value="0.132526417477053" calcext:value-type="float">
            <text:p>0.1325264174770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3.0303768454294" calcext:value-type="float">
            <text:p>-23.0303768454294</text:p>
          </table:table-cell>
          <table:table-cell office:value-type="float" office:value="0.05" calcext:value-type="float">
            <text:p>0.05</text:p>
          </table:table-cell>
          <table:table-cell office:value-type="float" office:value="0.19149427584362" calcext:value-type="float">
            <text:p>0.19149427584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4.5870517674338" calcext:value-type="float">
            <text:p>-54.5870517674338</text:p>
          </table:table-cell>
          <table:table-cell office:value-type="float" office:value="0.05" calcext:value-type="float">
            <text:p>0.05</text:p>
          </table:table-cell>
          <table:table-cell office:value-type="float" office:value="0.416051171536345" calcext:value-type="float">
            <text:p>0.416051171536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16.801728567737" calcext:value-type="float">
            <text:p>-116.801728567737</text:p>
          </table:table-cell>
          <table:table-cell office:value-type="float" office:value="0.05" calcext:value-type="float">
            <text:p>0.05</text:p>
          </table:table-cell>
          <table:table-cell office:value-type="float" office:value="0.857897282338251" calcext:value-type="float">
            <text:p>0.8578972823382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21.825355929128" calcext:value-type="float">
            <text:p>-221.825355929128</text:p>
          </table:table-cell>
          <table:table-cell office:value-type="float" office:value="0.05" calcext:value-type="float">
            <text:p>0.05</text:p>
          </table:table-cell>
          <table:table-cell office:value-type="float" office:value="1.60851886302309" calcext:value-type="float">
            <text:p>1.608518863023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72.617553222304" calcext:value-type="float">
            <text:p>-372.617553222304</text:p>
          </table:table-cell>
          <table:table-cell office:value-type="float" office:value="0.05" calcext:value-type="float">
            <text:p>0.05</text:p>
          </table:table-cell>
          <table:table-cell office:value-type="float" office:value="2.70013213092423" calcext:value-type="float">
            <text:p>2.700132130924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62.993047905522" calcext:value-type="float">
            <text:p>-562.993047905522</text:p>
          </table:table-cell>
          <table:table-cell office:value-type="float" office:value="0.05" calcext:value-type="float">
            <text:p>0.05</text:p>
          </table:table-cell>
          <table:table-cell office:value-type="float" office:value="4.0695275278952" calcext:value-type="float">
            <text:p>4.06952752789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782.111075803496" calcext:value-type="float">
            <text:p>-782.111075803496</text:p>
          </table:table-cell>
          <table:table-cell office:value-type="float" office:value="0.05" calcext:value-type="float">
            <text:p>0.05</text:p>
          </table:table-cell>
          <table:table-cell office:value-type="float" office:value="5.65307700887556" calcext:value-type="float">
            <text:p>5.653077008875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013.57672803819" calcext:value-type="float">
            <text:p>-1013.57672803819</text:p>
          </table:table-cell>
          <table:table-cell office:value-type="float" office:value="0.05" calcext:value-type="float">
            <text:p>0.05</text:p>
          </table:table-cell>
          <table:table-cell office:value-type="float" office:value="7.32521749438779" calcext:value-type="float">
            <text:p>7.32521749438779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24063793537106" calcext:value-type="float">
            <text:p>0.042406379353711</text:p>
          </table:table-cell>
          <table:table-cell office:value-type="float" office:value="0.05" calcext:value-type="float">
            <text:p>0.05</text:p>
          </table:table-cell>
          <table:table-cell office:value-type="float" office:value="0.155291126309711" calcext:value-type="float">
            <text:p>0.1552911263097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715321983893493" calcext:value-type="float">
            <text:p>-0.071532198389349</text:p>
          </table:table-cell>
          <table:table-cell office:value-type="float" office:value="0.05" calcext:value-type="float">
            <text:p>0.05</text:p>
          </table:table-cell>
          <table:table-cell office:value-type="float" office:value="0.0940931029685311" calcext:value-type="float">
            <text:p>0.0940931029685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17785784306087" calcext:value-type="float">
            <text:p>-0.11778578430608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886202815457" calcext:value-type="float">
            <text:p>0.0982886202815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41332558085666" calcext:value-type="float">
            <text:p>-0.1413325580856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01805869859" calcext:value-type="float">
            <text:p>0.1067018058698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21926068820284" calcext:value-type="float">
            <text:p>-0.1219260688202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9466633753744" calcext:value-type="float">
            <text:p>0.1094666337537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52900118666966" calcext:value-type="float">
            <text:p>-0.152900118666966</text:p>
          </table:table-cell>
          <table:table-cell office:value-type="float" office:value="0.05" calcext:value-type="float">
            <text:p>0.05</text:p>
          </table:table-cell>
          <table:table-cell office:value-type="float" office:value="0.0901967434877822" calcext:value-type="float">
            <text:p>0.090196743487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65112896771581" calcext:value-type="float">
            <text:p>-0.165112896771581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94752840682" calcext:value-type="float">
            <text:p>0.1089947528406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63471937757515" calcext:value-type="float">
            <text:p>-0.163471937757515</text:p>
          </table:table-cell>
          <table:table-cell office:value-type="float" office:value="0.05" calcext:value-type="float">
            <text:p>0.05</text:p>
          </table:table-cell>
          <table:table-cell office:value-type="float" office:value="0.0849548768069082" calcext:value-type="float">
            <text:p>0.0849548768069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0372918528231" calcext:value-type="float">
            <text:p>-0.200372918528231</text:p>
          </table:table-cell>
          <table:table-cell office:value-type="float" office:value="0.05" calcext:value-type="float">
            <text:p>0.05</text:p>
          </table:table-cell>
          <table:table-cell office:value-type="float" office:value="0.0814878549347715" calcext:value-type="float">
            <text:p>0.0814878549347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6350419021" calcext:value-type="float">
            <text:p>-0.1963504190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053214400321" calcext:value-type="float">
            <text:p>0.1000532144003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9252584499727" calcext:value-type="float">
            <text:p>-0.219252584499727</text:p>
          </table:table-cell>
          <table:table-cell office:value-type="float" office:value="0.05" calcext:value-type="float">
            <text:p>0.05</text:p>
          </table:table-cell>
          <table:table-cell office:value-type="float" office:value="0.115136064021918" calcext:value-type="float">
            <text:p>0.1151360640219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1648015597957" calcext:value-type="float">
            <text:p>-0.2216480155979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3095228142016" calcext:value-type="float">
            <text:p>0.1030952281420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86401172592796" calcext:value-type="float">
            <text:p>-0.286401172592796</text:p>
          </table:table-cell>
          <table:table-cell office:value-type="float" office:value="0.05" calcext:value-type="float">
            <text:p>0.05</text:p>
          </table:table-cell>
          <table:table-cell office:value-type="float" office:value="0.0875207172414873" calcext:value-type="float">
            <text:p>0.0875207172414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21170275327173" calcext:value-type="float">
            <text:p>-0.221170275327173</text:p>
          </table:table-cell>
          <table:table-cell office:value-type="float" office:value="0.05" calcext:value-type="float">
            <text:p>0.05</text:p>
          </table:table-cell>
          <table:table-cell office:value-type="float" office:value="0.107214280462109" calcext:value-type="float">
            <text:p>0.1072142804621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40285429084211" calcext:value-type="float">
            <text:p>-0.24028542908421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751466694018" calcext:value-type="float">
            <text:p>0.1027514666940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31735208206439" calcext:value-type="float">
            <text:p>-0.231735208206439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94171133621" calcext:value-type="float">
            <text:p>0.1045941711336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48420313380102" calcext:value-type="float">
            <text:p>-0.24842031338010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174387940929" calcext:value-type="float">
            <text:p>0.1071743879409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06589440092114" calcext:value-type="float">
            <text:p>-0.306589440092114</text:p>
          </table:table-cell>
          <table:table-cell office:value-type="float" office:value="0.05" calcext:value-type="float">
            <text:p>0.05</text:p>
          </table:table-cell>
          <table:table-cell office:value-type="float" office:value="0.101752763698905" calcext:value-type="float">
            <text:p>0.101752763698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72893911607713" calcext:value-type="float">
            <text:p>-0.272893911607713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905052816262" calcext:value-type="float">
            <text:p>0.0946905052816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81714071301948" calcext:value-type="float">
            <text:p>-0.281714071301948</text:p>
          </table:table-cell>
          <table:table-cell office:value-type="float" office:value="0.05" calcext:value-type="float">
            <text:p>0.05</text:p>
          </table:table-cell>
          <table:table-cell office:value-type="float" office:value="0.11329947240773" calcext:value-type="float">
            <text:p>0.113299472407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06679225501006" calcext:value-type="float">
            <text:p>-0.306679225501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525553721414" calcext:value-type="float">
            <text:p>0.094652555372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9671685691575" calcext:value-type="float">
            <text:p>-0.296716856915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27501053588373" calcext:value-type="float">
            <text:p>0.0927501053588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38083245253387" calcext:value-type="float">
            <text:p>-0.338083245253387</text:p>
          </table:table-cell>
          <table:table-cell office:value-type="float" office:value="0.05" calcext:value-type="float">
            <text:p>0.05</text:p>
          </table:table-cell>
          <table:table-cell office:value-type="float" office:value="0.104407716344378" calcext:value-type="float">
            <text:p>0.1044077163443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34635279148698" calcext:value-type="float">
            <text:p>-0.334635279148698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433407823505" calcext:value-type="float">
            <text:p>0.0946433407823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50752742124728" calcext:value-type="float">
            <text:p>-0.35075274212472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7201188421638" calcext:value-type="float">
            <text:p>0.0967201188421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71211114894733" calcext:value-type="float">
            <text:p>-0.371211114894733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29858128505" calcext:value-type="float">
            <text:p>0.111829858128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78078433622857" calcext:value-type="float">
            <text:p>-0.3780784336228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90687416985" calcext:value-type="float">
            <text:p>0.106790687416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37424674676844" calcext:value-type="float">
            <text:p>-0.437424674676844</text:p>
          </table:table-cell>
          <table:table-cell office:value-type="float" office:value="0.05" calcext:value-type="float">
            <text:p>0.05</text:p>
          </table:table-cell>
          <table:table-cell office:value-type="float" office:value="0.103821967234676" calcext:value-type="float">
            <text:p>0.1038219672346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90020697549898" calcext:value-type="float">
            <text:p>-0.490020697549898</text:p>
          </table:table-cell>
          <table:table-cell office:value-type="float" office:value="0.05" calcext:value-type="float">
            <text:p>0.05</text:p>
          </table:table-cell>
          <table:table-cell office:value-type="float" office:value="0.100868557062596" calcext:value-type="float">
            <text:p>0.1008685570625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48695112706909" calcext:value-type="float">
            <text:p>-0.54869511270690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6382682545132" calcext:value-type="float">
            <text:p>0.0966382682545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74109915267728" calcext:value-type="float">
            <text:p>-0.674109915267728</text:p>
          </table:table-cell>
          <table:table-cell office:value-type="float" office:value="0.05" calcext:value-type="float">
            <text:p>0.05</text:p>
          </table:table-cell>
          <table:table-cell office:value-type="float" office:value="0.0925512982585953" calcext:value-type="float">
            <text:p>0.0925512982585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04033590922741" calcext:value-type="float">
            <text:p>-1.04033590922741</text:p>
          </table:table-cell>
          <table:table-cell office:value-type="float" office:value="0.05" calcext:value-type="float">
            <text:p>0.05</text:p>
          </table:table-cell>
          <table:table-cell office:value-type="float" office:value="0.108686870906516" calcext:value-type="float">
            <text:p>0.1086868709065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88509060105235" calcext:value-type="float">
            <text:p>-1.885090601052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8391545620905" calcext:value-type="float">
            <text:p>0.0998391545620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.16379301082854" calcext:value-type="float">
            <text:p>-4.16379301082854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477143106793" calcext:value-type="float">
            <text:p>0.0805477143106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0.3401281258748" calcext:value-type="float">
            <text:p>-10.3401281258748</text:p>
          </table:table-cell>
          <table:table-cell office:value-type="float" office:value="0.05" calcext:value-type="float">
            <text:p>0.05</text:p>
          </table:table-cell>
          <table:table-cell office:value-type="float" office:value="0.109861444073942" calcext:value-type="float">
            <text:p>0.1098614440739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5.6297559826747" calcext:value-type="float">
            <text:p>-25.6297559826747</text:p>
          </table:table-cell>
          <table:table-cell office:value-type="float" office:value="0.05" calcext:value-type="float">
            <text:p>0.05</text:p>
          </table:table-cell>
          <table:table-cell office:value-type="float" office:value="0.211302009994571" calcext:value-type="float">
            <text:p>0.2113020099945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60.3849353916485" calcext:value-type="float">
            <text:p>-60.3849353916485</text:p>
          </table:table-cell>
          <table:table-cell office:value-type="float" office:value="0.05" calcext:value-type="float">
            <text:p>0.05</text:p>
          </table:table-cell>
          <table:table-cell office:value-type="float" office:value="0.453463895652052" calcext:value-type="float">
            <text:p>0.4534638956520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27.686686339727" calcext:value-type="float">
            <text:p>-127.686686339727</text:p>
          </table:table-cell>
          <table:table-cell office:value-type="float" office:value="0.05" calcext:value-type="float">
            <text:p>0.05</text:p>
          </table:table-cell>
          <table:table-cell office:value-type="float" office:value="0.930717735693833" calcext:value-type="float">
            <text:p>0.9307177356938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39.215810880654" calcext:value-type="float">
            <text:p>-239.215810880654</text:p>
          </table:table-cell>
          <table:table-cell office:value-type="float" office:value="0.05" calcext:value-type="float">
            <text:p>0.05</text:p>
          </table:table-cell>
          <table:table-cell office:value-type="float" office:value="1.74179684986876" calcext:value-type="float">
            <text:p>1.741796849868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96.244149126691" calcext:value-type="float">
            <text:p>-396.244149126691</text:p>
          </table:table-cell>
          <table:table-cell office:value-type="float" office:value="0.05" calcext:value-type="float">
            <text:p>0.05</text:p>
          </table:table-cell>
          <table:table-cell office:value-type="float" office:value="2.86666886988297" calcext:value-type="float">
            <text:p>2.866668869882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91.799116697908" calcext:value-type="float">
            <text:p>-591.799116697908</text:p>
          </table:table-cell>
          <table:table-cell office:value-type="float" office:value="0.05" calcext:value-type="float">
            <text:p>0.05</text:p>
          </table:table-cell>
          <table:table-cell office:value-type="float" office:value="4.2785003528524" calcext:value-type="float">
            <text:p>4.27850035285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814.1905834458" calcext:value-type="float">
            <text:p>-814.1905834458</text:p>
          </table:table-cell>
          <table:table-cell office:value-type="float" office:value="0.05" calcext:value-type="float">
            <text:p>0.05</text:p>
          </table:table-cell>
          <table:table-cell office:value-type="float" office:value="5.88561058443021" calcext:value-type="float">
            <text:p>5.885610584430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046.9947440389" calcext:value-type="float">
            <text:p>-1046.9947440389</text:p>
          </table:table-cell>
          <table:table-cell office:value-type="float" office:value="0.05" calcext:value-type="float">
            <text:p>0.05</text:p>
          </table:table-cell>
          <table:table-cell office:value-type="float" office:value="7.56753138709075" calcext:value-type="float">
            <text:p>7.56753138709075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7:31.92896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8T10:23:54.968722965</dc:date>
    <meta:editing-duration>PT1H30M11S</meta:editing-duration>
    <meta:editing-cycles>13</meta:editing-cycles>
    <meta:generator>LibreOffice/5.3.5.2$Linux_X86_64 LibreOffice_project/30$Build-2</meta:generator>
    <meta:document-statistic meta:table-count="4" meta:cell-count="1865" meta:object-count="0"/>
  </office:meta>
</office:document-meta>
</file>